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Laksaman" svg:font-family="Laksaman" style:font-pitch="variable"/>
    <style:font-face style:name="Navilu" svg:font-family="Navilu"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padding="0.097cm" fo:border="0.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05pt solid #000000"/>
    </style:style>
    <style:style style:name="Table50" style:family="table">
      <style:table-properties style:width="17.59cm" table:align="left"/>
    </style:style>
    <style:style style:name="Table50.A" style:family="table-column">
      <style:table-column-properties style:column-width="0.517cm"/>
    </style:style>
    <style:style style:name="Table50.B" style:family="table-column">
      <style:table-column-properties style:column-width="17.073cm"/>
    </style:style>
    <style:style style:name="Table50.A1" style:family="table-cell">
      <style:table-cell-properties style:vertical-align="middle" fo:padding="0.049cm" fo:border="none"/>
    </style:style>
    <style:style style:name="Table51" style:family="table">
      <style:table-properties style:width="16.193cm" table:align="left"/>
    </style:style>
    <style:style style:name="Table51.A" style:family="table-column">
      <style:table-column-properties style:column-width="0.372cm"/>
    </style:style>
    <style:style style:name="Table51.B" style:family="table-column">
      <style:table-column-properties style:column-width="15.82cm"/>
    </style:style>
    <style:style style:name="Table51.A1" style:family="table-cell">
      <style:table-cell-properties style:vertical-align="middle" fo:padding="0.049cm" fo:border="none"/>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05pt solid #000000"/>
    </style:style>
    <style:style style:name="Table34.A2" style:family="table-cell">
      <style:table-cell-properties fo:padding="0.097cm" fo:border-left="0.05pt solid #000000" fo:border-right="0.05pt solid #000000" fo:border-top="none" fo:border-bottom="0.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05pt solid #000000"/>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rsid="000d1dcd" officeooo:paragraph-rsid="0010ab11"/>
    </style:style>
    <style:style style:name="P3" style:family="paragraph" style:parent-style-name="Preformatted_20_Text">
      <style:paragraph-properties fo:margin-top="0cm" fo:margin-bottom="0.499cm" loext:contextual-spacing="false"/>
      <style:text-properties officeooo:paragraph-rsid="0010ab11"/>
    </style:style>
    <style:style style:name="P4" style:family="paragraph" style:parent-style-name="Preformatted_20_Text">
      <style:paragraph-properties fo:margin-top="0cm" fo:margin-bottom="0.499cm" loext:contextual-spacing="false"/>
      <style:text-properties style:font-name="Liberation Mono" fo:font-size="10pt" officeooo:paragraph-rsid="0010ab11" style:font-name-asian="DejaVu Sans Mono" style:font-size-asian="10pt" style:font-name-complex="Liberation Mono" style:font-size-complex="10pt"/>
    </style:style>
    <style:style style:name="P5" style:family="paragraph" style:parent-style-name="Preformatted_20_Text">
      <style:paragraph-properties fo:margin-top="0cm" fo:margin-bottom="0.499cm" loext:contextual-spacing="false"/>
      <style:text-properties officeooo:paragraph-rsid="0010ab11" fo:background-color="#89c765"/>
    </style:style>
    <style:style style:name="P6" style:family="paragraph" style:parent-style-name="Preformatted_20_Text">
      <style:paragraph-properties fo:margin-top="0cm" fo:margin-bottom="0.499cm" loext:contextual-spacing="false"/>
      <style:text-properties style:font-name="Liberation Serif" fo:font-size="18pt" fo:font-weight="bold" officeooo:rsid="000d1dcd" officeooo:paragraph-rsid="00179f4b" style:font-name-asian="Noto Sans CJK SC Regular" style:font-size-asian="18pt" style:font-weight-asian="bold" style:font-name-complex="Lohit Devanagari" style:font-size-complex="18pt" style:font-weight-complex="bold"/>
    </style:style>
    <style:style style:name="P7" style:family="paragraph" style:parent-style-name="Preformatted_20_Text">
      <style:paragraph-properties fo:margin-top="0cm" fo:margin-bottom="0.499cm" loext:contextual-spacing="false"/>
      <style:text-properties style:font-name="Liberation Serif" fo:font-size="18pt" officeooo:paragraph-rsid="00179f4b" style:font-name-asian="Noto Sans CJK SC Regular" style:font-size-asian="18pt" style:font-name-complex="Lohit Devanagari" style:font-size-complex="18pt"/>
    </style:style>
    <style:style style:name="P8" style:family="paragraph" style:parent-style-name="Preformatted_20_Text">
      <style:paragraph-properties fo:margin-top="0cm" fo:margin-bottom="0.499cm" loext:contextual-spacing="false"/>
      <style:text-properties style:font-name="Liberation Serif" fo:font-size="12pt" fo:font-weight="normal" officeooo:rsid="00179f4b" officeooo:paragraph-rsid="00179f4b" style:font-name-asian="Noto Sans CJK SC Regular" style:font-size-asian="12pt" style:font-weight-asian="normal" style:font-name-complex="Lohit Devanagari" style:font-size-complex="12pt" style:font-weight-complex="normal"/>
    </style:style>
    <style:style style:name="P9" style:family="paragraph" style:parent-style-name="Preformatted_20_Text">
      <style:paragraph-properties fo:margin-top="0cm" fo:margin-bottom="0.499cm" loext:contextual-spacing="false"/>
      <style:text-properties officeooo:rsid="00248978" officeooo:paragraph-rsid="00248978"/>
    </style:style>
    <style:style style:name="P10" style:family="paragraph" style:parent-style-name="Preformatted_20_Text">
      <style:paragraph-properties fo:margin-top="0cm" fo:margin-bottom="0.499cm" loext:contextual-spacing="false" fo:line-height="0.353cm"/>
      <style:text-properties officeooo:paragraph-rsid="002a2c5b"/>
    </style:style>
    <style:style style:name="P11" style:family="paragraph" style:parent-style-name="Preformatted_20_Text">
      <style:paragraph-properties fo:margin-top="0cm" fo:margin-bottom="0.499cm" loext:contextual-spacing="false" fo:line-height="0.353cm"/>
      <style:text-properties style:font-name="Laksaman" fo:font-size="10pt" officeooo:rsid="00361b35" officeooo:paragraph-rsid="00361b35" style:font-size-asian="10pt" style:font-size-complex="10pt"/>
    </style:style>
    <style:style style:name="P12" style:family="paragraph" style:parent-style-name="Preformatted_20_Text">
      <style:paragraph-properties fo:margin-top="0cm" fo:margin-bottom="0.499cm" loext:contextual-spacing="false" fo:line-height="0.353cm"/>
      <style:text-properties style:font-name="AnjaliOldLipi" fo:font-size="10pt" officeooo:rsid="00361b35" officeooo:paragraph-rsid="00361b35" fo:background-color="transparent" style:font-size-asian="10pt" style:font-size-complex="10pt"/>
    </style:style>
    <style:style style:name="P13" style:family="paragraph" style:parent-style-name="Preformatted_20_Text">
      <style:paragraph-properties fo:margin-top="0cm" fo:margin-bottom="0.499cm" loext:contextual-spacing="false" fo:line-height="0.353cm"/>
      <style:text-properties style:font-name="AnjaliOldLipi" fo:font-size="10pt" officeooo:rsid="00361b35" officeooo:paragraph-rsid="00361b35" fo:background-color="#cccccc" style:font-size-asian="10pt" style:font-size-complex="10pt"/>
    </style:style>
    <style:style style:name="P14" style:family="paragraph" style:parent-style-name="Preformatted_20_Text">
      <style:paragraph-properties fo:margin-top="0cm" fo:margin-bottom="0.499cm" loext:contextual-spacing="false" fo:line-height="0.353cm"/>
      <style:text-properties style:font-name="AnjaliOldLipi" fo:font-size="10pt" officeooo:rsid="00361b35" officeooo:paragraph-rsid="00372bfd" fo:background-color="#cccccc" style:font-size-asian="10pt" style:font-size-complex="10pt"/>
    </style:style>
    <style:style style:name="P15" style:family="paragraph" style:parent-style-name="Heading_20_2">
      <style:paragraph-properties fo:margin-top="0cm" fo:margin-bottom="0.499cm" loext:contextual-spacing="false"/>
      <style:text-properties officeooo:rsid="000d1dcd" officeooo:paragraph-rsid="0010ab11"/>
    </style:style>
    <style:style style:name="P16" style:family="paragraph" style:parent-style-name="Heading_20_2">
      <style:paragraph-properties fo:margin-top="0cm" fo:margin-bottom="0.499cm" loext:contextual-spacing="false"/>
      <style:text-properties style:font-name="Liberation Serif" fo:font-size="18pt" fo:font-weight="bold" officeooo:rsid="000d1dcd" officeooo:paragraph-rsid="00179f4b" style:font-name-asian="Noto Sans CJK SC Regular" style:font-size-asian="18pt" style:font-weight-asian="bold" style:font-name-complex="Lohit Devanagari" style:font-size-complex="18pt" style:font-weight-complex="bold"/>
    </style:style>
    <style:style style:name="P17" style:family="paragraph" style:parent-style-name="Heading_20_2">
      <style:paragraph-properties fo:margin-top="0cm" fo:margin-bottom="0.499cm" loext:contextual-spacing="false"/>
      <style:text-properties officeooo:paragraph-rsid="0010ab11"/>
    </style:style>
    <style:style style:name="P18" style:family="paragraph" style:parent-style-name="Standard">
      <style:paragraph-properties fo:margin-top="0cm" fo:margin-bottom="0.499cm" loext:contextual-spacing="false" fo:line-height="0.353cm"/>
      <style:text-properties officeooo:paragraph-rsid="002a2c5b"/>
    </style:style>
    <style:style style:name="P19" style:family="paragraph" style:parent-style-name="Standard">
      <style:paragraph-properties fo:margin-top="0cm" fo:margin-bottom="0.499cm" loext:contextual-spacing="false"/>
      <style:text-properties style:font-name="Ubuntu" fo:font-size="11pt" officeooo:rsid="00248978" officeooo:paragraph-rsid="003d6c0b" style:font-size-asian="11pt"/>
    </style:style>
    <style:style style:name="P20" style:family="paragraph" style:parent-style-name="Text_20_body">
      <style:paragraph-properties fo:margin-top="0cm" fo:margin-bottom="0.499cm" loext:contextual-spacing="false"/>
      <style:text-properties officeooo:rsid="00248978" officeooo:paragraph-rsid="00248978"/>
    </style:style>
    <style:style style:name="P21" style:family="paragraph" style:parent-style-name="Text_20_body">
      <style:paragraph-properties fo:margin-top="0cm" fo:margin-bottom="0.499cm" loext:contextual-spacing="false"/>
      <style:text-properties style:font-name="Liberation Serif" fo:font-size="18pt" fo:font-weight="bold" officeooo:rsid="000d1dcd" officeooo:paragraph-rsid="00179f4b" style:font-name-asian="Noto Sans CJK SC Regular" style:font-size-asian="18pt" style:font-weight-asian="bold" style:font-name-complex="Lohit Devanagari" style:font-size-complex="18pt" style:font-weight-complex="bold"/>
    </style:style>
    <style:style style:name="P22" style:family="paragraph" style:parent-style-name="Text_20_body">
      <style:paragraph-properties fo:margin-top="0cm" fo:margin-bottom="0.499cm" loext:contextual-spacing="false"/>
      <style:text-properties style:font-name="Liberation Serif" fo:font-size="14pt" fo:font-weight="bold" officeooo:rsid="00179f4b" officeooo:paragraph-rsid="00179f4b" style:font-name-asian="Noto Sans CJK SC Regular" style:font-size-asian="14pt" style:font-weight-asian="bold" style:font-name-complex="Lohit Devanagari" style:font-size-complex="14pt" style:font-weight-complex="bold"/>
    </style:style>
    <style:style style:name="P23" style:family="paragraph" style:parent-style-name="Table_20_Contents">
      <style:paragraph-properties fo:margin-top="0cm" fo:margin-bottom="0.499cm" loext:contextual-spacing="false" fo:line-height="0.353cm"/>
      <style:text-properties officeooo:paragraph-rsid="002d66cb"/>
    </style:style>
    <style:style style:name="P24" style:family="paragraph" style:parent-style-name="Heading_20_2">
      <style:paragraph-properties fo:margin-top="0cm" fo:margin-bottom="0.499cm" loext:contextual-spacing="false" fo:break-before="page"/>
      <style:text-properties officeooo:paragraph-rsid="0010ab11"/>
    </style:style>
    <style:style style:name="P25" style:family="paragraph" style:parent-style-name="Heading_20_2">
      <style:paragraph-properties fo:margin-top="0cm" fo:margin-bottom="0.499cm" loext:contextual-spacing="false" fo:break-before="page"/>
      <style:text-properties officeooo:rsid="000d1dcd" officeooo:paragraph-rsid="0010ab11"/>
    </style:style>
    <style:style style:name="P26" style:family="paragraph" style:parent-style-name="Standard">
      <style:text-properties officeooo:rsid="00079a68" officeooo:paragraph-rsid="00079a68"/>
    </style:style>
    <style:style style:name="P27" style:family="paragraph" style:parent-style-name="Standard">
      <style:text-properties officeooo:rsid="000caf6f" officeooo:paragraph-rsid="000caf6f"/>
    </style:style>
    <style:style style:name="P28" style:family="paragraph" style:parent-style-name="Standard">
      <style:text-properties officeooo:paragraph-rsid="000caf6f"/>
    </style:style>
    <style:style style:name="P29" style:family="paragraph" style:parent-style-name="Standard">
      <style:text-properties fo:color="#111111" officeooo:paragraph-rsid="000caf6f"/>
    </style:style>
    <style:style style:name="P30" style:family="paragraph" style:parent-style-name="Standard">
      <style:text-properties officeooo:rsid="000d1dcd" officeooo:paragraph-rsid="000d1dcd"/>
    </style:style>
    <style:style style:name="P31" style:family="paragraph" style:parent-style-name="Standard">
      <style:text-properties fo:color="#000000" style:font-name="Monospace" fo:font-size="10pt" style:font-size-asian="10pt"/>
    </style:style>
    <style:style style:name="P32" style:family="paragraph" style:parent-style-name="Standard">
      <style:text-properties fo:color="#000000" style:font-name="Monospace" fo:font-size="10pt" officeooo:paragraph-rsid="0026475a" style:font-size-asian="10pt"/>
    </style:style>
    <style:style style:name="P33" style:family="paragraph" style:parent-style-name="Standard">
      <style:text-properties fo:color="#000000" style:font-name="DejaVu Sans" fo:font-size="8pt" style:font-size-asian="8pt" style:font-size-complex="8pt"/>
    </style:style>
    <style:style style:name="P34" style:family="paragraph" style:parent-style-name="Standard">
      <style:text-properties officeooo:rsid="0039fd97" officeooo:paragraph-rsid="0039fd97"/>
    </style:style>
    <style:style style:name="P35" style:family="paragraph" style:parent-style-name="Standard">
      <style:paragraph-properties fo:text-align="start" style:justify-single-word="false"/>
      <style:text-properties style:font-name="Liberation Serif" fo:font-size="12pt" officeooo:paragraph-rsid="0048d6b4" style:font-name-asian="Noto Sans CJK SC Regular" style:font-size-asian="10.5pt" style:font-name-complex="Lohit Devanagari" style:font-size-complex="12pt"/>
    </style:style>
    <style:style style:name="P36" style:family="paragraph" style:parent-style-name="Standard">
      <style:paragraph-properties fo:text-align="start" style:justify-single-word="false"/>
      <style:text-properties style:font-name="Liberation Serif" fo:font-size="12pt" officeooo:rsid="00493b5c" officeooo:paragraph-rsid="00493b5c" style:font-name-asian="Noto Sans CJK SC Regular" style:font-size-asian="10.5pt" style:font-name-complex="Lohit Devanagari" style:font-size-complex="12pt"/>
    </style:style>
    <style:style style:name="P37" style:family="paragraph" style:parent-style-name="Standard">
      <style:paragraph-properties fo:text-align="start" style:justify-single-word="false"/>
      <style:text-properties style:font-name="Liberation Serif" fo:font-size="12pt" officeooo:rsid="004971a3" officeooo:paragraph-rsid="004a6bc2" style:font-name-asian="Noto Sans CJK SC Regular" style:font-size-asian="10.5pt" style:font-name-complex="Lohit Devanagari" style:font-size-complex="12pt"/>
    </style:style>
    <style:style style:name="P38" style:family="paragraph" style:parent-style-name="Standard">
      <style:paragraph-properties fo:text-align="start" style:justify-single-word="false"/>
      <style:text-properties style:font-name="Liberation Serif" fo:font-size="12pt" officeooo:rsid="004a6bc2" officeooo:paragraph-rsid="004a6bc2" style:font-name-asian="Noto Sans CJK SC Regular" style:font-size-asian="10.5pt" style:font-name-complex="Lohit Devanagari" style:font-size-complex="12pt"/>
    </style:style>
    <style:style style:name="P39" style:family="paragraph" style:parent-style-name="Standard">
      <style:paragraph-properties fo:text-align="start" style:justify-single-word="false"/>
      <style:text-properties style:font-name="Liberation Serif" fo:font-size="12pt" officeooo:rsid="004ba773" officeooo:paragraph-rsid="004ba773" style:font-name-asian="Noto Sans CJK SC Regular" style:font-size-asian="10.5pt" style:font-name-complex="Lohit Devanagari" style:font-size-complex="12pt"/>
    </style:style>
    <style:style style:name="P40" style:family="paragraph" style:parent-style-name="Standard">
      <style:paragraph-properties fo:text-align="start" style:justify-single-word="false"/>
      <style:text-properties fo:font-size="12pt" officeooo:paragraph-rsid="0048d6b4" style:font-size-asian="10.5pt" style:font-size-complex="12pt"/>
    </style:style>
    <style:style style:name="P41" style:family="paragraph" style:parent-style-name="Text_20_body">
      <style:text-properties officeooo:rsid="000caf6f" officeooo:paragraph-rsid="000caf6f"/>
    </style:style>
    <style:style style:name="P42" style:family="paragraph" style:parent-style-name="Text_20_body">
      <style:text-properties officeooo:paragraph-rsid="000d1dcd"/>
    </style:style>
    <style:style style:name="P43" style:family="paragraph" style:parent-style-name="Text_20_body">
      <style:text-properties officeooo:paragraph-rsid="0010ab11"/>
    </style:style>
    <style:style style:name="P44" style:family="paragraph" style:parent-style-name="Text_20_body">
      <style:text-properties officeooo:paragraph-rsid="001fc812"/>
    </style:style>
    <style:style style:name="P45" style:family="paragraph" style:parent-style-name="Text_20_body">
      <style:text-properties style:font-name="Liberation Mono" fo:font-size="10pt" style:font-name-asian="DejaVu Sans Mono" style:font-size-asian="10pt" style:font-name-complex="Liberation Mono" style:font-size-complex="10pt"/>
    </style:style>
    <style:style style:name="P46" style:family="paragraph" style:parent-style-name="Text_20_body">
      <style:text-properties officeooo:rsid="00248978" officeooo:paragraph-rsid="00248978"/>
    </style:style>
    <style:style style:name="P47" style:family="paragraph" style:parent-style-name="Text_20_body">
      <style:text-properties officeooo:rsid="0026475a" officeooo:paragraph-rsid="0026475a"/>
    </style:style>
    <style:style style:name="P48" style:family="paragraph" style:parent-style-name="Text_20_body">
      <style:text-properties fo:color="#38393a"/>
    </style:style>
    <style:style style:name="P49" style:family="paragraph" style:parent-style-name="Text_20_body">
      <style:text-properties fo:color="#38393a" officeooo:paragraph-rsid="00286d5f"/>
    </style:style>
    <style:style style:name="P50" style:family="paragraph" style:parent-style-name="Text_20_body">
      <style:text-properties officeooo:rsid="0029467a" officeooo:paragraph-rsid="0029467a"/>
    </style:style>
    <style:style style:name="P51" style:family="paragraph" style:parent-style-name="Text_20_body">
      <style:text-properties officeooo:rsid="002a2c5b" officeooo:paragraph-rsid="002a2c5b"/>
    </style:style>
    <style:style style:name="P52" style:family="paragraph" style:parent-style-name="Text_20_body">
      <style:text-properties officeooo:rsid="002e1791" officeooo:paragraph-rsid="002e1791"/>
    </style:style>
    <style:style style:name="P53" style:family="paragraph" style:parent-style-name="Text_20_body">
      <style:text-properties officeooo:rsid="002ecdfe" officeooo:paragraph-rsid="002ecdfe"/>
    </style:style>
    <style:style style:name="P54" style:family="paragraph" style:parent-style-name="Text_20_body">
      <style:text-properties officeooo:rsid="002fe062" officeooo:paragraph-rsid="002fe062"/>
    </style:style>
    <style:style style:name="P55" style:family="paragraph" style:parent-style-name="Text_20_body">
      <style:text-properties officeooo:rsid="0030b989" officeooo:paragraph-rsid="0030b989"/>
    </style:style>
    <style:style style:name="P56" style:family="paragraph" style:parent-style-name="Text_20_body">
      <style:paragraph-properties fo:line-height="0.353cm"/>
      <style:text-properties style:font-name="Laksaman" fo:font-size="10pt" officeooo:paragraph-rsid="00361b35" style:font-size-asian="10pt" style:font-size-complex="10pt"/>
    </style:style>
    <style:style style:name="P57" style:family="paragraph" style:parent-style-name="Text_20_body">
      <style:text-properties officeooo:rsid="00079a68"/>
    </style:style>
    <style:style style:name="P58" style:family="paragraph" style:parent-style-name="Text_20_body">
      <style:text-properties fo:background-color="#fff200"/>
    </style:style>
    <style:style style:name="P59" style:family="paragraph" style:parent-style-name="Text_20_body">
      <style:text-properties officeooo:rsid="003d91b1" officeooo:paragraph-rsid="003d91b1"/>
    </style:style>
    <style:style style:name="P60" style:family="paragraph" style:parent-style-name="Text_20_body">
      <style:text-properties style:font-name="Liberation Serif" fo:font-size="18pt" style:font-name-asian="Noto Sans CJK SC Regular" style:font-size-asian="18pt" style:font-name-complex="Lohit Devanagari" style:font-size-complex="18pt"/>
    </style:style>
    <style:style style:name="P61" style:family="paragraph" style:parent-style-name="Text_20_body">
      <style:text-properties style:font-name="Liberation Serif" fo:font-size="18pt" officeooo:rsid="004643a2" officeooo:paragraph-rsid="004643a2" style:font-name-asian="Noto Sans CJK SC Regular" style:font-size-asian="18pt" style:font-name-complex="Lohit Devanagari" style:font-size-complex="18pt"/>
    </style:style>
    <style:style style:name="P62" style:family="paragraph" style:parent-style-name="Text_20_body">
      <style:text-properties style:font-name="Liberation Serif" fo:font-size="12pt" officeooo:rsid="004643a2" officeooo:paragraph-rsid="004643a2" style:font-name-asian="Noto Sans CJK SC Regular" style:font-size-asian="12pt" style:font-name-complex="Lohit Devanagari" style:font-size-complex="12pt"/>
    </style:style>
    <style:style style:name="P63" style:family="paragraph" style:parent-style-name="Text_20_body">
      <style:text-properties fo:color="#373a41" fo:font-weight="normal"/>
    </style:style>
    <style:style style:name="P64" style:family="paragraph" style:parent-style-name="Table_20_Contents">
      <style:text-properties style:font-name="Liberation Mono" fo:font-size="10pt" style:font-name-asian="DejaVu Sans Mono" style:font-size-asian="10pt" style:font-name-complex="Liberation Mono" style:font-size-complex="10pt"/>
    </style:style>
    <style:style style:name="P65" style:family="paragraph" style:parent-style-name="Table_20_Contents">
      <style:text-properties style:font-name="Liberation Mono" fo:font-size="10pt" officeooo:paragraph-rsid="001fc812" style:font-name-asian="DejaVu Sans Mono" style:font-size-asian="10pt" style:font-name-complex="Liberation Mono" style:font-size-complex="10pt"/>
    </style:style>
    <style:style style:name="P66" style:family="paragraph" style:parent-style-name="Table_20_Contents">
      <style:text-properties style:font-name="Liberation Mono" fo:font-size="10pt" fo:background-color="#89c765" style:font-name-asian="DejaVu Sans Mono" style:font-size-asian="10pt" style:font-name-complex="Liberation Mono" style:font-size-complex="10pt"/>
    </style:style>
    <style:style style:name="P67" style:family="paragraph" style:parent-style-name="Table_20_Contents">
      <style:text-properties style:font-name="Liberation Mono" fo:font-size="8pt" style:font-name-asian="DejaVu Sans Mono" style:font-size-asian="8pt" style:font-name-complex="Liberation Mono" style:font-size-complex="8pt"/>
    </style:style>
    <style:style style:name="P68" style:family="paragraph" style:parent-style-name="Table_20_Contents">
      <style:text-properties style:font-name="Liberation Mono" fo:font-size="8pt" fo:background-color="#89c765" style:font-name-asian="DejaVu Sans Mono" style:font-size-asian="8pt" style:font-name-complex="Liberation Mono" style:font-size-complex="8pt"/>
    </style:style>
    <style:style style:name="P69" style:family="paragraph" style:parent-style-name="Table_20_Contents">
      <style:text-properties officeooo:paragraph-rsid="002d66cb"/>
    </style:style>
    <style:style style:name="P70" style:family="paragraph" style:parent-style-name="Table_20_Contents">
      <style:text-properties officeooo:rsid="002fe062" officeooo:paragraph-rsid="002fe062"/>
    </style:style>
    <style:style style:name="P71" style:family="paragraph" style:parent-style-name="Table_20_Contents">
      <style:text-properties fo:background-color="transparent"/>
    </style:style>
    <style:style style:name="P72" style:family="paragraph" style:parent-style-name="Table_20_Contents">
      <style:text-properties officeooo:rsid="003458b3" officeooo:paragraph-rsid="003458b3"/>
    </style:style>
    <style:style style:name="P73" style:family="paragraph" style:parent-style-name="Table_20_Contents">
      <style:text-properties fo:background-color="#fff200"/>
    </style:style>
    <style:style style:name="P74" style:family="paragraph" style:parent-style-name="Table_20_Contents">
      <style:paragraph-properties fo:text-align="start" style:justify-single-word="false"/>
      <style:text-properties fo:background-color="#fff200"/>
    </style:style>
    <style:style style:name="P75" style:family="paragraph" style:parent-style-name="Table_20_Contents">
      <style:text-properties style:font-name="Liberation Sans" fo:font-size="18.2000007629395pt" style:font-name-asian="Noto Sans CJK SC Regular" style:font-size-asian="18.2000007629395pt" style:font-name-complex="Lohit Devanagari" style:font-size-complex="18.2000007629395pt"/>
    </style:style>
    <style:style style:name="P76" style:family="paragraph" style:parent-style-name="Table_20_Contents">
      <style:paragraph-properties fo:text-align="start" style:justify-single-word="false"/>
    </style:style>
    <style:style style:name="P77" style:family="paragraph" style:parent-style-name="Table_20_Contents">
      <style:paragraph-properties style:line-height-at-least="0.397cm"/>
      <style:text-properties fo:font-size="8.25pt"/>
    </style:style>
    <style:style style:name="P78" style:family="paragraph" style:parent-style-name="Table_20_Contents">
      <style:text-properties officeooo:rsid="003f4c0e" officeooo:paragraph-rsid="003f4c0e"/>
    </style:style>
    <style:style style:name="P79" style:family="paragraph" style:parent-style-name="Table_20_Contents">
      <style:text-properties style:font-name="Liberation Serif" fo:font-size="18pt" style:font-name-asian="Noto Sans CJK SC Regular" style:font-size-asian="18pt" style:font-name-complex="Lohit Devanagari" style:font-size-complex="18pt"/>
    </style:style>
    <style:style style:name="P80" style:family="paragraph" style:parent-style-name="Table_20_Contents">
      <style:paragraph-properties fo:text-align="start" style:justify-single-word="false"/>
      <style:text-properties style:font-name="Liberation Serif" fo:font-size="12pt" fo:background-color="#add58a" style:font-name-asian="Noto Sans CJK SC Regular" style:font-size-asian="12pt" style:font-name-complex="Lohit Devanagari" style:font-size-complex="12pt"/>
    </style:style>
    <style:style style:name="P81" style:family="paragraph" style:parent-style-name="Heading_20_2">
      <style:text-properties officeooo:rsid="00079a68" officeooo:paragraph-rsid="00079a68"/>
    </style:style>
    <style:style style:name="P82" style:family="paragraph" style:parent-style-name="Heading_20_2">
      <style:text-properties officeooo:paragraph-rsid="0010ab11"/>
    </style:style>
    <style:style style:name="P83" style:family="paragraph" style:parent-style-name="Heading_20_2">
      <style:text-properties officeooo:paragraph-rsid="000caf6f"/>
    </style:style>
    <style:style style:name="P84" style:family="paragraph" style:parent-style-name="Heading_20_2">
      <style:text-properties officeooo:paragraph-rsid="001fc812"/>
    </style:style>
    <style:style style:name="P85" style:family="paragraph" style:parent-style-name="Heading_20_2">
      <style:text-properties fo:color="#373a41" fo:font-weight="normal"/>
    </style:style>
    <style:style style:name="P86" style:family="paragraph" style:parent-style-name="Heading_20_2">
      <style:text-properties officeooo:rsid="00248978" officeooo:paragraph-rsid="00248978"/>
    </style:style>
    <style:style style:name="P87" style:family="paragraph" style:parent-style-name="Text_20_body">
      <style:paragraph-properties fo:margin-top="0.318cm" fo:margin-bottom="0.318cm" loext:contextual-spacing="false" fo:line-height="0.353cm"/>
      <style:text-properties fo:font-size="10.5pt" officeooo:paragraph-rsid="001d1e1d"/>
    </style:style>
    <style:style style:name="P88" style:family="paragraph" style:parent-style-name="Text_20_body">
      <style:paragraph-properties fo:margin-top="0.318cm" fo:margin-bottom="0.318cm" loext:contextual-spacing="false" fo:line-height="0.353cm"/>
      <style:text-properties fo:font-size="10.5pt" officeooo:paragraph-rsid="0022d559"/>
    </style:style>
    <style:style style:name="P89" style:family="paragraph" style:parent-style-name="Text_20_body">
      <style:paragraph-properties fo:margin-top="0.318cm" fo:margin-bottom="0.318cm" loext:contextual-spacing="false" fo:line-height="0.353cm"/>
      <style:text-properties fo:font-size="10.5pt" officeooo:paragraph-rsid="00234579"/>
    </style:style>
    <style:style style:name="P90" style:family="paragraph" style:parent-style-name="Text_20_body">
      <style:paragraph-properties fo:margin-top="0.318cm" fo:margin-bottom="0.318cm" loext:contextual-spacing="false" fo:line-height="0.353cm"/>
      <style:text-properties style:font-name="Liberation Mono" fo:font-size="10.5pt" officeooo:paragraph-rsid="00234579" style:font-name-asian="DejaVu Sans Mono" style:font-size-asian="10pt" style:font-name-complex="Liberation Mono" style:font-size-complex="10pt"/>
    </style:style>
    <style:style style:name="P91" style:family="paragraph" style:parent-style-name="Text_20_body">
      <style:paragraph-properties fo:margin-top="0.318cm" fo:margin-bottom="0.318cm" loext:contextual-spacing="false" style:line-height-at-least="0.397cm"/>
      <style:text-properties fo:font-size="8.25pt"/>
    </style:style>
    <style:style style:name="P92" style:family="paragraph" style:parent-style-name="Preformatted_20_Text">
      <style:text-properties officeooo:paragraph-rsid="0010ab11" fo:background-color="#89c765"/>
    </style:style>
    <style:style style:name="P93" style:family="paragraph" style:parent-style-name="Preformatted_20_Text">
      <style:text-properties style:font-name="Liberation Mono" fo:font-size="10pt" style:font-name-asian="DejaVu Sans Mono" style:font-size-asian="10pt" style:font-name-complex="Liberation Mono" style:font-size-complex="10pt"/>
    </style:style>
    <style:style style:name="P94" style:family="paragraph" style:parent-style-name="Standard">
      <style:paragraph-properties fo:margin-left="0cm" fo:margin-right="0cm" fo:text-align="start" style:justify-single-word="false" fo:text-indent="0cm" style:auto-text-indent="false"/>
    </style:style>
    <style:style style:name="P95" style:family="paragraph" style:parent-style-name="Standard">
      <style:paragraph-properties fo:margin-left="0cm" fo:margin-right="0cm" fo:text-align="start" style:justify-single-word="false" fo:text-indent="0cm" style:auto-text-indent="false"/>
      <style:text-properties officeooo:paragraph-rsid="002d66cb"/>
    </style:style>
    <style:style style:name="P9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7" style:family="paragraph" style:parent-style-name="Standard">
      <style:paragraph-properties fo:margin-left="0cm" fo:margin-right="0cm" fo:text-align="start" style:justify-single-word="false" fo:text-indent="0cm" style:auto-text-indent="false"/>
      <style:text-properties style:font-name="DejaVu Sans" fo:font-size="8pt" style:font-size-asian="8pt" style:font-size-complex="8pt"/>
    </style:style>
    <style:style style:name="P9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9"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26475a" style:font-size-asian="10pt"/>
    </style:style>
    <style:style style:name="P100" style:family="paragraph" style:parent-style-name="Standard">
      <style:paragraph-properties fo:margin-left="0cm" fo:margin-right="0cm" fo:text-align="start" style:justify-single-word="false" fo:text-indent="0cm" style:auto-text-indent="false"/>
      <style:text-properties fo:color="#000000" style:font-name="DejaVu Sans" fo:font-size="8pt" style:font-size-asian="8pt" style:font-size-complex="8pt"/>
    </style:style>
    <style:style style:name="P101" style:family="paragraph" style:parent-style-name="Standard">
      <style:paragraph-properties fo:margin-left="0cm" fo:margin-right="0cm" fo:text-align="start" style:justify-single-word="false" fo:text-indent="0cm" style:auto-text-indent="false"/>
      <style:text-properties fo:color="#3c3c3c" style:font-name="Monospace" fo:font-size="10pt" style:font-size-asian="10pt"/>
    </style:style>
    <style:style style:name="P102" style:family="paragraph" style:parent-style-name="Standard">
      <style:paragraph-properties fo:margin-left="0cm" fo:margin-right="0cm" fo:text-align="start" style:justify-single-word="false" fo:text-indent="0cm" style:auto-text-indent="false"/>
      <style:text-properties style:font-name="Ubuntu" fo:font-size="11pt" officeooo:paragraph-rsid="003d6c0b" style:font-size-asian="11pt"/>
    </style:style>
    <style:style style:name="P103" style:family="paragraph" style:parent-style-name="Text_20_body">
      <style:paragraph-properties fo:margin-left="0cm" fo:margin-right="0cm" fo:margin-top="0.265cm" fo:margin-bottom="0.265cm" loext:contextual-spacing="false" fo:text-align="start" style:justify-single-word="false" fo:text-indent="0cm" style:auto-text-indent="false"/>
      <style:text-properties officeooo:paragraph-rsid="003b6738"/>
    </style:style>
    <style:style style:name="P104" style:family="paragraph" style:parent-style-name="Heading_20_2">
      <style:paragraph-properties fo:break-before="page"/>
      <style:text-properties officeooo:paragraph-rsid="001fc812"/>
    </style:style>
    <style:style style:name="P105" style:family="paragraph" style:parent-style-name="Text_20_body">
      <style:paragraph-properties fo:break-before="page"/>
      <style:text-properties officeooo:rsid="003d91b1" officeooo:paragraph-rsid="003d91b1"/>
    </style:style>
    <style:style style:name="P106" style:family="paragraph" style:parent-style-name="Heading_20_3">
      <style:paragraph-properties fo:line-height="0.353cm"/>
      <style:text-properties style:font-name="Laksaman" fo:font-size="10pt" style:font-size-asian="10pt" style:font-size-complex="10pt"/>
    </style:style>
    <style:style style:name="P107" style:family="paragraph" style:parent-style-name="Heading_20_3">
      <style:paragraph-properties fo:margin-top="0cm" fo:margin-bottom="0cm" loext:contextual-spacing="false"/>
    </style:style>
    <style:style style:name="P108" style:family="paragraph" style:parent-style-name="Text_20_body">
      <style:paragraph-properties fo:margin-top="0cm" fo:margin-bottom="0cm" loext:contextual-spacing="false"/>
    </style:style>
    <style:style style:name="P109" style:family="paragraph" style:parent-style-name="Text_20_body" style:list-style-name="L1"/>
    <style:style style:name="P110" style:family="paragraph" style:parent-style-name="Text_20_body" style:list-style-name="L2"/>
    <style:style style:name="P111" style:family="paragraph" style:parent-style-name="Text_20_body" style:list-style-name="L3"/>
    <style:style style:name="P112" style:family="paragraph" style:parent-style-name="Text_20_body" style:list-style-name="L1">
      <style:paragraph-properties fo:margin-top="0cm" fo:margin-bottom="0cm" loext:contextual-spacing="false"/>
    </style:style>
    <style:style style:name="P113" style:family="paragraph" style:parent-style-name="Text_20_body" style:list-style-name="L3">
      <style:paragraph-properties fo:margin-top="0cm" fo:margin-bottom="0cm" loext:contextual-spacing="false"/>
    </style:style>
    <style:style style:name="P114" style:family="paragraph" style:parent-style-name="Preformatted_20_Text" style:list-style-name="L2">
      <style:paragraph-properties fo:margin-top="0cm" fo:margin-bottom="0.499cm" loext:contextual-spacing="false"/>
    </style:style>
    <style:style style:name="P115" style:family="paragraph" style:parent-style-name="Heading_20_1" style:list-style-name=""/>
    <style:style style:name="P116" style:family="paragraph" style:parent-style-name="Heading_20_1">
      <style:text-properties officeooo:paragraph-rsid="000d1dcd"/>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officeooo:rsid="000caf6f" officeooo:paragraph-rsid="000caf6f"/>
    </style:style>
    <style:style style:name="T1" style:family="text">
      <style:text-properties style:font-name="Navilu" fo:background-color="#bcaed5" loext:char-shading-value="0"/>
    </style:style>
    <style:style style:name="T2" style:family="text">
      <style:text-properties officeooo:rsid="000caf6f"/>
    </style:style>
    <style:style style:name="T3" style:family="text">
      <style:text-properties fo:color="#111111"/>
    </style:style>
    <style:style style:name="T4" style:family="text">
      <style:text-properties fo:color="#111111" officeooo:rsid="000caf6f"/>
    </style:style>
    <style:style style:name="T5" style:family="text">
      <style:text-properties officeooo:rsid="00109231"/>
    </style:style>
    <style:style style:name="T6" style:family="text">
      <style:text-properties officeooo:rsid="0010ab11"/>
    </style:style>
    <style:style style:name="T7" style:family="text">
      <style:text-properties officeooo:rsid="00179f4b"/>
    </style:style>
    <style:style style:name="T8" style:family="text">
      <style:text-properties fo:font-size="12pt" fo:font-weight="bold" officeooo:rsid="00179f4b"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fo:background-color="#fff200" loext:char-shading-value="0" style:font-size-asian="12pt" style:font-style-asian="normal" style:font-weight-asian="normal" style:font-size-complex="12pt" style:font-style-complex="normal" style:font-weight-complex="normal"/>
    </style:style>
    <style:style style:name="T12" style:family="text">
      <style:text-properties officeooo:rsid="001a4221"/>
    </style:style>
    <style:style style:name="T13" style:family="text">
      <style:text-properties officeooo:rsid="001fa87f"/>
    </style:style>
    <style:style style:name="T14" style:family="text">
      <style:text-properties fo:background-color="#89c765" loext:char-shading-value="0"/>
    </style:style>
    <style:style style:name="T15" style:family="text">
      <style:text-properties fo:background-color="#e3d200" loext:char-shading-value="0"/>
    </style:style>
    <style:style style:name="T16" style:family="text">
      <style:text-properties officeooo:rsid="001fc812"/>
    </style:style>
    <style:style style:name="T17" style:family="text">
      <style:text-properties officeooo:rsid="002172d2"/>
    </style:style>
    <style:style style:name="T18" style:family="text">
      <style:text-properties officeooo:rsid="0022d559"/>
    </style:style>
    <style:style style:name="T19" style:family="text">
      <style:text-properties officeooo:rsid="00234579"/>
    </style:style>
    <style:style style:name="T20" style:family="text">
      <style:text-properties style:font-name="Liberation Mono" fo:font-size="10pt" officeooo:rsid="00247cae" style:font-name-asian="DejaVu Sans Mono" style:font-size-asian="10pt" style:font-name-complex="Liberation Mono" style:font-size-complex="10pt"/>
    </style:style>
    <style:style style:name="T21" style:family="text">
      <style:text-properties officeooo:rsid="00248978"/>
    </style:style>
    <style:style style:name="T22" style:family="text">
      <style:text-properties fo:color="#000000"/>
    </style:style>
    <style:style style:name="T23" style:family="text">
      <style:text-properties fo:color="#000000" style:font-name="Monospace" fo:font-size="10pt" style:font-size-asian="10pt"/>
    </style:style>
    <style:style style:name="T24" style:family="text">
      <style:text-properties fo:color="#000000" fo:font-style="italic" style:font-style-asian="italic"/>
    </style:style>
    <style:style style:name="T25" style:family="text">
      <style:text-properties fo:color="#008080" style:font-name="Monospace" fo:font-size="10pt" style:font-size-asian="10pt"/>
    </style:style>
    <style:style style:name="T26" style:family="text">
      <style:text-properties fo:color="#3f7f7f" style:font-name="Monospace" fo:font-size="10pt" style:font-size-asian="10pt"/>
    </style:style>
    <style:style style:name="T27" style:family="text">
      <style:text-properties style:font-name="Monospace" fo:font-size="10pt" style:font-size-asian="10pt"/>
    </style:style>
    <style:style style:name="T28" style:family="text">
      <style:text-properties fo:color="#7f007f" style:font-name="Monospace" fo:font-size="10pt" style:font-size-asian="10pt"/>
    </style:style>
    <style:style style:name="T29" style:family="text">
      <style:text-properties fo:color="#3c3c3c" style:font-name="Monospace" fo:font-size="10pt" style:font-size-asian="10pt"/>
    </style:style>
    <style:style style:name="T30" style:family="text">
      <style:text-properties fo:color="#3c3c3c" style:font-name="Monospace" fo:font-size="10pt" officeooo:rsid="002d66cb" style:font-size-asian="10pt"/>
    </style:style>
    <style:style style:name="T31" style:family="text">
      <style:text-properties fo:color="#2a00ff"/>
    </style:style>
    <style:style style:name="T32" style:family="text">
      <style:text-properties fo:color="#2a00ff" style:font-name="Monospace" fo:font-size="10pt" fo:font-style="italic" style:font-size-asian="10pt" style:font-style-asian="italic"/>
    </style:style>
    <style:style style:name="T33" style:family="text">
      <style:text-properties fo:font-weight="bold"/>
    </style:style>
    <style:style style:name="T34" style:family="text">
      <style:text-properties fo:color="#007aa6" style:font-name="Monospace" fo:font-size="10pt" style:text-underline-style="solid" style:text-underline-width="auto" style:text-underline-color="font-color" style:font-size-asian="10pt"/>
    </style:style>
    <style:style style:name="T35" style:family="text">
      <style:text-properties officeooo:rsid="0029467a"/>
    </style:style>
    <style:style style:name="T36" style:family="text">
      <style:text-properties fo:color="#7f0055" fo:font-weight="bold" style:font-weight-asian="bold"/>
    </style:style>
    <style:style style:name="T37" style:family="text">
      <style:text-properties fo:color="#0000c0"/>
    </style:style>
    <style:style style:name="T38" style:family="text">
      <style:text-properties fo:color="#0000c0" fo:font-style="italic" fo:font-weight="bold" style:font-style-asian="italic" style:font-weight-asian="bold"/>
    </style:style>
    <style:style style:name="T39" style:family="text">
      <style:text-properties fo:color="#646464"/>
    </style:style>
    <style:style style:name="T40" style:family="text">
      <style:text-properties fo:color="#3f7f5f"/>
    </style:style>
    <style:style style:name="T41" style:family="text">
      <style:text-properties fo:color="#3f7f5f" style:text-underline-style="solid" style:text-underline-width="auto" style:text-underline-color="font-color"/>
    </style:style>
    <style:style style:name="T42" style:family="text">
      <style:text-properties officeooo:rsid="003063c2"/>
    </style:style>
    <style:style style:name="T43" style:family="text">
      <style:text-properties fo:background-color="#fff200" loext:char-shading-value="0"/>
    </style:style>
    <style:style style:name="T44" style:family="text">
      <style:text-properties fo:background-color="transparent" loext:char-shading-value="0"/>
    </style:style>
    <style:style style:name="T45" style:family="text">
      <style:text-properties fo:background-color="#cccccc" loext:char-shading-value="0"/>
    </style:style>
    <style:style style:name="T46" style:family="text">
      <style:text-properties fo:background-color="#bcaed5" loext:char-shading-value="0"/>
    </style:style>
    <style:style style:name="T47" style:family="text">
      <style:text-properties fo:font-size="14pt" style:font-size-asian="14pt" style:font-size-complex="14pt"/>
    </style:style>
    <style:style style:name="T48" style:family="text">
      <style:text-properties officeooo:rsid="003d91b1"/>
    </style:style>
    <style:style style:name="T49" style:family="text">
      <style:text-properties fo:color="#0000ff"/>
    </style:style>
    <style:style style:name="T50" style:family="text">
      <style:text-properties fo:color="#0000ff" fo:font-weight="bold"/>
    </style:style>
    <style:style style:name="T51" style:family="text">
      <style:text-properties fo:color="#38393a"/>
    </style:style>
    <style:style style:name="T52" style:family="text">
      <style:text-properties fo:color="#333333"/>
    </style:style>
    <style:style style:name="T53" style:family="text">
      <style:text-properties fo:color="#333333" fo:font-weight="bold"/>
    </style:style>
    <style:style style:name="T54" style:family="text">
      <style:text-properties officeooo:rsid="004643a2"/>
    </style:style>
    <style:style style:name="T55" style:family="text">
      <style:text-properties officeooo:rsid="0048d6b4"/>
    </style:style>
    <style:style style:name="T56" style:family="text">
      <style:text-properties officeooo:rsid="004971a3"/>
    </style:style>
    <style:style style:name="T57" style:family="text">
      <style:text-properties officeooo:rsid="004a6bc2"/>
    </style:style>
    <style:style style:name="T58" style:family="text">
      <style:text-properties officeooo:rsid="004ba773"/>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he list of what do on my ubuntu <text:date style:data-style-name="N36" text:date-value="2018-10-27T23:14:21.221708776" text:fixed="true">2018-10-27</text:date></text:p>
      <text:p text:style-name="P26"/>
      <text:p text:style-name="P26"><text:a xlink:type="simple" xlink:href="https://thishosting.rocks/install-java-ubuntu/" text:style-name="Internet_20_link" text:visited-style-name="Visited_20_Internet_20_Link"/></text:p>
      <text:h text:style-name="Heading_20_1" text:outline-level="1"><text:span text:style-name="T12">1. </text:span>install java JDK</text:h>
      <table:table table:name="Table44" table:style-name="Table44">
        <table:table-column table:style-name="Table44.A"/>
        <table:table-row>
          <table:table-cell table:style-name="Table44.A1" office:value-type="string">
            <text:p text:style-name="P26"><text:a xlink:type="simple" xlink:href="https://thishosting.rocks/install-java-ubuntu/" text:style-name="Internet_20_link" text:visited-style-name="Visited_20_Internet_20_Link"><text:span text:style-name="T45">https://thishosting.rocks/install-java-ubuntu/</text:span></text:a></text:p>
          </table:table-cell>
        </table:table-row>
      </table:table>
      <text:p text:style-name="Text_20_body"/>
      <table:table table:name="Table45" table:style-name="Table45">
        <table:table-column table:style-name="Table45.A"/>
        <table:table-row>
          <table:table-cell table:style-name="Table45.A1" office:value-type="string">
            <text:h text:style-name="P106" text:outline-level="3">Step 1: Update Ubuntu</text:h>
            <text:p text:style-name="P56">The first thing you should always do is update your system. You can do so by running the following commands: <text:span text:style-name="T46">apt-get update &amp;&amp; apt-get upgrade</text:span></text:p>
            <text:p text:style-name="P56">Step 2: Install the default JDK Run the following command: <text:span text:style-name="T46">apt-get install default-jdk</text:span></text:p>
            <text:p text:style-name="P11">Step 3: check installation Run the following command: <text:span text:style-name="T1">java -version</text:span></text:p>
            <text:p text:style-name="P12">ermao750125@ermao750125-ThinkPad-T510:~$ java -version</text:p>
            <text:p text:style-name="P14">openjdk version "10.0.2" 2018-07-17</text:p>
            <text:p text:style-name="P14">OpenJDK Runtime Environment (build 10.0.2+13-Ubuntu-1ubuntu0.18.04.3)</text:p>
            <text:p text:style-name="P13">OpenJDK 64-Bit Server VM (build 10.0.2+13-Ubuntu-1ubuntu0.18.04.3, mixed mode)</text:p>
          </table:table-cell>
        </table:table-row>
      </table:table>
      <text:p text:style-name="Text_20_body"/>
      <text:h text:style-name="P81" text:outline-level="2">There are multiple ways of installing Java</text:h>
      <text:p text:style-name="Text_20_body">We’ll order them based on difficulty (easiest first):</text:p>
      <text:list xml:id="list3185972894" text:style-name="L1">
        <text:list-item>
          <text:p text:style-name="P112"><text:a xlink:type="simple" xlink:href="https://thishosting.rocks/support/" text:style-name="Internet_20_link" text:visited-style-name="Visited_20_Internet_20_Link">Contact us</text:a> and we’ll install and configure Java for you (any version, any OS) </text:p>
        </text:list-item>
        <text:list-item>
          <text:p text:style-name="P112"><text:a xlink:type="simple" xlink:href="https://thishosting.rocks/install-java-ubuntu/#ubuntu-default" text:style-name="Internet_20_link" text:visited-style-name="Visited_20_Internet_20_Link">Installing the latest Java using the default (Ubuntu’s) JDK using apt-get</text:a> (use this if you don’t know what to choose) </text:p>
        </text:list-item>
        <text:list-item>
          <text:p text:style-name="P112"><text:a xlink:type="simple" xlink:href="https://thishosting.rocks/install-java-ubuntu/#oracle-jdk" text:style-name="Internet_20_link" text:visited-style-name="Visited_20_Internet_20_Link">Installing Java 11 using Oracle’s JDK with apt-get</text:a> </text:p>
        </text:list-item>
        <text:list-item>
          <text:p text:style-name="P112"><text:a xlink:type="simple" xlink:href="https://thishosting.rocks/install-java-ubuntu/#java8" text:style-name="Internet_20_link" text:visited-style-name="Visited_20_Internet_20_Link">Installing Java 8 using Oracle’s JDK with apt-get</text:a> (not recommended) </text:p>
        </text:list-item>
        <text:list-item>
          <text:p text:style-name="P109"><text:a xlink:type="simple" xlink:href="https://thishosting.rocks/install-java-ubuntu/#manually" text:style-name="Internet_20_link" text:visited-style-name="Visited_20_Internet_20_Link">Installing Java manually using Oracle’s JDK</text:a> (not recommended for beginners) </text:p>
        </text:list-item>
      </text:list>
      <text:p text:style-name="P57"/>
      <text:h text:style-name="P115" text:outline-level="1"/>
      <text:h text:style-name="P117" text:outline-level="1"><text:span text:style-name="T12">2. </text:span>Install git</text:h>
      <text:h text:style-name="Heading_20_2" text:outline-level="2">How To Install Git on Ubuntu 18.04</text:h>
      <table:table table:name="Table2" table:style-name="Table2">
        <table:table-column table:style-name="Table2.A"/>
        <table:table-row>
          <table:table-cell table:style-name="Table2.A1" office:value-type="string">
            <text:p text:style-name="P75"><text:a xlink:type="simple" xlink:href="https://www.digitalocean.com/community/tutorials/how-to-install-git-on-ubuntu-18-04#installing-git-from-source" text:style-name="Internet_20_link" text:visited-style-name="Visited_20_Internet_20_Link"><text:span text:style-name="T9">h</text:span></text:a><text:a xlink:type="simple" xlink:href="https://www.digitalocean.com/community/tutorials/how-to-install-git-on-ubuntu-18-04#installing-git-from-source" text:style-name="Internet_20_link" text:visited-style-name="Visited_20_Internet_20_Link"><text:span text:style-name="T9">ttps://www.digitalocean.com/community/tutorials/how-to-install-git-on-ubuntu-18-04#installing-git-from-source</text:span></text:a></text:p>
          </table:table-cell>
        </table:table-row>
      </table:table>
      <text:h text:style-name="Heading_20_1" text:outline-level="1"/>
      <table:table table:name="Table1" table:style-name="Table1">
        <table:table-column table:style-name="Table1.A"/>
        <table:table-row>
          <table:table-cell table:style-name="Table1.A1" office:value-type="string">
            <text:p text:style-name="Text_20_body">First, use the apt package management tools to update your local package index. With the update complete, you can download and install Git:</text:p>
            <text:p text:style-name="Preformatted_20_Text"><text:span text:style-name="Source_20_Text"><text:span text:style-name="T45">sudo apt update</text:span></text:span></text:p>
            <text:p text:style-name="P1"><text:span text:style-name="Source_20_Text"><text:span text:style-name="T45">sudo apt install git</text:span></text:span></text:p>
            <text:p text:style-name="Text_20_body">You can confirm that you have installed Git correctly by running the following command:</text:p>
            <text:p text:style-name="P1"><text:span text:style-name="Source_20_Text"><text:span text:style-name="T45">git --version</text:span></text:span></text:p>
            <text:p text:style-name="Preformatted_20_Text"><text:span text:style-name="Source_20_Text">Output</text:span></text:p>
            <text:p text:style-name="P1"><text:span text:style-name="Source_20_Text">git version 2.17.1</text:span></text:p>
            <text:p text:style-name="Table_20_Contents"/>
          </table:table-cell>
        </table:table-row>
      </table:table>
      <text:p text:style-name="Text_20_body"/>
      <text:h text:style-name="P83" text:outline-level="2"/>
      <table:table table:name="Table4" table:style-name="Table4">
        <table:table-column table:style-name="Table4.A"/>
        <table:table-row>
          <table:table-cell table:style-name="Table4.A1" office:value-type="string">
            <text:p text:style-name="P28"><text:a xlink:type="simple" xlink:href="../Data%20from%20terminer%20to%20install%20git.odt" text:style-name="Internet_20_link" text:visited-style-name="Visited_20_Internet_20_Link"><text:span text:style-name="T2">/home/ermao/Documents/dairy_ermao/Data from terminer to install git.odt</text:span></text:a></text:p>
          </table:table-cell>
        </table:table-row>
      </table:table>
      <text:p text:style-name="Text_20_body"/>
      <table:table table:name="Table5" table:style-name="Table5">
        <table:table-column table:style-name="Table5.A"/>
        <table:table-row>
          <table:table-cell table:style-name="Table5.A1" office:value-type="string">
            <text:p text:style-name="Table_20_Contents"><text:a xlink:type="simple" xlink:href="../git_by%20Lisa%20Tagliaferr.odt" text:style-name="Internet_20_link" text:visited-style-name="Visited_20_Internet_20_Link"><text:span text:style-name="T2">/home/ermao/Documents/dairy_ermao/git_by Lisa Tagliaferr.odt</text:span></text:a></text:p>
          </table:table-cell>
        </table:table-row>
      </table:table>
      <text:p text:style-name="Text_20_body"/>
      <text:p text:style-name="P28"/>
      <text:h text:style-name="P118" text:outline-level="1"><text:span text:style-name="T12">3. </text:span>Install the Latest Eclipse IDE</text:h>
      <text:p text:style-name="P28"><text:span text:style-name="T4">August 7, 2018 • </text:span><text:span text:style-name="T3">Read in 2 minutes <text:s/>last updated  </text:span></text:p>
      <text:p text:style-name="P29"/>
      <table:table table:name="Table6" table:style-name="Table6">
        <table:table-column table:style-name="Table6.A"/>
        <table:table-row>
          <table:table-cell table:style-name="Table6.A1" office:value-type="string">
            <text:p text:style-name="Table_20_Contents"><text:a xlink:type="simple" xlink:href="https://linuxize.com/post/how-to-install-the-latest-eclipse-ide-on-ubuntu-18-04/" text:style-name="Internet_20_link" text:visited-style-name="Visited_20_Internet_20_Link">https://linuxize.com/post/how-to-install-the-latest-eclipse-ide-on-ubuntu-18-04/</text:a></text:p>
          </table:table-cell>
        </table:table-row>
      </table:table>
      <text:p text:style-name="P29"/>
      <text:p text:style-name="P27"/>
      <text:p text:style-name="P41">To install Eclipse on your Ubuntu system, follow these steps:</text:p>
      <text:list xml:id="list1071859819" text:style-name="L2">
        <text:list-item>
          <text:p text:style-name="P110">Install Java.</text:p>
          <text:p text:style-name="P110">Eclipse is a Java-based application and it requires a Java runtime environment (JRE) to be installed in order to run. <text:a xlink:type="simple" xlink:href="https://linuxize.com/post/install-java-on-ubuntu-18-04/" text:style-name="Internet_20_link" text:visited-style-name="Visited_20_Internet_20_Link">Install the default OpenJDK package</text:a> with:</text:p>
          <text:p text:style-name="P114"><text:span text:style-name="Source_20_Text"><text:span text:style-name="T45">sudo apt-get install default-jre</text:span></text:span></text:p>
        </text:list-item>
        <text:list-item>
          <text:p text:style-name="P110">Install Eclipse.</text:p>
          <text:p text:style-name="P110">We will be installing Eclipse using the snappy packaging system. To download and install the Eclipse snap package on your system, type:</text:p>
          <text:p text:style-name="P114"><text:span text:style-name="Source_20_Text"><text:span text:style-name="T45">sudo snap install --classic eclipse</text:span></text:span></text:p>
          <text:p text:style-name="P110">On successful installation of Eclipse, you should see the following output:</text:p>
          <text:p text:style-name="P114"><text:span text:style-name="Source_20_Text">eclipse 4.8.0 from 'snapcrafters' installed</text:span></text:p>
        </text:list-item>
      </text:list>
      <text:p text:style-name="P34">go to show application, click eclipse sign or photo, run eclipse photon</text:p>
      <text:h text:style-name="P117" text:outline-level="1"><text:span text:style-name="T12">4. </text:span>install selenium </text:h>
      <text:p text:style-name="P30">Written by <text:a xlink:type="simple" xlink:href="https://tecadmin.net/author/myadmin/" text:style-name="Internet_20_link" text:visited-style-name="Visited_20_Internet_20_Link">Rahul K.</text:a>, Updated on October 18, 2018 </text:p>
      <text:h text:style-name="P116" text:outline-level="1">How to Setup Selenium with ChromeDriver on Ubuntu 18.04</text:h>
      <text:p text:style-name="P42"><text:a xlink:type="simple" xlink:href="https://tecadmin.net/setup-selenium-chromedriver-on-ubuntu/" text:style-name="Internet_20_link" text:visited-style-name="Visited_20_Internet_20_Link"/></text:p>
      <table:table table:name="Table7" table:style-name="Table7">
        <table:table-column table:style-name="Table7.A"/>
        <table:table-row>
          <table:table-cell table:style-name="Table7.A1" office:value-type="string">
            <text:p text:style-name="P42"><text:a xlink:type="simple" xlink:href="https://tecadmin.net/setup-selenium-chromedriver-on-ubuntu/" text:style-name="Internet_20_link" text:visited-style-name="Visited_20_Internet_20_Link">https://tecadmin.net/setup-selenium-chromedriver-on-ubuntu/</text:a></text:p>
          </table:table-cell>
        </table:table-row>
      </table:table>
      <table:table table:name="Table8" table:style-name="Table8">
        <table:table-column table:style-name="Table8.A"/>
        <table:table-row>
          <table:table-cell table:style-name="Table8.A1" office:value-type="string">
            <text:p text:style-name="P42"><text:a xlink:type="simple" xlink:href="../How%20to%20Setup%20Selenium%20with%20ChromeDriver%20on%20Ubuntu%2018.04.odt" text:style-name="Internet_20_link" text:visited-style-name="Visited_20_Internet_20_Link"><text:span text:style-name="T5">/home/ermao/Documents/dairy_ermao/How to Setup Selenium with ChromeDriver on Ubuntu 18.04.odt</text:span></text:a></text:p>
          </table:table-cell>
        </table:table-row>
      </table:table>
      <text:p text:style-name="P42"/>
      <text:h text:style-name="P82" text:outline-level="2">Step 1 – Prerequisites</text:h>
      <text:p text:style-name="P43">Execute the following commands to install the required packages on your system. Here Xvfb (X virtual framebuffer) is an in-memory display server for a UNIX-like operating system (e.g., Linux). It implements the X11 display server protocol without any display. This is helpful for CLI applications like CI service.</text:p>
      <text:p text:style-name="P92">sudo apt-get update</text:p>
      <text:p text:style-name="P5">sudo apt-get install -y unzip xvfb libxi6 libgconf-2-4</text:p>
      <table:table table:name="Table9" table:style-name="Table9">
        <table:table-column table:style-name="Table9.A"/>
        <table:table-row>
          <table:table-cell table:style-name="Table9.A1" office:value-type="string">
            <text:p text:style-name="P4"><text:a xlink:type="simple" xlink:href="../Data%20from%20install%20selenium%20webdriver.odt" text:style-name="Internet_20_link" text:visited-style-name="Visited_20_Internet_20_Link"><text:span text:style-name="T6">/home/ermao/Documents/dairy_ermao/Data from install selenium webdriver.odt</text:span></text:a></text:p>
          </table:table-cell>
        </table:table-row>
      </table:table>
      <text:p text:style-name="P3"/>
      <text:p text:style-name="P43">Also, install Java on your system. Let’s <text:a xlink:type="simple" xlink:href="https://tecadmin.net/install-oracle-java-8-ubuntu-via-ppa/" office:target-frame-name="_blank" xlink:show="new" text:style-name="Internet_20_link" text:visited-style-name="Visited_20_Internet_20_Link">install Oracle Java 8</text:a> on your system or use below command to install OpenJDK.</text:p>
      <text:p text:style-name="P2">sudo apt-get install default-jdk </text:p>
      <text:p text:style-name="P6">step 1.5 – <text:span text:style-name="T7">install curl</text:span></text:p>
      <table:table table:name="Table10" table:style-name="Table10">
        <table:table-column table:style-name="Table10.A"/>
        <table:table-row>
          <table:table-cell table:style-name="Table10.A1" office:value-type="string">
            <text:p text:style-name="P7"><text:a xlink:type="simple" xlink:href="../Install%20and%20Learn%20to%20Use%20Curl%20on%20Ubuntu%2018.04.odt" text:style-name="Internet_20_link" text:visited-style-name="Visited_20_Internet_20_Link"><text:span text:style-name="T8">/home/ermao/Documents/dairy_ermao/</text:span></text:a><text:a xlink:type="simple" xlink:href="../Install%20and%20Learn%20to%20Use%20Curl%20on%20Ubuntu%2018.04.odt" text:style-name="Internet_20_link" text:visited-style-name="Visited_20_Internet_20_Link"><text:span text:style-name="T8">I</text:span></text:a><text:a xlink:type="simple" xlink:href="../Install%20and%20Learn%20to%20Use%20Curl%20on%20Ubuntu%2018.04.odt" text:style-name="Internet_20_link" text:visited-style-name="Visited_20_Internet_20_Link"><text:span text:style-name="T8">nstall and Learn to Use Curl on Ubuntu 18.04.od</text:span></text:a><text:a xlink:type="simple" xlink:href="../Install%20and%20Learn%20to%20Use%20Curl%20on%20Ubuntu%2018.04.odt" text:style-name="Internet_20_link" text:visited-style-name="Visited_20_Internet_20_Link"><text:span text:style-name="T8">t</text:span></text:a></text:p>
            <text:p text:style-name="P7"><text:a xlink:type="simple" xlink:href="https://linuxhint.com/install-curl-on-ubuntu-18-04/" text:style-name="Internet_20_link" text:visited-style-name="Visited_20_Internet_20_Link"><text:span text:style-name="T8">https://linuxhint.com/install-curl-on-ubuntu-18-04/</text:span></text:a></text:p>
          </table:table-cell>
        </table:table-row>
      </table:table>
      <text:p text:style-name="P6"/>
      <text:h text:style-name="P16" text:outline-level="2"><text:soft-page-break/><text:span text:style-name="Strong_20_Emphasis"><text:span text:style-name="T47">Installing CURL</text:span></text:span></text:h>
      <text:p text:style-name="P21"><text:span text:style-name="Strong_20_Emphasis"><text:span text:style-name="T11">CURL is a command line utility to make HTTP requests and get data from web servers. </text:span></text:span><text:span text:style-name="Strong_20_Emphasis"><text:span text:style-name="T10">It is used </text:span></text:span><text:span text:style-name="Strong_20_Emphasis"><text:span text:style-name="T11">to automate HTTP requests to web servers. </text:span></text:span><text:span text:style-name="Strong_20_Emphasis"><text:span text:style-name="T10">CURL is just a tool </text:span></text:span><text:span text:style-name="Strong_20_Emphasis"><text:span text:style-name="T11">to get data and manipulate HTTP requests.</text:span></text:span><text:span text:style-name="Strong_20_Emphasis"><text:span text:style-name="T10"> Once you get the data, you can pipe it to any other programs to do any sort of data parsing depending on your need. T</text:span></text:span><text:span text:style-name="Strong_20_Emphasis"><text:span text:style-name="T11">hese days CURL is also used to test REST APIs </text:span></text:span><text:span text:style-name="Strong_20_Emphasis"><text:span text:style-name="T10">(Application Programming Interfaces). As it is very lightweight and can easily be found on any Linux distribution, it is widely used to perform different tasks.</text:span></text:span></text:p>
      <text:p text:style-name="Text_20_body">First update the package repository cache of your Ubuntu machine with the following command:</text:p>
      <text:p text:style-name="P6"/>
      <text:p text:style-name="P8">sudo apt-get update</text:p>
      <text:p text:style-name="P22">CURL is available in the official package repository of Ubuntu 18.04 Bionic Beaver.</text:p>
      <text:p text:style-name="Text_20_body">You can run the following command to install CURL on Ubuntu 18.04:</text:p>
      <text:p text:style-name="P108">$ sudo apt-get install curl</text:p>
      <text:p text:style-name="P108">CURL should be installed.</text:p>
      <text:p text:style-name="P108"/>
      <text:h text:style-name="P107" text:outline-level="3"><text:span text:style-name="Strong_20_Emphasis">Using CURL</text:span></text:h>
      <text:p text:style-name="Text_20_body">In this section of the article, I will show you how to use CURL to different HTTP related tasks.</text:p>
      <text:h text:style-name="Heading_20_4" text:outline-level="4">Checking a URL with CURL</text:h>
      <text:p text:style-name="Text_20_body">You can check whether a URL is valid or not with CURL.</text:p>
      <text:p text:style-name="Text_20_body">You can run the following command to check whether a URL for example https://www.google.com is valid or not.<text:bookmark text:name="ezoic-pub-ad-placeholder-122"/></text:p>
      <text:p text:style-name="Text_20_body">$ curl https://www.google.com</text:p>
      <text:p text:style-name="Text_20_body">As you can see from the screenshot below, a lot of texts are displayed on the terminal. It means the URL https://www.google.com is valid.</text:p>
      <table:table table:name="Table3" table:style-name="Table3">
        <table:table-column table:style-name="Table3.A"/>
        <table:table-row>
          <table:table-cell table:style-name="Table3.A1" office:value-type="string">
            <text:p text:style-name="Table_20_Contents">&lt;!doctype html&gt;&lt;html itemscope="" itemtype="http://schema.org/WebPage" lang="en-CA"&gt;&lt;head&gt;&lt;meta content="text/html; charset=UTF-8" http-equiv="Content-Type"&gt;&lt;meta content="/logos/doodles/2018/halloween-2018-5662682295304192.4-l.png" i...</text:p>
            <text:p text:style-name="Table_20_Contents">;google.jsc &amp;&amp; google.jsc.m(m);})();&lt;/script&gt;&lt;/div&gt;&lt;/body&gt;&lt;/html&gt;ermao750125@erm</text:p>
          </table:table-cell>
        </table:table-row>
      </table:table>
      <text:p text:style-name="Text_20_body"/>
      <text:p text:style-name="Text_20_body">I ran the following command just to show you how a bad URL looks like.</text:p>
      <text:p text:style-name="P58">$ curl http://notfound.notfound</text:p>
      <text:p text:style-name="P103"><text:soft-page-break/>As you can see from the screenshot below, it says Could not resolve host. It means the URL is not valid.</text:p>
      <table:table table:name="Table46" table:style-name="Table46">
        <table:table-column table:style-name="Table46.A"/>
        <table:table-row>
          <table:table-cell table:style-name="Table46.A1" office:value-type="string">
            <text:p text:style-name="P74">ao750125-ThinkPad-T510:~$ curl http://notfound.notfound</text:p>
            <text:p text:style-name="P76">curl: (6) Could not resolve host: notfound.notfound</text:p>
            <text:p text:style-name="P74">ermao750125@ermao750125-ThinkPad-T510:~$ </text:p>
          </table:table-cell>
        </table:table-row>
      </table:table>
      <text:p text:style-name="P103"/>
      <text:h text:style-name="P17" text:outline-level="2"/>
      <text:h text:style-name="P24" text:outline-level="2"/>
      <text:h text:style-name="P25" text:outline-level="2">Step 2 – Install Google Chrome</text:h>
      <text:p text:style-name="Text_20_body">Now <text:a xlink:type="simple" xlink:href="https://tecadmin.net/install-google-chrome-in-ubuntu/" office:target-frame-name="_blank" xlink:show="new" text:style-name="Internet_20_link" text:visited-style-name="Visited_20_Internet_20_Link">install Latest Google chrome</text:a> package on your system using the below list commands. <text:a xlink:type="simple" xlink:href="https://tecadmin.net/google-chrome-headless-features/" office:target-frame-name="_blank" xlink:show="new" text:style-name="Internet_20_link" text:visited-style-name="Visited_20_Internet_20_Link">Google chrome headless</text:a> feature opens multipe doors for the automation.</text:p>
      <text:p text:style-name="Preformatted_20_Text">sudo curl -sS -o - https://dl-ssl.google.com/linux/linux_signing_key.pub | <text:span text:style-name="T7">sudo </text:span>apt-key add - </text:p>
      <text:p text:style-name="Preformatted_20_Text">sudo echo "deb [arch=amd64] <text:s/>http://dl.google.com/linux/chrome/deb/ stable main" &gt;&gt; /etc/apt/sources.list.d/google-chrome.list</text:p>
      <text:p text:style-name="Preformatted_20_Text"/>
      <table:table table:name="Table12" table:style-name="Table12">
        <table:table-column table:style-name="Table12.A"/>
        <table:table-row>
          <table:table-cell table:style-name="Table12.A1" office:value-type="string">
            <text:p text:style-name="P64">ermao@ermao-ThinkPad-T510:~$ sudo curl -sS -o - https://dl-ssl.google.com/linux/linux_signing_key.pub | sudo apt-key add - </text:p>
            <text:p text:style-name="P64">OK</text:p>
            <text:p text:style-name="P64">ermao@ermao-ThinkPad-T510:~$ sudo echo "deb [arch=amd64] <text:s/>http://dl.google.com/linux/chrome/deb/ stable main" &gt;&gt; /etc/apt/sources.list.d/google-chrome.list</text:p>
            <text:p text:style-name="P64">bash: /etc/apt/sources.list.d/google-chrome.list: Permission denied</text:p>
          </table:table-cell>
        </table:table-row>
      </table:table>
      <text:p text:style-name="Preformatted_20_Text"/>
      <text:p text:style-name="Preformatted_20_Text"/>
      <table:table table:name="Table13" table:style-name="Table13">
        <table:table-column table:style-name="Table13.A"/>
        <table:table-row>
          <table:table-cell table:style-name="Table13.A1" office:value-type="string">
            <text:p text:style-name="P64"><text:a xlink:type="simple" xlink:href="https://askubuntu.com/questions/185268/permission-denied-etc-apt-sources-list" text:style-name="Internet_20_link" text:visited-style-name="Visited_20_Internet_20_Link">https://askubuntu.com/questions/185268/permission-denied-etc-apt-sources-list</text:a></text:p>
            <text:p text:style-name="P64"/>
          </table:table-cell>
        </table:table-row>
      </table:table>
      <text:p text:style-name="Preformatted_20_Text"/>
      <table:table table:name="Table11" table:style-name="Table11">
        <table:table-column table:style-name="Table11.A"/>
        <table:table-row>
          <table:table-cell table:style-name="Table11.A1" office:value-type="string">
            <text:p text:style-name="P64">sudo su -c "echo 'deb [arch=amd64] <text:s/>http://dl.google.com/linux/chrome/deb/ stable main' &gt;&gt; /etc/apt/sources.list.d/google-chrome.list"</text:p>
          </table:table-cell>
        </table:table-row>
      </table:table>
      <text:p text:style-name="Preformatted_20_Text"/>
      <text:p text:style-name="Preformatted_20_Text">sudo apt-get -y update</text:p>
      <text:p text:style-name="Preformatted_20_Text"/>
      <table:table table:name="Table14" table:style-name="Table14">
        <table:table-column table:style-name="Table14.A"/>
        <table:table-row>
          <table:table-cell table:style-name="Table14.A1" office:value-type="string">
            <text:p text:style-name="P64">ermao@ermao-ThinkPad-T510:~$ sudo apt-get -y update</text:p>
            <text:p text:style-name="P64">Ign:1 http://dl.google.com/linux/chrome/deb stable InRelease <text:s text:c="56"/></text:p>
            <text:p text:style-name="P64">Get:2 http://security.ubuntu.com/ubuntu bionic-security InRelease [83.2 kB] <text:s text:c="28"/></text:p>
            <text:p text:style-name="P64">Get:3 http://dl.google.com/linux/chrome/deb stable Release [1,189 B] <text:s text:c="10"/></text:p>
            <text:p text:style-name="P64">Hit:4 http://ca.archive.ubuntu.com/ubuntu bionic InRelease <text:s text:c="30"/></text:p>
            <text:p text:style-name="P64">Get:5 http://dl.google.com/linux/chrome/deb stable Release.gpg [819 B] <text:s text:c="46"/></text:p>
            <text:p text:style-name="P64">Get:6 http://ca.archive.ubuntu.com/ubuntu bionic-updates InRelease [88.7 kB] <text:s text:c="40"/></text:p>
            <text:p text:style-name="P64">Get:7 http://dl.google.com/linux/chrome/deb stable/main amd64 Packages [1,377 B] <text:s text:c="36"/></text:p>
            <text:p text:style-name="P64">Get:8 http://security.ubuntu.com/ubuntu bionic-security/main amd64 DEP-11 Metadata [204 B] <text:s text:c="26"/></text:p>
            <text:p text:style-name="P64">Get:9 http://security.ubuntu.com/ubuntu bionic-security/universe amd64 DEP-11 Metadata [9,408 B] <text:s text:c="20"/></text:p>
            <text:p text:style-name="P64">Get:10 http://security.ubuntu.com/ubuntu bionic-security/universe DEP-11 48x48 Icons [9,087 B] <text:s text:c="22"/></text:p>
            <text:p text:style-name="P65">Get:11 <text:a xlink:type="simple" xlink:href="http://ca.archi/" text:style-name="Internet_20_link" text:visited-style-name="Visited_20_Internet_20_Link">http://ca.archi</text:a></text:p>
            <text:p text:style-name="P65">ve.ubuntu.com/ubuntu bionic-backports InRelease [74.6 kB] <text:s text:c="37"/></text:p>
            <text:p text:style-name="P64">Get:12 http://security.ubuntu.com/ubuntu bionic-security/universe DEP-11 64x64 Icons [16.3 kB] <text:s text:c="22"/></text:p>
            <text:p text:style-name="P64">Get:13 http://ca.archive.ubuntu.com/ubuntu bionic-updates/main amd64 DEP-11 Metadata [185 kB] <text:s text:c="23"/></text:p>
            <text:p text:style-name="P64">Get:14 http://ca.archive.ubuntu.com/ubuntu bionic-updates/main DEP-11 48x48 Icons [44.5 kB] <text:s text:c="25"/></text:p>
            <text:p text:style-name="P64">Get:15 http://ca.archive.ubuntu.com/ubuntu bionic-updates/main DEP-11 64x64 Icons [86.2 kB] <text:s text:c="25"/></text:p>
            <text:p text:style-name="P64">Get:16 http://ca.archive.ubuntu.com/ubuntu bionic-updates/universe amd64 DEP-11 Metadata [191 kB] <text:s text:c="19"/></text:p>
            <text:p text:style-name="P64"><text:soft-page-break/>Get:17 http://ca.archive.ubuntu.com/ubuntu bionic-updates/universe DEP-11 48x48 Icons [183 kB] <text:s text:c="22"/></text:p>
            <text:p text:style-name="P64">Get:18 http://ca.archive.ubuntu.com/ubuntu bionic-updates/universe DEP-11 64x64 Icons [312 kB] <text:s text:c="22"/></text:p>
            <text:p text:style-name="P64">Get:19 http://ca.archive.ubuntu.com/ubuntu bionic-updates/multiverse amd64 DEP-11 Metadata [2,468 B] <text:s text:c="16"/></text:p>
            <text:p text:style-name="P64">Get:20 http://ca.archive.ubuntu.com/ubuntu bionic-backports/universe amd64 DEP-11 Metadata [5,104 B] <text:s text:c="16"/></text:p>
            <text:p text:style-name="P64">Fetched 1,293 kB in 2min 41s (8,019 B/s) <text:s text:c="76"/></text:p>
            <text:p text:style-name="P64">Reading package lists... Done</text:p>
            <text:p text:style-name="P64">ermao@ermao-ThinkPad-T510:~$ </text:p>
          </table:table-cell>
        </table:table-row>
      </table:table>
      <text:p text:style-name="Preformatted_20_Text"/>
      <text:p text:style-name="P1">sudo apt-get -y install google-chrome-stable</text:p>
      <table:table table:name="Table15" table:style-name="Table15">
        <table:table-column table:style-name="Table15.A"/>
        <table:table-row>
          <table:table-cell table:style-name="Table15.A1" office:value-type="string">
            <text:p text:style-name="P64">ermao@ermao-ThinkPad-T510:~$ sudo apt-get -y install google-chrome-stable</text:p>
            <text:p text:style-name="P64">Reading package lists... Done</text:p>
            <text:p text:style-name="P64">Building dependency tree <text:s text:c="6"/></text:p>
            <text:p text:style-name="P64">Reading state information... Done</text:p>
            <text:p text:style-name="P64">The following NEW packages will be installed:</text:p>
            <text:p text:style-name="P64"><text:s text:c="2"/>google-chrome-stable</text:p>
            <text:p text:style-name="P64">0 upgraded, 1 newly installed, 0 to remove and 8 not upgraded.</text:p>
            <text:p text:style-name="P64">Need to get 56.1 MB of archives.</text:p>
            <text:p text:style-name="P64">After this operation, 199 MB of additional disk space will be used.</text:p>
            <text:p text:style-name="P64">Get:1 http://dl.google.com/linux/chrome/deb stable/main amd64 google-chrome-stable amd64 70.0.3538.77-1 [56.1 MB]</text:p>
            <text:p text:style-name="P64">Err:1 http://dl.google.com/linux/chrome/deb stable/main amd64 google-chrome-stable amd64 70.0.3538.77-1 <text:s text:c="13"/></text:p>
            <text:p text:style-name="P64"><text:s text:c="2"/>Cannot initiate the connection to dl.google.com:80 (2607:f8b0:400b:80e::200e). - connect (101: Network is unreachable) Could not connect to dl.google.com:80 (172.217.0.110), connection timed out [IP: 172.217.0.110 80]</text:p>
            <text:p text:style-name="P64">E: Failed to fetch http://dl.google.com/linux/chrome/deb/pool/main/g/google-chrome-stable/google-chrome-stable_70.0.3538.77-1_amd64.deb <text:s/>Cannot initiate the connection to dl.google.com:80 (2607:f8b0:400b:80e::200e). - connect (101: Network is unreachable) Could not connect to dl.google.com:80 (172.217.0.110), connection timed out [IP: 172.217.0.110 80]</text:p>
            <text:p text:style-name="P64">E: Unable to fetch some archives, try running apt-get update or apt-get --fix-missing.</text:p>
            <text:p text:style-name="P64">ermao@ermao-ThinkPad-T510:~$</text:p>
          </table:table-cell>
        </table:table-row>
      </table:table>
      <text:p text:style-name="P2"/>
      <table:table table:name="Table16" table:style-name="Table16">
        <table:table-column table:style-name="Table16.A"/>
        <table:table-row>
          <table:table-cell table:style-name="Table16.A1" office:value-type="string">
            <text:p text:style-name="P64">ermao@ermao-ThinkPad-T510:~$ sudo apt-get --fix-missing</text:p>
            <text:p text:style-name="P64">[sudo] password for ermao: </text:p>
            <text:p text:style-name="P64">Sorry, try again.</text:p>
            <text:p text:style-name="P64">[sudo] password for ermao: </text:p>
            <text:p text:style-name="P64">Sorry, try again.</text:p>
            <text:p text:style-name="P64">[sudo] password for ermao: </text:p>
            <text:p text:style-name="P64">apt 1.6.6 (amd64)</text:p>
            <text:p text:style-name="P64">Usage: apt-get [options] command</text:p>
            <text:p text:style-name="P64"><text:s text:c="7"/>apt-get [options] install|remove pkg1 [pkg2 ...]</text:p>
            <text:p text:style-name="P64"><text:s text:c="7"/>apt-get [options] source pkg1 [pkg2 ...]</text:p>
            <text:p text:style-name="P64"/>
            <text:p text:style-name="P64">apt-get is a command line interface for retrieval of packages</text:p>
            <text:p text:style-name="P64">and information about them from authenticated sources and</text:p>
            <text:p text:style-name="P64">for installation, upgrade and removal of packages together</text:p>
            <text:p text:style-name="P64">with their dependencies.</text:p>
            <text:p text:style-name="P64"><text:soft-page-break/></text:p>
            <text:p text:style-name="P64">Most used commands:</text:p>
            <text:p text:style-name="P64"><text:s text:c="2"/>update - Retrieve new lists of packages</text:p>
            <text:p text:style-name="P64"><text:s text:c="2"/>upgrade - Perform an upgrade</text:p>
            <text:p text:style-name="P64"><text:s text:c="2"/>install - Install new packages (pkg is libc6 not libc6.deb)</text:p>
            <text:p text:style-name="P64"><text:s text:c="2"/>remove - Remove packages</text:p>
            <text:p text:style-name="P64"><text:s text:c="2"/>purge - Remove packages and config files</text:p>
            <text:p text:style-name="P64"><text:s text:c="2"/>autoremove - Remove automatically all unused packages</text:p>
            <text:p text:style-name="P64"><text:s text:c="2"/>dist-upgrade - Distribution upgrade, see apt-get(8)</text:p>
            <text:p text:style-name="P64"><text:s text:c="2"/>dselect-upgrade - Follow dselect selections</text:p>
            <text:p text:style-name="P64"><text:s text:c="2"/>build-dep - Configure build-dependencies for source packages</text:p>
            <text:p text:style-name="P64"><text:s text:c="2"/>clean - Erase downloaded archive files</text:p>
            <text:p text:style-name="P64"><text:s text:c="2"/>autoclean - Erase old downloaded archive files</text:p>
            <text:p text:style-name="P64"><text:s text:c="2"/>check - Verify that there are no broken dependencies</text:p>
            <text:p text:style-name="P64"><text:s text:c="2"/>source - Download source archives</text:p>
            <text:p text:style-name="P64"><text:s text:c="2"/>download - Download the binary package into the current directory</text:p>
            <text:p text:style-name="P64"><text:s text:c="2"/>changelog - Download and display the changelog for the given package</text:p>
            <text:p text:style-name="P64"/>
            <text:p text:style-name="P64">See apt-get(8) for more information about the available commands.</text:p>
            <text:p text:style-name="P64">Configuration options and syntax is detailed in apt.conf(5).</text:p>
            <text:p text:style-name="P64">Information about how to configure sources can be found in sources.list(5).</text:p>
            <text:p text:style-name="P64">Package and version choices can be expressed via apt_preferences(5).</text:p>
            <text:p text:style-name="P64">Security details are available in apt-secure(8).</text:p>
            <text:p text:style-name="P64"><text:s text:c="40"/>This APT has Super Cow Powers.</text:p>
            <text:p text:style-name="P64">ermao@ermao-ThinkPad-T510:~$ apt-get update</text:p>
            <text:p text:style-name="P64">Reading package lists... Done</text:p>
            <text:p text:style-name="P64">E: Could not open lock file /var/lib/apt/lists/lock - open (13: Permission denied)</text:p>
            <text:p text:style-name="P64">E: Unable to lock directory /var/lib/apt/lists/</text:p>
            <text:p text:style-name="P64">W: Problem unlinking the file /var/cache/apt/pkgcache.bin - RemoveCaches (13: Permission denied)</text:p>
            <text:p text:style-name="P64">W: Problem unlinking the file /var/cache/apt/srcpkgcache.bin - RemoveCaches (13: Permission denied)</text:p>
            <text:p text:style-name="P64">ermao@ermao-ThinkPad-T510:~$ </text:p>
            <text:p text:style-name="P64"/>
            <text:p text:style-name="P64">ermao@ermao-ThinkPad-T510:~$ sudo apt-get update</text:p>
            <text:p text:style-name="P64">Ign:1 http://dl.google.com/linux/chrome/deb stable InRelease</text:p>
            <text:p text:style-name="P64">Get:2 http://security.ubuntu.com/ubuntu bionic-security InRelease [83.2 kB]</text:p>
            <text:p text:style-name="P64">Hit:3 http://ca.archive.ubuntu.com/ubuntu bionic InRelease <text:s text:c="20"/></text:p>
            <text:p text:style-name="P64">Hit:4 http://dl.google.com/linux/chrome/deb stable Release <text:s text:c="47"/></text:p>
            <text:p text:style-name="P64">Get:5 http://ca.archive.ubuntu.com/ubuntu bionic-updates InRelease [88.7 kB] <text:s text:c="29"/></text:p>
            <text:p text:style-name="P64">Get:7 http://ca.archive.ubuntu.com/ubuntu bionic-backports InRelease [74.6 kB] <text:s text:c="18"/></text:p>
            <text:p text:style-name="P64">Fetched 247 kB in 2s (133 kB/s) <text:s text:c="3"/></text:p>
            <text:p text:style-name="P64">Reading package lists... Done</text:p>
            <text:p text:style-name="P64">ermao@ermao-ThinkPad-T510:~$ </text:p>
          </table:table-cell>
        </table:table-row>
      </table:table>
      <text:p text:style-name="P2"/>
      <text:h text:style-name="P15" text:outline-level="2">Step 3 – Install ChromeDriver</text:h>
      <text:p text:style-name="Text_20_body">You are also required to setup ChromeDriver on your system. ChromeDriver is a standalone server which implements <text:a xlink:type="simple" xlink:href="https://github.com/SeleniumHQ/selenium/wiki/JsonWireProtocol" office:target-frame-name="_blank" xlink:show="new" text:style-name="Internet_20_link" text:visited-style-name="Visited_20_Internet_20_Link">WebDriver’s wire protocol</text:a> for Chromium. The WebDriver is an open source tool for automated testing of web apps across multiple browsers.</text:p>
      <text:p text:style-name="Preformatted_20_Text">wget https://chromedriver.storage.googleapis.com/2.41/chromedriver_linux64.zip</text:p>
      <text:p text:style-name="P1">unzip chromedriver_linux64.zip</text:p>
      <table:table table:name="Table17" table:style-name="Table17">
        <table:table-column table:style-name="Table17.A"/>
        <text:soft-page-break/>
        <table:table-row>
          <table:table-cell table:style-name="Table17.A1" office:value-type="string">
            <text:p text:style-name="P66">ermao@ermao-ThinkPad-T510:~$ wget https://chromedriver.storage.googleapis.com/2.41/chromedriver_linux64.zip</text:p>
            <text:p text:style-name="P64">--2018-10-28 16:49:34-- <text:s/>https://chromedriver.storage.googleapis.com/2.41/chromedriver_linux64.zip</text:p>
            <text:p text:style-name="P64">Resolving chromedriver.storage.googleapis.com (chromedriver.storage.googleapis.com)... 172.217.2.112, 2607:f8b0:400b:80e::2010</text:p>
            <text:p text:style-name="P64">Connecting to chromedriver.storage.googleapis.com (chromedriver.storage.googleapis.com)|172.217.2.112|:443... connected.</text:p>
            <text:p text:style-name="P64">HTTP request sent, awaiting response... 200 OK</text:p>
            <text:p text:style-name="P64">Length: 3944714 (3.8M) [application/zip]</text:p>
            <text:p text:style-name="P64">Saving to: ‘chromedriver_linux64.zip’</text:p>
            <text:p text:style-name="P64"/>
            <text:p text:style-name="P64">chromedriver_linux64.zip <text:s text:c="4"/>100%[============================================&gt;] <text:s text:c="2"/>3.76M <text:s/>1.38MB/s <text:s text:c="3"/>in 2.7s <text:s text:c="3"/></text:p>
            <text:p text:style-name="P64"/>
            <text:p text:style-name="P64">2018-10-28 16:49:37 (1.38 MB/s) - ‘chromedriver_linux64.zip’ saved [3944714/3944714]</text:p>
            <text:p text:style-name="P64"/>
            <text:p text:style-name="P66">ermao@ermao-ThinkPad-T510:~$ unzip chromedriver_linux64.zip</text:p>
            <text:p text:style-name="P64">Archive: <text:s/>chromedriver_linux64.zip</text:p>
            <text:p text:style-name="P64"><text:s text:c="2"/>inflating: chromedriver <text:s text:c="11"/></text:p>
            <text:p text:style-name="P66">ermao@ermao-ThinkPad-T510:~$ </text:p>
          </table:table-cell>
        </table:table-row>
      </table:table>
      <text:p text:style-name="P1"/>
      <text:p text:style-name="Text_20_body">You can find the latest ChromeDriver on its <text:a xlink:type="simple" xlink:href="https://sites.google.com/a/chromium.org/chromedriver/downloads" office:target-frame-name="_blank" xlink:show="new" text:style-name="Internet_20_link" text:visited-style-name="Visited_20_Internet_20_Link">official download page</text:a>. Now execute below commands to configure ChromeDriver on your system.</text:p>
      <text:p text:style-name="Preformatted_20_Text">sudo mv chromedriver /usr/bin/chromedriver</text:p>
      <text:p text:style-name="Preformatted_20_Text">sudo chown root:root /usr/bin/chromedriver</text:p>
      <text:p text:style-name="P1">sudo chmod +x /usr/bin/chromedriver</text:p>
      <table:table table:name="Table18" table:style-name="Table18">
        <table:table-column table:style-name="Table18.A"/>
        <table:table-row>
          <table:table-cell table:style-name="Table18.A1" office:value-type="string">
            <text:p text:style-name="P64">ermao@ermao-ThinkPad-T510:~$ sudo mv chromedriver /usr/bin/chromedriver</text:p>
            <text:p text:style-name="P64">[sudo] password for ermao: </text:p>
            <text:p text:style-name="P64">ermao@ermao-ThinkPad-T510:~$ sudo chown root:root /usr/bin/chromedriver</text:p>
            <text:p text:style-name="P64">ermao@ermao-ThinkPad-T510:~$ sudo chmod +x /usr/bin/chromedriver</text:p>
            <text:p text:style-name="P64">ermao@ermao-ThinkPad-T510:~$ </text:p>
          </table:table-cell>
        </table:table-row>
      </table:table>
      <text:p text:style-name="P2"/>
      <text:h text:style-name="P15" text:outline-level="2">Step 4 – Download Required Jar Files</text:h>
      <text:p text:style-name="Text_20_body">The Selenium Server is required to run Remote Selenium WebDrivers. You need to download the Selenium standalone server jar file using the below commands or visit <text:a xlink:type="simple" xlink:href="http://www.seleniumhq.org/download/" office:target-frame-name="_blank" xlink:show="new" text:style-name="Internet_20_link" text:visited-style-name="Visited_20_Internet_20_Link">here</text:a> to find the latest version of Jar file.</text:p>
      <text:p text:style-name="P1">wget https://selenium-release.storage.googleapis.com/3.13/selenium-server-standalone-3.13.0.jar</text:p>
      <text:p text:style-name="Text_20_body"/>
      <table:table table:name="Table19" table:style-name="Table19">
        <table:table-column table:style-name="Table19.A"/>
        <table:table-row>
          <table:table-cell table:style-name="Table19.A1" office:value-type="string">
            <text:p text:style-name="Table_20_Contents">ermao@ermao-ThinkPad-T510:~$ wget https://selenium-release.storage.googleapis.com/3.13/selenium-server-standalone-3.13.0.jar</text:p>
            <text:p text:style-name="Table_20_Contents"><text:soft-page-break/>--2018-10-28 17:20:36-- <text:s/>https://selenium-release.storage.googleapis.com/3.13/selenium-server-standalone-3.13.0.jar</text:p>
            <text:p text:style-name="Table_20_Contents">Resolving selenium-release.storage.googleapis.com (selenium-release.storage.googleapis.com)... 172.217.2.112, 2607:f8b0:400b:80c::2010</text:p>
            <text:p text:style-name="Table_20_Contents">Connecting to selenium-release.storage.googleapis.com (selenium-release.storage.googleapis.com)|172.217.2.112|:443... connected.</text:p>
            <text:p text:style-name="Table_20_Contents">HTTP request sent, awaiting response... 200 OK</text:p>
            <text:p text:style-name="Table_20_Contents">Length: 23460830 (22M) [application/java-archive]</text:p>
            <text:p text:style-name="Table_20_Contents">Saving to: ‘selenium-server-standalone-3.13.0.jar.1’</text:p>
            <text:p text:style-name="Table_20_Contents"/>
            <text:p text:style-name="Table_20_Contents">selenium-server-standalone-3.13.0 100%[==========================================================&gt;] <text:s/>22.37M <text:s/>57.7KB/s <text:s text:c="3"/>in 20m 20s </text:p>
            <text:p text:style-name="Table_20_Contents"/>
            <text:p text:style-name="Table_20_Contents">2018-10-28 17:40:58 (18.8 KB/s) - ‘selenium-server-standalone-3.13.0.jar.1’ saved [23460830/23460830]</text:p>
            <text:p text:style-name="Table_20_Contents"/>
            <text:p text:style-name="Table_20_Contents">ermao@ermao-ThinkPad-T510:~$ </text:p>
          </table:table-cell>
        </table:table-row>
      </table:table>
      <text:p text:style-name="Text_20_body"/>
      <text:p text:style-name="Text_20_body">Also download the testng-6.8.7.jar file to your system.</text:p>
      <text:p text:style-name="Preformatted_20_Text">wget http://www.java2s.com/Code/JarDownload/testng/testng-6.8.7.jar.zip</text:p>
      <text:p text:style-name="P1">unzip testng-6.8.7.jar.zip</text:p>
      <table:table table:name="Table20" table:style-name="Table20">
        <table:table-column table:style-name="Table20.A"/>
        <table:table-row>
          <table:table-cell table:style-name="Table20.A1" office:value-type="string">
            <text:p text:style-name="P66"><text:span text:style-name="T13">e</text:span>rmao@ermao-ThinkPad-T510:~$ wget http://www.java2s.com/Code/JarDownload/testng/testng-6.8.7.jar.zip</text:p>
            <text:p text:style-name="P64">--2018-10-28 20:33:14-- <text:s/>http://www.java2s.com/Code/JarDownload/testng/testng-6.8.7.jar.zip</text:p>
            <text:p text:style-name="P64">Resolving www.java2s.com (www.java2s.com)... 45.40.136.91</text:p>
            <text:p text:style-name="P64">Connecting to www.java2s.com (www.java2s.com)|45.40.136.91|:80... connected.</text:p>
            <text:p text:style-name="P64">HTTP request sent, awaiting response... 200 OK</text:p>
            <text:p text:style-name="P64">Length: 770283 (752K) [application/zip]</text:p>
            <text:p text:style-name="P64">Saving to: ‘testng-6.8.7.jar.zip’</text:p>
            <text:p text:style-name="P64"/>
            <text:p text:style-name="P64">testng-6.8.7.jar.zip <text:s text:c="13"/>100%[==========================================================&gt;] 752.23K <text:s text:c="2"/>104KB/s <text:s text:c="3"/>in 11s <text:s text:c="4"/></text:p>
            <text:p text:style-name="P64"/>
            <text:p text:style-name="P64">2018-10-28 20:33:26 (69.6 KB/s) - ‘testng-6.8.7.jar.zip’ saved [770283/770283]</text:p>
            <text:p text:style-name="P64"/>
            <text:p text:style-name="P66">ermao@ermao-ThinkPad-T510:~$ unzip testng-6.8.7.jar.zip</text:p>
            <text:p text:style-name="P64">Archive: <text:s/>testng-6.8.7.jar.zip</text:p>
            <text:p text:style-name="P64"><text:s text:c="2"/>inflating: testng-6.8.7.jar <text:s text:c="7"/></text:p>
            <text:p text:style-name="P64">ermao@ermao-ThinkPad-T510:~$ </text:p>
          </table:table-cell>
        </table:table-row>
      </table:table>
      <text:p text:style-name="P1"/>
      <text:h text:style-name="P15" text:outline-level="2">Step 5 – Start Chrome via Selenium Server</text:h>
      <text:p text:style-name="Text_20_body">Your server setup is ready. Start the Chrome via standalone selenium server using Xvfb utility.</text:p>
      <text:p text:style-name="Text_20_body"><text:soft-page-break/><text:span text:style-name="Strong_20_Emphasis">Run Chrome via Selenium Server </text:span></text:p>
      <text:p text:style-name="P1">xvfb-run java -Dwebdriver.chrome.driver=/usr/bin/chromedriver -jar selenium-server-standalone.jar</text:p>
      <table:table table:name="Table21" table:style-name="Table21">
        <table:table-column table:style-name="Table21.A"/>
        <table:table-row>
          <table:table-cell table:style-name="Table21.A1" office:value-type="string">
            <text:p text:style-name="P67">ermao@ermao-ThinkPad-T510:~$ unzip testng-6.8.7.jar.zip</text:p>
            <text:p text:style-name="P67">Archive: <text:s/>testng-6.8.7.jar.zip</text:p>
            <text:p text:style-name="P67"><text:s text:c="2"/>inflating: testng-6.8.7.jar <text:s text:c="7"/></text:p>
            <text:p text:style-name="P67">ermao@ermao-ThinkPad-T510:~$ xvfb-run java -Dwebdriver.chrome.driver=/usr/bin/chromedriver -jar selenium-server-standalone.jar</text:p>
            <text:p text:style-name="P67">Error: Unable to access jarfile selenium-server-standalone.jar</text:p>
            <text:p text:style-name="P67">ermao@ermao-ThinkPad-T510:~$ ls</text:p>
            <text:p text:style-name="P67">chromedriver_linux64.zip <text:s/>Downloads <text:s text:c="17"/>Music <text:s text:c="4"/>selenium-server-standalone-3.13.0.jar <text:s text:c="3"/>Templates <text:s text:c="12"/>Videos</text:p>
            <text:p text:style-name="P67">Desktop <text:s text:c="18"/>eclipse-workspace-Aravind <text:s/>Pictures <text:s/>selenium-server-standalone-3.13.0.jar.1 <text:s/>testng-6.8.7.jar</text:p>
            <text:p text:style-name="P67">Documents <text:s text:c="16"/>examples.desktop <text:s text:c="10"/>Public <text:s text:c="3"/>snap <text:s text:c="36"/>testng-6.8.7.jar.zip</text:p>
            <text:p text:style-name="P68">ermao@ermao-ThinkPad-T510:~$ xvfb-run java -Dwebdriver.chrome.driver=/usr/bin/chromedriver -jar selenium-server-standalone-1.13.0.jar</text:p>
            <text:p text:style-name="P67">Error: Unable to access jarfile selenium-server-standalone-1.13.0.jar</text:p>
            <text:p text:style-name="P68">ermao@ermao-ThinkPad-T510:~$ pwd</text:p>
            <text:p text:style-name="P67">/home/ermao</text:p>
            <text:p text:style-name="P67">ermao@ermao-ThinkPad-T510:~$ <text:span text:style-name="T14">xvfb-run java -Dwebdriver.chrome.driver=/usr/bin/chromedriver -jar</text:span> <text:span text:style-name="T14">selenium-server-standalone-3.13.0.jar</text:span></text:p>
            <text:p text:style-name="P67">20:52:43.963 INFO [GridLauncherV3.launch] - Selenium build info: version: '3.13.0', revision: '2f0d292'</text:p>
            <text:p text:style-name="P67">20:52:43.977 INFO [GridLauncherV3$1.launch] - Launching a standalone Selenium Server on port 4444</text:p>
            <text:p text:style-name="P67">2018-10-28 20:52:44.249:INFO::main: Logging initialized @842ms to org.seleniumhq.jetty9.util.log.StdErrLog</text:p>
            <text:p text:style-name="P67">20:52:44.562 INFO [SeleniumServer.boot] - <text:span text:style-name="T15">Selenium Server is up and running on port 4444</text:span></text:p>
          </table:table-cell>
        </table:table-row>
      </table:table>
      <text:p text:style-name="P1"/>
      <text:p text:style-name="Text_20_body">Use <text:span text:style-name="Source_20_Text">-debug</text:span> option at end of command to start server in debug mode.</text:p>
      <text:p text:style-name="Text_20_body">You can also <text:span text:style-name="Strong_20_Emphasis">Start Headless ChromeDriver</text:span> by typing the below command on terminal.</text:p>
      <text:p text:style-name="P1">chromedriver --url-base=/wd/hub</text:p>
      <text:p text:style-name="Text_20_body">Your Selenium server is now running with Chrome. Use this server to run your test cases written in Selenium using Google Chrome web browser. Next step is an optional step and doesn’t depend on Step 5.</text:p>
      <text:h text:style-name="P84" text:outline-level="2"/>
      <text:h text:style-name="P104" text:outline-level="2">Step <text:span text:style-name="T16">5.5 install vim</text:span></text:h>
      <table:table table:name="Table54" table:style-name="Table54">
        <table:table-column table:style-name="Table54.A"/>
        <table:table-row>
          <table:table-cell table:style-name="Table54.A1" office:value-type="string">
            <text:p text:style-name="Table_20_Contents"><text:a xlink:type="simple" xlink:href="https://bogdanvlviv.com/posts/vim/how-to-install-the-latest-vim-on-ubuntu-16_04.html" text:style-name="Internet_20_link" text:visited-style-name="Visited_20_Internet_20_Link">https://bogdanvlviv.com/posts/vim/how-to-install-the-latest-vim-on-ubuntu-16_04.html</text:a></text:p>
            <text:p text:style-name="Table_20_Contents"/>
          </table:table-cell>
        </table:table-row>
      </table:table>
      <text:h text:style-name="P84" text:outline-level="2"><text:bookmark text:name="what-is-vim"/>What is Vim?</text:h>
      <text:p text:style-name="Text_20_body">Vim is a highly configurable text editor built to enable efficient text editing. It is an improved version of the vi editor distributed with most UNIX systems. <text:a xlink:type="simple" xlink:href="https://vim.sourceforge.io/about.php" text:style-name="Internet_20_link" text:visited-style-name="Visited_20_Internet_20_Link">Read more</text:a>.</text:p>
      <text:h text:style-name="Heading_20_2" text:outline-level="2"><text:bookmark text:name="install-the-download-and-build-dependencies"/>Install the download and build dependencies</text:h>
      <text:p text:style-name="Text_20_body">We can download package information from all configured sources:</text:p>
      <text:p text:style-name="P1"><text:span text:style-name="Source_20_Text">$ sudo apt update</text:span></text:p>
      <text:p text:style-name="Text_20_body">We need to install <text:a xlink:type="simple" xlink:href="https://git-scm.com/" text:style-name="Internet_20_link" text:visited-style-name="Visited_20_Internet_20_Link">Git</text:a> in order to download the latest version of Vim from <text:a xlink:type="simple" xlink:href="https://github.com/vim/vim" text:style-name="Internet_20_link" text:visited-style-name="Visited_20_Internet_20_Link">the official repository</text:a>:</text:p>
      <text:p text:style-name="P1"><text:span text:style-name="Source_20_Text">$ sudo apt install -y git</text:span></text:p>
      <text:p text:style-name="Text_20_body">In order to get the latest version of Vim, we’ll be compiling and installing the software from source. We need to satisfy the build dependencies so that we can compile the software. To do this, we can install the <text:span text:style-name="Source_20_Text">build-essential</text:span> package:</text:p>
      <text:p text:style-name="P1"><text:span text:style-name="Source_20_Text">$ sudo apt install -y build-essential</text:span></text:p>
      <text:h text:style-name="Heading_20_2" text:outline-level="2"><text:bookmark text:name="download-compile-and-install-vim"/>Download, compile and install Vim</text:h>
      <text:p text:style-name="Text_20_body">We need to choose the target directory where we’ll download Vim. Let’s download in the <text:span text:style-name="Source_20_Text">/tmp/vim</text:span>. Before downloading we need to try to remove <text:span text:style-name="Source_20_Text">/tmp/vim</text:span> to ensure that this directory isn’t busy:</text:p>
      <text:p text:style-name="P1"><text:span text:style-name="Source_20_Text">$ rm -fr /tmp/vim</text:span></text:p>
      <text:p text:style-name="Text_20_body">Download Vim to <text:span text:style-name="Source_20_Text">/tmp/vim</text:span>:</text:p>
      <text:p text:style-name="P1"><text:span text:style-name="Source_20_Text">$ git clone </text:span><text:a xlink:type="simple" xlink:href="https://github.com/vim/vim.git" text:style-name="Internet_20_link" text:visited-style-name="Visited_20_Internet_20_Link"><text:span text:style-name="Source_20_Text">https://github.com/vim/vim.git</text:span></text:a><text:span text:style-name="Source_20_Text"> /tmp/vim</text:span></text:p>
      <text:p text:style-name="Text_20_body">Compile the Vim binaries:</text:p>
      <text:p text:style-name="P1"><text:span text:style-name="Source_20_Text">$ make -C /tmp/vim</text:span></text:p>
      <text:p text:style-name="Text_20_body">Install the binaries into the system:</text:p>
      <text:p text:style-name="P1"><text:span text:style-name="Source_20_Text">$ sudo make install -C /tmp/vim</text:span></text:p>
      <text:p text:style-name="Text_20_body">We don’t need to keep the downloaded Vim binaries, so we can remove <text:span text:style-name="Source_20_Text">/tmp/vim</text:span>:</text:p>
      <text:p text:style-name="P1"><text:span text:style-name="Source_20_Text">$ rm -fr /tmp/vim</text:span></text:p>
      <text:p text:style-name="Text_20_body"><text:soft-page-break/>Successfully finishing all steps above we can use the latest <text:span text:style-name="Source_20_Text">vim</text:span>. Enjoy!</text:p>
      <table:table table:name="Table22" table:style-name="Table22">
        <table:table-column table:style-name="Table22.A"/>
        <table:table-row>
          <table:table-cell table:style-name="Table22.A1" office:value-type="string">
            <text:p text:style-name="Table_20_Contents"><text:a xlink:type="simple" xlink:href="../Install%20Vim.odt" text:style-name="Internet_20_link" text:visited-style-name="Visited_20_Internet_20_Link"><text:span text:style-name="T17">/home/ermao/Documents/dairy_ermao/</text:span></text:a><text:a xlink:type="simple" xlink:href="../Install%20Vim.odt" text:style-name="Internet_20_link" text:visited-style-name="Visited_20_Internet_20_Link"><text:span text:style-name="T17">I</text:span></text:a><text:a xlink:type="simple" xlink:href="../Install%20Vim.odt" text:style-name="Internet_20_link" text:visited-style-name="Visited_20_Internet_20_Link"><text:span text:style-name="T17">nstall Vim.odt</text:span></text:a></text:p>
          </table:table-cell>
        </table:table-row>
      </table:table>
      <text:p text:style-name="P44"/>
      <table:table table:name="Table25" table:style-name="Table25">
        <table:table-column table:style-name="Table25.A"/>
        <table:table-row>
          <table:table-cell table:style-name="Table25.A1" office:value-type="string">
            <text:p text:style-name="Table_20_Contents"><text:a xlink:type="simple" xlink:href="../Install%20vim%20simplest.odt" text:style-name="Internet_20_link" text:visited-style-name="Visited_20_Internet_20_Link"><text:span text:style-name="T18">/home/ermao/Documents/dairy_ermao/Install vim</text:span></text:a><text:a xlink:type="simple" xlink:href="../Install%20vim%20simplest.odt" text:style-name="Internet_20_link" text:visited-style-name="Visited_20_Internet_20_Link"><text:span text:style-name="T18">s</text:span></text:a><text:a xlink:type="simple" xlink:href="../Install%20vim%20simplest.odt" text:style-name="Internet_20_link" text:visited-style-name="Visited_20_Internet_20_Link"><text:span text:style-name="T18"> simplet.odt</text:span></text:a></text:p>
          </table:table-cell>
        </table:table-row>
      </table:table>
      <text:p text:style-name="P44"/>
      <text:h text:style-name="Heading_20_2" text:outline-level="2"/>
      <text:h text:style-name="Heading_20_2" text:outline-level="2">Step 6 – Sample Java Program (Optional)</text:h>
      <text:p text:style-name="Text_20_body">This is an optional step. It describes running a single test case using Selenium standalone server and ChromeDriver. Let’s create a Java program using Selenium server and Chrome Driver. This Java program will open a specified website URL and check if defined string presents on the webpage or not.</text:p>
      <text:p text:style-name="Text_20_body">Create a Java program by editing a file in text editor.</text:p>
      <text:p text:style-name="P1">vim TecAdminSeleniumTest.java</text:p>
      <text:p text:style-name="Text_20_body">Add the below content to file.</text:p>
      <text:section text:style-name="Sect1" text:name="crayon-5bd610eee0fa0202776975">
        <text:p text:style-name="P87">import java.io.IOException;</text:p>
        <text:p text:style-name="P88">import org.openqa.selenium.WebDriver;</text:p>
        <text:p text:style-name="P88">import org.openqa.selenium.chrome.ChromeOptions; </text:p>
        <text:p text:style-name="P87">import org.openqa.selenium.chrome.ChromeDriver; </text:p>
        <text:p text:style-name="P87">import org.testng.annotations.Test; </text:p>
        <text:p text:style-name="P87">public class TecAdminSeleniumTest { </text:p>
        <text:p text:style-name="P87">public static void main(String[] args) throws IOException, InterruptedException { </text:p>
        <text:p text:style-name="P87">System.setProperty("webdriver.chrome.driver", "/usr/bin/chromedriver"); </text:p>
        <text:p text:style-name="P87"><text:span text:style-name="T18">c</text:span>hromeOptions chromeOptions = new ChromeOptions(); </text:p>
        <text:p text:style-name="P87">chromeOptions.addArguments("--headless"); </text:p>
        <text:p text:style-name="P87">chromeOptions.addArguments("--no-sandbox"); </text:p>
        <text:p text:style-name="P87">ebDriver driver = new ChromeDriver(chromeOptions); </text:p>
        <text:p text:style-name="P87"><text:soft-page-break/>driver.get("https://google.com"); Thread.sleep(1000); </text:p>
        <text:p text:style-name="P87">if (driver.getPageSource().contains("I'm Feeling Lucky")) { </text:p>
        <text:p text:style-name="P87">System.out.println("Pass"); } </text:p>
        <text:p text:style-name="P87">else { System.out.println("Fail"); } </text:p>
        <text:p text:style-name="P87">driver.quit(); </text:p>
        <text:p text:style-name="P87">} </text:p>
        <text:p text:style-name="P87">}</text:p>
      </text:section>
      <text:p text:style-name="Text_20_body">You can change the URL “https://google.com” with any other URL of your choice, Then also change the search string like “I’m Feeling Lucky” used in the above Java program. Save your java program and execute it. First, you need to set the Java CLASSPATH environment variable including the selenium-server-standalone.jar and testng-6.8.7.jar. Then compile the java program and run it.</text:p>
      <text:p text:style-name="Preformatted_20_Text">export CLASSPATH=".:selenium-server-standalone-3.13.0.jar:testng-6.8.7.jar"</text:p>
      <text:p text:style-name="Preformatted_20_Text"/>
      <text:p text:style-name="Preformatted_20_Text">export CLASSPATH=".:selenium-server-standalone.jar:testng-6.8.7.jar"</text:p>
      <text:p text:style-name="Preformatted_20_Text">javac TecAdminSeleniumTest.java</text:p>
      <text:p text:style-name="P1">java TecAdminSeleniumTest</text:p>
      <text:p text:style-name="P1"/>
      <table:table table:name="Table23" table:style-name="Table23">
        <table:table-column table:style-name="Table23.A"/>
        <table:table-row>
          <table:table-cell table:style-name="Table23.A1" office:value-type="string">
            <text:p text:style-name="P64">ermao@ermao-ThinkPad-T510:/tmp$ vim TecAdminSeleniumTest.java</text:p>
            <text:p text:style-name="P64">ermao@ermao-ThinkPad-T510:/tmp$ export CLASSPATH=".:selenium-server-standalone.jar:testng-6.8.7.jar"</text:p>
            <text:p text:style-name="P64">ermao@ermao-ThinkPad-T510:/tmp$ avac TecAdminSeleniumTest.java</text:p>
            <text:p text:style-name="P64"/>
            <text:p text:style-name="P64">Command 'avac' not found, did you mean:</text:p>
            <text:p text:style-name="P64"/>
            <text:p text:style-name="P64"><text:s text:c="2"/>command 'javac' from deb default-jdk</text:p>
            <text:p text:style-name="P64"><text:s text:c="2"/>command 'javac' from deb openjdk-11-jdk-headless</text:p>
            <text:p text:style-name="P64"><text:s text:c="2"/>command 'javac' from deb ecj</text:p>
            <text:p text:style-name="P64"><text:s text:c="2"/>command 'javac' from deb openjdk-8-jdk-headless</text:p>
            <text:p text:style-name="P64"><text:s text:c="2"/>command 'atac' from deb atac</text:p>
            <text:p text:style-name="P64"/>
            <text:p text:style-name="P64">Try: sudo apt install &lt;deb name&gt;</text:p>
            <text:p text:style-name="P64"/>
            <text:p text:style-name="P64">ermao@ermao-ThinkPad-T510:/tmp$ javac TecAdminSeleniumTest.java</text:p>
            <text:p text:style-name="P64">TecAdminSeleniumTest.java:2: error: class, interface, or enum expected</text:p>
            <text:p text:style-name="P64">import org.openqa.selenium.WebDriver;^pimport org.openqa.selenium.chrome.ChromeOptions; </text:p>
            <text:p text:style-name="P64"><text:s text:c="37"/>^</text:p>
            <text:p text:style-name="P64">1 error</text:p>
            <text:p text:style-name="P64">ermao@ermao-ThinkPad-T510:/tmp$ </text:p>
          </table:table-cell>
        </table:table-row>
      </table:table>
      <text:p text:style-name="P1"/>
      <text:p text:style-name="Text_20_body"><text:soft-page-break/>You will see results like below. If the defined search string found, You will get message “Pass” and if string not found on the webpage, you will get the “Fail” message on the screen.</text:p>
      <table:table table:name="Table24" table:style-name="Table24">
        <table:table-column table:style-name="Table24.A"/>
        <table:table-row>
          <table:table-cell table:style-name="Table24.A1" office:value-type="string">
            <text:p text:style-name="P64">ermao@ermao-ThinkPad-T510:/tmp$ export CLASSPATH=".:selenium-server-standalone-3.13.0.jar:testng-6.8.7.jar"</text:p>
            <text:p text:style-name="P64">ermao@ermao-ThinkPad-T510:/tmp$ javac TecAdminSeleniumTest.java</text:p>
            <text:p text:style-name="P64">TecAdminSeleniumTest.java:3: error: package org.openqa.selenium does not exist</text:p>
            <text:p text:style-name="P64">import org.openqa.selenium.WebDriver;</text:p>
            <text:p text:style-name="P64"><text:s text:c="26"/>^</text:p>
            <text:p text:style-name="P64">TecAdminSeleniumTest.java:4: error: package org.openqa.selenium.chrome does not exist</text:p>
            <text:p text:style-name="P64">import org.openqa.selenium.chrome.ChromeOptions;</text:p>
            <text:p text:style-name="P64"><text:s text:c="33"/>^</text:p>
            <text:p text:style-name="P64">TecAdminSeleniumTest.java:5: error: package org.openqa.selenium.chrome does not exist</text:p>
            <text:p text:style-name="P64">import org.openqa.selenium.chrome.ChromeDriver;</text:p>
            <text:p text:style-name="P64"><text:s text:c="33"/>^</text:p>
            <text:p text:style-name="P64">TecAdminSeleniumTest.java:6: error: package org.testng.annotations does not exist</text:p>
            <text:p text:style-name="P64">import org.testng.annotations.Test;</text:p>
            <text:p text:style-name="P64"><text:s text:c="29"/>^</text:p>
            <text:p text:style-name="P64">TecAdminSeleniumTest.java:12: error: cannot find symbol</text:p>
            <text:p text:style-name="P64"><text:s text:c="16"/>chromeOptions chromeOptions = new ChromeOptions();</text:p>
            <text:p text:style-name="P64"><text:s text:c="16"/>^</text:p>
            <text:p text:style-name="P64"><text:s text:c="2"/>symbol: <text:s text:c="2"/>class chromeOptions</text:p>
            <text:p text:style-name="P64"><text:s text:c="2"/>location: class TecAdminSeleniumTest</text:p>
            <text:p text:style-name="P64">TecAdminSeleniumTest.java:12: error: cannot find symbol</text:p>
            <text:p text:style-name="P64"><text:s text:c="16"/>chromeOptions chromeOptions = new ChromeOptions();</text:p>
            <text:p text:style-name="P64"><text:s text:c="50"/>^</text:p>
            <text:p text:style-name="P64"><text:s text:c="2"/>symbol: <text:s text:c="2"/>class ChromeOptions</text:p>
            <text:p text:style-name="P64"><text:s text:c="2"/>location: class TecAdminSeleniumTest</text:p>
            <text:p text:style-name="P64">TecAdminSeleniumTest.java:16: error: cannot find symbol</text:p>
            <text:p text:style-name="P64"><text:s text:c="16"/>WebDriver driver = new ChromeDriver(chromeOptions);</text:p>
            <text:p text:style-name="P64"><text:s text:c="16"/>^</text:p>
            <text:p text:style-name="P64"><text:s text:c="2"/>symbol: <text:s text:c="2"/>class WebDriver</text:p>
            <text:p text:style-name="P64"><text:s text:c="2"/>location: class TecAdminSeleniumTest</text:p>
            <text:p text:style-name="P64">TecAdminSeleniumTest.java:16: error: cannot find symbol</text:p>
            <text:p text:style-name="P64"><text:s text:c="16"/>WebDriver driver = new ChromeDriver(chromeOptions);</text:p>
            <text:p text:style-name="P64"><text:s text:c="39"/>^</text:p>
            <text:p text:style-name="P64"><text:s text:c="2"/>symbol: <text:s text:c="2"/>class ChromeDriver</text:p>
            <text:p text:style-name="P64"><text:s text:c="2"/>location: class TecAdminSeleniumTest</text:p>
            <text:p text:style-name="P64">8 errors</text:p>
            <text:p text:style-name="P64">ermao@ermao-ThinkPad-T510:/tmp$ </text:p>
          </table:table-cell>
        </table:table-row>
      </table:table>
      <text:p text:style-name="P2"/>
      <text:p text:style-name="P2"/>
      <table:table table:name="Table26" table:style-name="Table26">
        <table:table-column table:style-name="Table26.A"/>
        <table:table-row>
          <table:table-cell table:style-name="Table26.A1" office:value-type="string">
            <text:p text:style-name="P89">import java.io.IOException;</text:p>
            <text:p text:style-name="P89">import org.openqa.selenium.WebDriver;</text:p>
            <text:p text:style-name="P89">import org.openqa.selenium.chrome.ChromeOptions; </text:p>
            <text:p text:style-name="P89"><text:soft-page-break/>import org.openqa.selenium.chrome.ChromeDriver; </text:p>
            <text:p text:style-name="P89">import org.testng.annotations.Test; </text:p>
            <text:p text:style-name="P89">public class TecAdminSeleniumTest { </text:p>
            <text:p text:style-name="P89">public static void main(String[] args) throws IOException, InterruptedException { </text:p>
            <text:p text:style-name="P89">System.setProperty("webdriver.chrome.driver", "/usr/bin/chromedriver"); </text:p>
            <text:p text:style-name="P89"><text:span text:style-name="T19">C</text:span>hromeOptions chromeOptions = new ChromeOptions(); </text:p>
            <text:p text:style-name="P89">chromeOptions.addArguments("--headless"); </text:p>
            <text:p text:style-name="P89">chromeOptions.addArguments("--no-sandbox"); </text:p>
            <text:p text:style-name="P89">ebDriver driver = new ChromeDriver(chromeOptions); </text:p>
            <text:p text:style-name="P89">driver.get("https://google.com"); Thread.sleep(1000); </text:p>
            <text:p text:style-name="P89">if (driver.getPageSource().contains("I'm Feeling Lucky")) { </text:p>
            <text:p text:style-name="P89">System.out.println("Pass"); } </text:p>
            <text:p text:style-name="P89">else { System.out.println("Fail"); } </text:p>
            <text:p text:style-name="P89">driver.quit(); </text:p>
            <text:p text:style-name="P90">} </text:p>
          </table:table-cell>
        </table:table-row>
        <table:table-row>
          <table:table-cell table:style-name="Table26.A2" office:value-type="string">
            <text:p text:style-name="P64">ermao@ermao-ThinkPad-T510:/tmp$ javac TecAdminSeleniumTest.java</text:p>
            <text:p text:style-name="P64">TecAdminSeleniumTest.java:3: error: package org.openqa.selenium does not exist</text:p>
            <text:p text:style-name="P64">import org.openqa.selenium.WebDriver;</text:p>
            <text:p text:style-name="P64"><text:s text:c="26"/>^</text:p>
            <text:p text:style-name="P64">TecAdminSeleniumTest.java:4: error: package org.openqa.selenium.chrome does not exist</text:p>
            <text:p text:style-name="P64">import org.openqa.selenium.chrome.ChromeOptions;</text:p>
            <text:p text:style-name="P64"><text:s text:c="33"/>^</text:p>
            <text:p text:style-name="P64">TecAdminSeleniumTest.java:5: error: package org.openqa.selenium.chrome does not exist</text:p>
            <text:p text:style-name="P64">import org.openqa.selenium.chrome.ChromeDriver;</text:p>
            <text:p text:style-name="P64"><text:s text:c="33"/>^</text:p>
            <text:p text:style-name="P64">TecAdminSeleniumTest.java:6: error: package org.testng.annotations does not exist</text:p>
            <text:p text:style-name="P64">import org.testng.annotations.Test;</text:p>
            <text:p text:style-name="P64"><text:s text:c="29"/>^</text:p>
            <text:p text:style-name="P64">TecAdminSeleniumTest.java:12: error: cannot find symbol</text:p>
            <text:p text:style-name="P64"><text:s text:c="16"/>ChromeOptions chromeOptions = new ChromeOptions();</text:p>
            <text:p text:style-name="P64"><text:s text:c="16"/>^</text:p>
            <text:p text:style-name="P64"><text:s text:c="2"/>symbol: <text:s text:c="2"/>class ChromeOptions</text:p>
            <text:p text:style-name="P64"><text:soft-page-break/><text:s text:c="2"/>location: class TecAdminSeleniumTest</text:p>
            <text:p text:style-name="P64">TecAdminSeleniumTest.java:12: error: cannot find symbol</text:p>
            <text:p text:style-name="P64"><text:s text:c="16"/>ChromeOptions chromeOptions = new ChromeOptions();</text:p>
            <text:p text:style-name="P64"><text:s text:c="50"/>^</text:p>
            <text:p text:style-name="P64"><text:s text:c="2"/>symbol: <text:s text:c="2"/>class ChromeOptions</text:p>
            <text:p text:style-name="P64"><text:s text:c="2"/>location: class TecAdminSeleniumTest</text:p>
            <text:p text:style-name="P64">TecAdminSeleniumTest.java:16: error: cannot find symbol</text:p>
            <text:p text:style-name="P64"><text:s text:c="16"/>WebDriver driver = new ChromeDriver(chromeOptions);</text:p>
            <text:p text:style-name="P64"><text:s text:c="16"/>^</text:p>
            <text:p text:style-name="P64"><text:s text:c="2"/>symbol: <text:s text:c="2"/>class WebDriver</text:p>
            <text:p text:style-name="P64"><text:s text:c="2"/>location: class TecAdminSeleniumTest</text:p>
            <text:p text:style-name="P64">TecAdminSeleniumTest.java:16: error: cannot find symbol</text:p>
            <text:p text:style-name="P64"><text:s text:c="16"/>WebDriver driver = new ChromeDriver(chromeOptions);</text:p>
            <text:p text:style-name="P64"><text:s text:c="39"/>^</text:p>
            <text:p text:style-name="P64"><text:s text:c="2"/>symbol: <text:s text:c="2"/>class ChromeDriver</text:p>
            <text:p text:style-name="P64"><text:s text:c="2"/>location: class TecAdminSeleniumTest</text:p>
            <text:p text:style-name="P64">8 errors</text:p>
            <text:p text:style-name="P64">ermao@ermao-ThinkPad-T510:/tmp$ </text:p>
          </table:table-cell>
        </table:table-row>
      </table:table>
      <text:p text:style-name="P2"/>
      <text:p text:style-name="P2"/>
      <table:table table:name="Table27" table:style-name="Table27">
        <table:table-column table:style-name="Table27.A"/>
        <table:table-row>
          <table:table-cell table:style-name="Table27.A1" office:value-type="string">
            <text:p text:style-name="Table_20_Contents"><text:a xlink:type="simple" xlink:href="../How%20to%20properly%20set%20up%20Java%20Selenium%20configuration%20to%20run%20automated%20tests.odt" text:style-name="Internet_20_link" text:visited-style-name="Visited_20_Internet_20_Link"><text:span text:style-name="T20">/home/ermao/Documents/dairy_ermao/How to properly set up Java Selenium configuration to run automated tests.odt</text:span></text:a></text:p>
          </table:table-cell>
        </table:table-row>
      </table:table>
      <text:p text:style-name="P2"/>
      <text:p text:style-name="P2"/>
      <text:h text:style-name="P115" text:outline-level="1"/>
      <text:h text:style-name="P117" text:outline-level="1"><text:span text:style-name="T21">5. </text:span>Install Maven</text:h>
      <table:table table:name="Table47" table:style-name="Table47">
        <table:table-column table:style-name="Table47.A"/>
        <table:table-row>
          <table:table-cell table:style-name="Table47.A1" office:value-type="string">
            <text:p text:style-name="P9"><text:a xlink:type="simple" xlink:href="https://stackoverflow.com/questions/32152665/install-maven-in-eclipse-3-8-in-ubuntu" text:style-name="Internet_20_link" text:visited-style-name="Visited_20_Internet_20_Link">https://stackoverflow.com/questions/32152665/install-maven-in-eclipse-3-8-in-ubuntu</text:a></text:p>
          </table:table-cell>
        </table:table-row>
      </table:table>
      <text:p text:style-name="Text_20_body"/>
      <text:p text:style-name="Text_20_body">I have installed "default" eclipse 3.8 in Ubuntu. I would like to install Maven support on it. I do</text:p>
      <text:p text:style-name="Text_20_body">1) In eclipse, go to "Help-&gt;Install New Software"</text:p>
      <text:p text:style-name="Text_20_body">2) press "Add" in the upper right button in the opened window</text:p>
      <text:p text:style-name="Text_20_body">3) set the name textbox to be "Maven2Eclipse"</text:p>
      <text:p text:style-name="Text_20_body">4) set the value textbox to be <text:a xlink:type="simple" xlink:href="http://download.eclipse.org/technology/m2e/releases" text:style-name="Internet_20_link" text:visited-style-name="Visited_20_Internet_20_Link">http://download.eclipse.org/technology/m2e/releases</text:a></text:p>
      <table:table table:name="Table48" table:style-name="Table48">
        <table:table-column table:style-name="Table48.A"/>
        <table:table-row>
          <table:table-cell table:style-name="Table48.A1" office:value-type="string">
            <text:p text:style-name="P102">m2e - Maven Integration for Eclipse (includes Incubating components) will be ignored because it is already installed, and updates are not permitted.</text:p>
            <text:p text:style-name="P19">m2e - slf4j over logback logging (Optional) will be ignored because it is already installed, and updates are not permitted.</text:p>
          </table:table-cell>
        </table:table-row>
      </table:table>
      <text:p text:style-name="Text_20_body"/>
      <text:p text:style-name="Text_20_body">5) after press OK I got following error:</text:p>
      <table:table table:name="Table29" table:style-name="Table29">
        <table:table-column table:style-name="Table29.A"/>
        <table:table-row>
          <table:table-cell table:style-name="Table29.A1" office:value-type="string">
            <text:p text:style-name="P93"><text:span text:style-name="Source_20_Text">Cannot satisfy dependency:</text:span></text:p>
            <text:p text:style-name="Preformatted_20_Text"><text:span text:style-name="Source_20_Text"><text:s text:c="4"/>From: Maven Integration for Eclipse JDT UI 1.5.1.20150109-1820 (org.eclipse.m2e.jdt.ui 1.5.1.20150109-1820)</text:span></text:p>
            <text:p text:style-name="Preformatted_20_Text"/>
            <text:p text:style-name="Preformatted_20_Text"><text:span text:style-name="Source_20_Text"><text:s text:c="4"/>Cannot complete the install because one or more required items could not be found.</text:span></text:p>
            <text:p text:style-name="Preformatted_20_Text"><text:span text:style-name="Source_20_Text"><text:s text:c="6"/>Software being installed: m2e - Maven Integration for Eclipse (includes Incubating components) 1.5.1.20150109-1820 (org.eclipse.m2e.feature.feature.group 1.5.1.20150109-1820)</text:span></text:p>
            <text:p text:style-name="Preformatted_20_Text"><text:span text:style-name="Source_20_Text"><text:s text:c="6"/>Missing requirement: Maven Integration for Eclipse 1.5.0.20140606-0033 (org.eclipse.m2e.core 1.5.0.20140606-0033) requires 'bundle org.slf4j.api 1.6.2' but it could not be found</text:span></text:p>
            <text:p text:style-name="Preformatted_20_Text"><text:span text:style-name="Source_20_Text"><text:s text:c="6"/>Missing requirement: Maven Integration for Eclipse 1.5.1.20150109-1820 (org.eclipse.m2e.core 1.5.1.20150109-1820) requires 'bundle org.slf4j.api 1.6.2' but it could not be found</text:span></text:p>
            <text:p text:style-name="Preformatted_20_Text"><text:span text:style-name="Source_20_Text"><text:s text:c="6"/>Missing requirement: Maven Integration for Eclipse 1.5.2.20150413-2215 (org.eclipse.m2e.core 1.5.2.20150413-2215) requires 'bundle org.slf4j.api 1.6.2' but it could not be found</text:span></text:p>
            <text:p text:style-name="Preformatted_20_Text"><text:span text:style-name="Source_20_Text"><text:s text:c="6"/>Cannot satisfy dependency:</text:span></text:p>
            <text:p text:style-name="Preformatted_20_Text"><text:span text:style-name="Source_20_Text"><text:s text:c="8"/>From: m2e - Maven Integration for Eclipse (includes Incubating components) 1.5.1.20150109-1820 (org.eclipse.m2e.feature.feature.group 1.5.1.20150109-1820)</text:span></text:p>
            <text:p text:style-name="Preformatted_20_Text"><text:span text:style-name="Source_20_Text"><text:s text:c="8"/>To: org.eclipse.m2e.jdt.ui [1.5.1.20150109-1820]</text:span></text:p>
            <text:p text:style-name="Preformatted_20_Text"><text:span text:style-name="Source_20_Text"><text:s text:c="6"/>Cannot satisfy dependency:</text:span></text:p>
            <text:p text:style-name="Preformatted_20_Text"><text:span text:style-name="Source_20_Text"><text:s text:c="8"/>From: Maven Integration for Eclipse JDT UI 1.5.1.20150109-1820 (org.eclipse.m2e.jdt.ui 1.5.1.20150109-1820)</text:span></text:p>
            <text:p text:style-name="P1"><text:span text:style-name="Source_20_Text"><text:s text:c="8"/>To: bundle org.eclipse.m2e.core [1.5.0,1.6.0)</text:span></text:p>
            <text:p text:style-name="P64"><text:soft-page-break/></text:p>
          </table:table-cell>
        </table:table-row>
      </table:table>
      <text:p text:style-name="P9"/>
      <table:table table:name="Table28" table:style-name="Table28">
        <table:table-column table:style-name="Table28.A"/>
        <table:table-row>
          <table:table-cell table:style-name="Table28.A1" office:value-type="string">
            <text:p text:style-name="P45">Same error i was getting today . </text:p>
            <text:p text:style-name="Preformatted_20_Text"><text:span text:style-name="Source_20_Text">Cannot complete the install because one or more required items could not be found.</text:span></text:p>
            <text:p text:style-name="Preformatted_20_Text"><text:span text:style-name="Source_20_Text"><text:s text:c="2"/>Software being installed: m2e - Maven Integration for Eclipse (includes Incubating components) 1.8.1.20170728-1531 (org.eclipse.m2e.feature.feature.group 1.8.1.20170728-1531)</text:span></text:p>
            <text:p text:style-name="Preformatted_20_Text"><text:span text:style-name="Source_20_Text"><text:s text:c="2"/>Missing requirement: Maven Integration for Eclipse 1.8.1.20170728-1531 (org.eclipse.m2e.core 1.8.1.20170728-1531) requires 'bundle org.eclipse.osgi 3.10.0' but it could not be found</text:span></text:p>
            <text:p text:style-name="Preformatted_20_Text"><text:span text:style-name="Source_20_Text"><text:s text:c="2"/>Cannot satisfy dependency:</text:span></text:p>
            <text:p text:style-name="Preformatted_20_Text"><text:span text:style-name="Source_20_Text"><text:s text:c="4"/>From: Maven Integration for Eclipse 1.8.1.20170728-1531 (org.eclipse.m2e.core.ui 1.8.1.20170728-1531)</text:span></text:p>
            <text:p text:style-name="Preformatted_20_Text"><text:span text:style-name="Source_20_Text"><text:s text:c="4"/>To: bundle org.eclipse.m2e.core [1.8.1,1.9.0)</text:span></text:p>
            <text:p text:style-name="Preformatted_20_Text"><text:span text:style-name="Source_20_Text"><text:s text:c="2"/>Cannot satisfy dependency:</text:span></text:p>
            <text:p text:style-name="Preformatted_20_Text"><text:span text:style-name="Source_20_Text"><text:s text:c="4"/>From: m2e - Maven Integration for Eclipse (includes Incubating components) 1.8.1.20170728-1531 (org.eclipse.m2e.feature.feature.group 1.8.1.20170728-1531)</text:span></text:p>
            <text:p text:style-name="P1"><text:span text:style-name="Source_20_Text"><text:s text:c="4"/>To: org.eclipse.m2e.core.ui [1.8.1.20170728-1531]</text:span></text:p>
            <text:p text:style-name="Text_20_body">After spending a lot hours i found that <text:a xlink:type="simple" xlink:href="http://download.eclipse.org/technology/m2e/releases" text:style-name="Internet_20_link" text:visited-style-name="Visited_20_Internet_20_Link">http://download.eclipse.org/technology/m2e/releases</text:a> will not work . Now steps to solve error is , Open Eclipse -&gt; Help -&gt; Install New Software -&gt; Add <text:a xlink:type="simple" xlink:href="http://download.eclipse.org/technology/m2e/releases/1.3" text:style-name="Internet_20_link" text:visited-style-name="Visited_20_Internet_20_Link">http://download.eclipse.org/technology/m2e/releases/1.3</text:a> . It should definatly solve your issue</text:p>
            <text:p text:style-name="P64"/>
          </table:table-cell>
        </table:table-row>
      </table:table>
      <text:p text:style-name="P9"/>
      <text:p text:style-name="P20">Same error i was getting today . </text:p>
      <text:p text:style-name="Preformatted_20_Text"><text:span text:style-name="Source_20_Text">Cannot complete the install because one or more required items could not be found.</text:span></text:p>
      <text:p text:style-name="Preformatted_20_Text"><text:span text:style-name="Source_20_Text"><text:s text:c="2"/>Software being installed: m2e - Maven Integration for Eclipse (includes Incubating components) 1.8.1.20170728-1531 (org.eclipse.m2e.feature.feature.group 1.8.1.20170728-1531)</text:span></text:p>
      <text:p text:style-name="Preformatted_20_Text"><text:span text:style-name="Source_20_Text"><text:s text:c="2"/>Missing requirement: Maven Integration for Eclipse 1.8.1.20170728-1531 (org.eclipse.m2e.core 1.8.1.20170728-1531) requires 'bundle org.eclipse.osgi 3.10.0' but it could not be found</text:span></text:p>
      <text:p text:style-name="Preformatted_20_Text"><text:span text:style-name="Source_20_Text"><text:s text:c="2"/>Cannot satisfy dependency:</text:span></text:p>
      <text:p text:style-name="Preformatted_20_Text"><text:span text:style-name="Source_20_Text"><text:s text:c="4"/>From: Maven Integration for Eclipse 1.8.1.20170728-1531 (org.eclipse.m2e.core.ui 1.8.1.20170728-1531)</text:span></text:p>
      <text:p text:style-name="Preformatted_20_Text"><text:span text:style-name="Source_20_Text"><text:s text:c="4"/>To: bundle org.eclipse.m2e.core [1.8.1,1.9.0)</text:span></text:p>
      <text:p text:style-name="Preformatted_20_Text"><text:span text:style-name="Source_20_Text"><text:s text:c="2"/>Cannot satisfy dependency:</text:span></text:p>
      <text:p text:style-name="Preformatted_20_Text"><text:span text:style-name="Source_20_Text"><text:s text:c="4"/>From: m2e - Maven Integration for Eclipse (includes Incubating components) 1.8.1.20170728-1531 (org.eclipse.m2e.feature.feature.group 1.8.1.20170728-1531)</text:span></text:p>
      <text:p text:style-name="P1"><text:span text:style-name="Source_20_Text"><text:s text:c="4"/>To: org.eclipse.m2e.core.ui [1.8.1.20170728-1531]</text:span></text:p>
      <text:p text:style-name="Text_20_body">After spending a lot hours i found that <text:a xlink:type="simple" xlink:href="http://download.eclipse.org/technology/m2e/releases" text:style-name="Internet_20_link" text:visited-style-name="Visited_20_Internet_20_Link">http://download.eclipse.org/technology/m2e/releases</text:a> will not work . Now steps to solve error is , Open Eclipse -&gt; Help -&gt; Install New Software -&gt; Add <text:a xlink:type="simple" xlink:href="http://download.eclipse.org/technology/m2e/releases/1.3" text:style-name="Internet_20_link" text:visited-style-name="Visited_20_Internet_20_Link">http://download.eclipse.org/technology/m2e/releases/1.3</text:a> . It should definatly solve your issue</text:p>
      <text:p text:style-name="P9"/>
      <text:h text:style-name="P115" text:outline-level="1"><text:soft-page-break/></text:h>
      <text:h text:style-name="P117" text:outline-level="1">6. <text:span text:style-name="T48">create a maven project <text:s/></text:span></text:h>
      <text:p text:style-name="P46">ToolsQA</text:p>
      <table:table table:name="Table49" table:style-name="Table49">
        <table:table-column table:style-name="Table49.A"/>
        <table:table-row>
          <table:table-cell table:style-name="Table49.A1" office:value-type="string">
            <text:p text:style-name="P46"><text:a xlink:type="simple" xlink:href="http://toolsqa.com/java/maven/create-new-maven-project-eclipse/" text:style-name="Internet_20_link" text:visited-style-name="Visited_20_Internet_20_Link">http://toolsqa.com/java/maven/create-new-maven-project-eclipse/</text:a></text:p>
          </table:table-cell>
        </table:table-row>
      </table:table>
      <text:p text:style-name="P46"/>
      <text:h text:style-name="P86" text:outline-level="2">Create a New Maven Project in Eclipse</text:h>
      <text:p text:style-name="Text_20_body">1) Open your <text:span text:style-name="Emphasis">eclipse</text:span>  and <text:span text:style-name="Emphasis"><text:span text:style-name="Strong_20_Emphasis">Go to File &gt; New &gt;</text:span></text:span><text:span text:style-name="Strong_20_Emphasis"> Others</text:span>.<text:line-break/>2) Select <text:span text:style-name="Emphasis"><text:span text:style-name="Strong_20_Emphasis">Maven Project</text:span></text:span><text:span text:style-name="Emphasis"> </text:span>and <text:span text:style-name="Emphasis">click</text:span> on <text:span text:style-name="Emphasis"><text:span text:style-name="Strong_20_Emphasis">Next</text:span></text:span><text:span text:style-name="Emphasis">.</text:span></text:p>
      <text:p text:style-name="Text_20_body">3) <text:span text:style-name="Emphasis">Un-check</text:span> the ‘<text:span text:style-name="Emphasis"><text:span text:style-name="Strong_20_Emphasis">Use default Workspace location</text:span></text:span>‘ and with the help of <text:span text:style-name="Emphasis"><text:span text:style-name="Strong_20_Emphasis">Browse</text:span></text:span><text:span text:style-name="Emphasis"> </text:span>button choose your <text:span text:style-name="Emphasis">workspace</text:span> where you would like to set up your <text:span text:style-name="Emphasis">Maven project</text:span>.</text:p>
      <text:p text:style-name="Text_20_body">4) Select the <text:span text:style-name="Emphasis">archetype</text:span>, for now just select the ‘<text:span text:style-name="Emphasis"><text:span text:style-name="Strong_20_Emphasis">maven-aechetype-quickstart</text:span></text:span>‘ and <text:span text:style-name="Emphasis">click</text:span> on <text:span text:style-name="Emphasis"><text:span text:style-name="Strong_20_Emphasis">Next</text:span></text:span>.</text:p>
      <text:p text:style-name="Text_20_body">5) Specify the <text:span text:style-name="Emphasis"><text:span text:style-name="Strong_20_Emphasis">Group Id</text:span></text:span> &amp; <text:span text:style-name="Emphasis"><text:span text:style-name="Strong_20_Emphasis">Artifact Id</text:span></text:span> and <text:span text:style-name="Emphasis">click</text:span> on <text:span text:style-name="Emphasis"><text:span text:style-name="Strong_20_Emphasis">Finish</text:span></text:span>.</text:p>
      <text:p text:style-name="Text_20_body"><text:span text:style-name="Emphasis"><text:span text:style-name="Strong_20_Emphasis"><text:span text:style-name="T49">Note:</text:span></text:span></text:span><text:span text:style-name="Emphasis"><text:span text:style-name="T49"> </text:span></text:span><text:span text:style-name="Emphasis">Here the ‘artifactId‘ is your project name.</text:span></text:p>
      <text:p text:style-name="Text_20_body">6) <text:span text:style-name="T51">Go to the project location to see the newly created maven project. Now open the </text:span><text:span text:style-name="Emphasis"><text:span text:style-name="T51">pom.xml</text:span></text:span><text:span text:style-name="T51"> file, which reside in project folder. By default the POM is generated like this:</text:span></text:p>
      <text:section text:style-name="Sect1" text:name="crayon-5bda14b899a5e548313310">
        <text:p text:style-name="P91">&lt;project xmlns="http://maven.apache.org/POM/4.0.0" xmlns:xsi="http://www.w3.org/2001/XMLSchema-instance" xsi:schemaLocation="http://maven.apache.org/POM/4.0.0 http://maven.apache.org/xsd/maven-4.0.0.xsd"&gt; &lt;modelVersion&gt;4.0.0&lt;/modelVersion&gt; &lt;groupId&gt;ToolsQA&lt;/groupId&gt; &lt;artifactId&gt;DemoMavenEclipseProject&lt;/artifactId&gt; &lt;version&gt;0.0.1-SNAPSHOT&lt;/version&gt; &lt;packaging&gt;jar&lt;/packaging&gt; &lt;name&gt;DemoMavenEclipseProject&lt;/name&gt; &lt;url&gt;http://maven.apache.org&lt;/url&gt; &lt;properties&gt; &lt;project.build.sourceEncoding&gt;UTF-8&lt;/project.build.sourceEncoding&gt; &lt;/properties&gt; &lt;dependencies&gt; &lt;dependency&gt; &lt;groupId&gt;junit&lt;/groupId&gt; &lt;artifactId&gt;junit&lt;/artifactId&gt; &lt;version&gt;3.8.1&lt;/version&gt; &lt;scope&gt;test&lt;/scope&gt; &lt;/dependency&gt; &lt;/dependencies&gt; &lt;/project&gt;</text:p>
        <table:table table:name="Table50" table:style-name="Table50">
          <table:table-column table:style-name="Table50.A"/>
          <table:table-column table:style-name="Table50.B"/>
          <text:soft-page-break/>
          <table:table-row>
            <table:table-cell table:style-name="Table50.A1" office:value-type="string">
              <text:p text:style-name="P77">1</text:p>
              <text:p text:style-name="P77">2</text:p>
              <text:p text:style-name="P77">3</text:p>
              <text:p text:style-name="P77">4</text:p>
              <text:p text:style-name="P77">5</text:p>
              <text:p text:style-name="P77">6</text:p>
              <text:p text:style-name="P77">7</text:p>
              <text:p text:style-name="P77">8</text:p>
              <text:p text:style-name="P77">9</text:p>
              <text:p text:style-name="P77">10</text:p>
              <text:p text:style-name="P77">11</text:p>
              <text:p text:style-name="P77">12</text:p>
              <text:p text:style-name="P77">13</text:p>
              <text:p text:style-name="P77">14</text:p>
              <text:p text:style-name="P77">15</text:p>
              <text:p text:style-name="P77">16</text:p>
              <text:p text:style-name="P77">17</text:p>
              <text:p text:style-name="P77">18</text:p>
              <text:p text:style-name="P77">19</text:p>
              <text:p text:style-name="P77">20</text:p>
              <text:p text:style-name="P77">21</text:p>
              <text:p text:style-name="P77">22</text:p>
              <text:p text:style-name="P77">23</text:p>
              <text:p text:style-name="P77">24</text:p>
              <text:p text:style-name="P77">25</text:p>
            </table:table-cell>
            <table:table-cell table:style-name="Table50.A1" office:value-type="string">
              <text:section text:style-name="Sect1" text:name="crayon-5bda14b899a5e548313310-1">
                <text:p text:style-name="Table_20_Contents">&lt;project xmlns="http://maven.apache.org/POM/4.0.0" xmlns:xsi="http://www.w3.org/2001/XMLSchema-instance"</text:p>
              </text:section>
              <text:section text:style-name="Sect1" text:name="crayon-5bda14b899a5e548313310-2">
                <text:p text:style-name="Table_20_Contents">  xsi:schemaLocation="http://maven.apache.org/POM/4.0.0 http://maven.apache.org/xsd/maven-4.0.0.xsd"&gt;</text:p>
              </text:section>
              <text:section text:style-name="Sect1" text:name="crayon-5bda14b899a5e548313310-3">
                <text:p text:style-name="Table_20_Contents">  &lt;modelVersion&gt;4.0.0&lt;/modelVersion&gt;</text:p>
              </text:section>
              <text:section text:style-name="Sect1" text:name="crayon-5bda14b899a5e548313310-4">
                <text:p text:style-name="Table_20_Contents"> </text:p>
              </text:section>
              <text:section text:style-name="Sect1" text:name="crayon-5bda14b899a5e548313310-5">
                <text:p text:style-name="Table_20_Contents">  &lt;groupId&gt;ToolsQA&lt;/groupId&gt;</text:p>
              </text:section>
              <text:section text:style-name="Sect1" text:name="crayon-5bda14b899a5e548313310-6">
                <text:p text:style-name="Table_20_Contents">  &lt;artifactId&gt;DemoMavenEclipseProject&lt;/artifactId&gt;</text:p>
              </text:section>
              <text:section text:style-name="Sect1" text:name="crayon-5bda14b899a5e548313310-7">
                <text:p text:style-name="Table_20_Contents">  &lt;version&gt;0.0.1-SNAPSHOT&lt;/version&gt;</text:p>
              </text:section>
              <text:section text:style-name="Sect1" text:name="crayon-5bda14b899a5e548313310-8">
                <text:p text:style-name="Table_20_Contents">  &lt;packaging&gt;jar&lt;/packaging&gt;</text:p>
              </text:section>
              <text:section text:style-name="Sect1" text:name="crayon-5bda14b899a5e548313310-9">
                <text:p text:style-name="Table_20_Contents"> </text:p>
              </text:section>
              <text:section text:style-name="Sect1" text:name="crayon-5bda14b899a5e548313310-10">
                <text:p text:style-name="Table_20_Contents">  &lt;name&gt;DemoMavenEclipseProject&lt;/name&gt;</text:p>
              </text:section>
              <text:section text:style-name="Sect1" text:name="crayon-5bda14b899a5e548313310-11">
                <text:p text:style-name="Table_20_Contents">  &lt;url&gt;http://maven.apache.org&lt;/url&gt;</text:p>
              </text:section>
              <text:section text:style-name="Sect1" text:name="crayon-5bda14b899a5e548313310-12">
                <text:p text:style-name="Table_20_Contents"> </text:p>
              </text:section>
              <text:section text:style-name="Sect1" text:name="crayon-5bda14b899a5e548313310-13">
                <text:p text:style-name="Table_20_Contents">  &lt;properties&gt;</text:p>
              </text:section>
              <text:section text:style-name="Sect1" text:name="crayon-5bda14b899a5e548313310-14">
                <text:p text:style-name="Table_20_Contents">    &lt;project.build.sourceEncoding&gt;UTF-8&lt;/project.build.sourceEncoding&gt;</text:p>
              </text:section>
              <text:section text:style-name="Sect1" text:name="crayon-5bda14b899a5e548313310-15">
                <text:p text:style-name="Table_20_Contents">  &lt;/properties&gt;</text:p>
              </text:section>
              <text:section text:style-name="Sect1" text:name="crayon-5bda14b899a5e548313310-16">
                <text:p text:style-name="Table_20_Contents"> </text:p>
              </text:section>
              <text:section text:style-name="Sect1" text:name="crayon-5bda14b899a5e548313310-17">
                <text:p text:style-name="Table_20_Contents">  &lt;dependencies&gt;</text:p>
              </text:section>
              <text:section text:style-name="Sect1" text:name="crayon-5bda14b899a5e548313310-18">
                <text:p text:style-name="Table_20_Contents">    &lt;dependency&gt;</text:p>
              </text:section>
              <text:section text:style-name="Sect1" text:name="crayon-5bda14b899a5e548313310-19">
                <text:p text:style-name="Table_20_Contents">      &lt;groupId&gt;junit&lt;/groupId&gt;</text:p>
              </text:section>
              <text:section text:style-name="Sect1" text:name="crayon-5bda14b899a5e548313310-20">
                <text:p text:style-name="Table_20_Contents">      &lt;artifactId&gt;junit&lt;/artifactId&gt;</text:p>
              </text:section>
              <text:section text:style-name="Sect1" text:name="crayon-5bda14b899a5e548313310-21">
                <text:p text:style-name="Table_20_Contents">      &lt;version&gt;3.8.1&lt;/version&gt;</text:p>
              </text:section>
              <text:section text:style-name="Sect1" text:name="crayon-5bda14b899a5e548313310-22">
                <text:p text:style-name="Table_20_Contents">      &lt;scope&gt;test&lt;/scope&gt;</text:p>
              </text:section>
              <text:section text:style-name="Sect1" text:name="crayon-5bda14b899a5e548313310-23">
                <text:p text:style-name="Table_20_Contents">    &lt;/dependency&gt;</text:p>
              </text:section>
              <text:section text:style-name="Sect1" text:name="crayon-5bda14b899a5e548313310-24">
                <text:p text:style-name="Table_20_Contents">  &lt;/dependencies&gt;</text:p>
              </text:section>
              <text:section text:style-name="Sect1" text:name="crayon-5bda14b899a5e548313310-25">
                <text:p text:style-name="Table_20_Contents">&lt;/project&gt;</text:p>
              </text:section>
            </table:table-cell>
          </table:table-row>
        </table:table>
      </text:section>
      <text:p text:style-name="Text_20_body"> </text:p>
      <text:p text:style-name="Text_20_body">7) Look at the default folder structure of the Maven project.</text:p>
      <text:p text:style-name="Text_20_body"/>
      <text:p text:style-name="Text_20_body"><text:span text:style-name="Emphasis"><text:span text:style-name="T50">Note:</text:span></text:span><text:span text:style-name="Emphasis"><text:span text:style-name="T49"> </text:span></text:span><text:span text:style-name="Emphasis"><text:span text:style-name="T52">Test cases resides under the </text:span></text:span><text:span text:style-name="Emphasis"><text:span text:style-name="T53">src &gt; test &gt; java &gt; PackageName</text:span></text:span><text:span text:style-name="Emphasis"><text:span text:style-name="T52"> will only be considered as a test by Maven, rest will be ignored if you put you test cases in some other folder.</text:span></text:span></text:p>
      <text:p text:style-name="Text_20_body">8) Modify <text:span text:style-name="Emphasis">xml</text:span> with latest <text:span text:style-name="Emphasis">Junit</text:span> and save the <text:span text:style-name="Emphasis">xml</text:span>.</text:p>
      <text:section text:style-name="Sect1" text:name="crayon-5bda14b899a66875699314">
        <text:p text:style-name="P91">&lt;dependency&gt; &lt;groupId&gt;junit&lt;/groupId&gt; &lt;artifactId&gt;junit&lt;/artifactId&gt; &lt;version&gt;4.11&lt;/version&gt; &lt;scope&gt;test&lt;/scope&gt; &lt;/dependency&gt;</text:p>
        <table:table table:name="Table51" table:style-name="Table51">
          <table:table-column table:style-name="Table51.A"/>
          <table:table-column table:style-name="Table51.B"/>
          <table:table-row>
            <table:table-cell table:style-name="Table51.A1" office:value-type="string">
              <text:p text:style-name="P77">1</text:p>
              <text:p text:style-name="P77">2</text:p>
              <text:p text:style-name="P77">3</text:p>
              <text:p text:style-name="P77">4</text:p>
              <text:p text:style-name="P77">5</text:p>
              <text:p text:style-name="P77">6</text:p>
            </table:table-cell>
            <table:table-cell table:style-name="Table51.A1" office:value-type="string">
              <text:section text:style-name="Sect1" text:name="crayon-5bda14b899a66875699314-1">
                <text:p text:style-name="Table_20_Contents">    &lt;dependency&gt;</text:p>
              </text:section>
              <text:section text:style-name="Sect1" text:name="crayon-5bda14b899a66875699314-2">
                <text:p text:style-name="Table_20_Contents">      &lt;groupId&gt;junit&lt;/groupId&gt;</text:p>
              </text:section>
              <text:section text:style-name="Sect1" text:name="crayon-5bda14b899a66875699314-3">
                <text:p text:style-name="Table_20_Contents">      &lt;artifactId&gt;junit&lt;/artifactId&gt;</text:p>
              </text:section>
              <text:section text:style-name="Sect1" text:name="crayon-5bda14b899a66875699314-4">
                <text:p text:style-name="Table_20_Contents">      &lt;version&gt;4.11&lt;/version&gt;</text:p>
              </text:section>
              <text:section text:style-name="Sect1" text:name="crayon-5bda14b899a66875699314-5">
                <text:p text:style-name="Table_20_Contents">      &lt;scope&gt;test&lt;/scope&gt;</text:p>
              </text:section>
              <text:section text:style-name="Sect1" text:name="crayon-5bda14b899a66875699314-6">
                <text:p text:style-name="Table_20_Contents">    &lt;/dependency&gt;</text:p>
              </text:section>
            </table:table-cell>
          </table:table-row>
        </table:table>
      </text:section>
      <text:p text:style-name="Text_20_body"><text:span text:style-name="Emphasis"><text:span text:style-name="Strong_20_Emphasis"><text:span text:style-name="T49">Note:</text:span></text:span></text:span><text:span text:style-name="Emphasis"> In later chapters we will learn that why do we add dependencies and from where we get artifactId &amp; version.</text:span></text:p>
      <text:p text:style-name="Text_20_body"><text:soft-page-break/> </text:p>
      <table:table table:name="Table55" table:style-name="Table55">
        <table:table-column table:style-name="Table55.A"/>
        <table:table-row>
          <table:table-cell table:style-name="Table55.A1" office:value-type="string">
            <text:p text:style-name="P80">Description Resource<text:tab/>Path Location<text:tab/>Type Project build error: Non-parseable POM /home/ermao750125/eclipse-workspace_001/minwang/pom.xml: only whitespace content allowed before start tag and not x (position: START_DOCUMENT seen x... @1:1) pom.xml/minwang<text:tab/>line 1 Maven pom Loading Problem</text:p>
          </table:table-cell>
        </table:table-row>
      </table:table>
      <text:h text:style-name="P85" text:outline-level="2"/>
      <table:table table:name="Table56" table:style-name="Table56">
        <table:table-column table:style-name="Table56.A"/>
        <table:table-row>
          <table:table-cell table:style-name="Table56.A1" office:value-type="string">
            <text:p text:style-name="Text_20_body">When I create a new Maven project and <text:span text:style-name="T54">save </text:span>it, <text:span text:style-name="T54">in eclipse problem tag on low right there are</text:span> <text:span text:style-name="T54">two</text:span> warning<text:span text:style-name="T54">s, one of which is</text:span>:</text:p>
            <text:p text:style-name="Quotations">Build path specifies execution environment J2SE-1.5. There are no JREs installed in the workspace that are strictly compatible with this environment.</text:p>
            <text:p text:style-name="P61">Search it can be found :</text:p>
            <text:p text:style-name="P61"><text:a xlink:type="simple" xlink:href="https://www.google.com/search?client=ubuntu&amp;channel=fs&amp;q=Description%09Resource%09Path%09Location%09Type+Build+path+specifies+execution+environment+J2SE-1.5.+There+are+no+JREs+installed+in+the+workspace+that+are+strictly+compatible+with+this+environment.+%09minwang%09%09Build+path%09JRE+System+Library+Problem&amp;ie=utf-8&amp;oe=utf-8" text:style-name="Internet_20_link" text:visited-style-name="Visited_20_Internet_20_Link"><text:span text:style-name="T9">h</text:span></text:a><text:a xlink:type="simple" xlink:href="https://www.google.com/search?client=ubuntu&amp;channel=fs&amp;q=Description%09Resource%09Path%09Location%09Type+Build+path+specifies+execution+environment+J2SE-1.5.+There+are+no+JREs+installed+in+the+workspace+that+are+strictly+compatible+with+this+environment.+%09minwang%09%09Build+path%09JRE+System+Library+Problem&amp;ie=utf-8&amp;oe=utf-8" text:style-name="Internet_20_link" text:visited-style-name="Visited_20_Internet_20_Link"><text:span text:style-name="T9">ttps://www.google.com/search?client=ubuntu&amp;channel=fs&amp;q=Description%09Resource%09Path%09Location%09Type+Build+path+specifies+execution+environment+J2SE-1.5.+There+are+no+JREs+installed+in+the+workspace+that+are+strictly+compatible+with+this+environment.+%09minwang%09%09Build+path%09JRE+System+Library+Problem&amp;ie=utf-8&amp;oe=utf-8</text:span></text:a></text:p>
            <text:p text:style-name="P62">there is a wolk around: </text:p>
            <text:p text:style-name="P60">Right-click on your project </text:p>
            <text:list xml:id="list1488162442" text:style-name="L3">
              <text:list-item>
                <text:p text:style-name="P113">Click Properties </text:p>
              </text:list-item>
              <text:list-item>
                <text:p text:style-name="P113">Click the "Java Compiler" option on the left menu </text:p>
              </text:list-item>
              <text:list-item>
                <text:p text:style-name="P113">Under JDK compliance section on the right, change it to "1.7" </text:p>
              </text:list-item>
              <text:list-item>
                <text:p text:style-name="P111">Run a Maven clean and then Maven build. </text:p>
              </text:list-item>
            </text:list>
            <text:p text:style-name="P79"/>
          </table:table-cell>
        </table:table-row>
      </table:table>
      <text:h text:style-name="P85" text:outline-level="2"/>
      <table:table table:name="Table57" table:style-name="Table57">
        <table:table-column table:style-name="Table57.A"/>
        <table:table-row>
          <table:table-cell table:style-name="Table57.A1" office:value-type="string">
            <text:p text:style-name="P40">Description Resource Path Location Type</text:p>
            <text:p text:style-name="P40"/>
            <text:p text:style-name="P40"><text:span text:style-name="T55">1) </text:span>Build path specifies execution environment J2SE-1.5. There are no JREs installed in the workspace that are strictly compatible with this environment. <text:s/>Minwang Build path JRE System Library Problem</text:p>
            <text:p text:style-name="P40"/>
            <text:p text:style-name="P35"><text:span text:style-name="T55">2) </text:span>The compiler compliance specified is 1.8 but a JRE 10 is used minwang Compiler Compliance Java Problem</text:p>
            <text:p text:style-name="P35"/>
            <text:p text:style-name="P35"/>
            <text:p text:style-name="P36"><text:span text:style-name="T57">1.</text:span>1. download javaJDK for lin<text:span text:style-name="T56">u</text:span>x from java download center; <text:span text:style-name="T56">then extract it at a palce.</text:span></text:p>
            <text:p text:style-name="P37"><text:span text:style-name="T57">1.</text:span>2. on project right mouse to properties, chose &lt;java Build Path&gt;</text:p>
            <text:p text:style-name="P37"><text:soft-page-break/><text:span text:style-name="T57">1.</text:span>3. remove all JREs under the libraries</text:p>
            <text:p text:style-name="P37"><text:span text:style-name="T57">1.</text:span>4. <text:span text:style-name="T57">chose add library, then chose jre..., then click next</text:span></text:p>
            <text:p text:style-name="P38">1.5. check alternate JRE, then chose jdk1.8.0.191 from downlist, then click install JREs</text:p>
            <text:p text:style-name="P38">1.6. ...</text:p>
            <text:p text:style-name="P38"/>
            <text:p text:style-name="P38"/>
            <text:p text:style-name="P38"/>
            <text:p text:style-name="P38">Description<text:tab/>Resource<text:tab/>Path<text:tab/>Location<text:tab/>Type</text:p>
            <text:p text:style-name="P38">The compiler compliance specified is 1.3 but a JRE 1.8 is used<text:tab/>minwang<text:tab/><text:tab/>Compiler Compliance<text:tab/>Java Problem</text:p>
            <text:p text:style-name="P38"/>
            <text:p text:style-name="P38">2.1 <text:span text:style-name="T58">go through Windows-&gt; preferences,</text:span></text:p>
            <text:p text:style-name="P39">2.2 chose 1.8</text:p>
            <text:p text:style-name="P39">2.3 click configure Project Specific Setting...</text:p>
            <text:p text:style-name="P39">click OK</text:p>
            <text:p text:style-name="P38"/>
            <text:p text:style-name="P38"/>
            <text:p text:style-name="P38">A Java 10 JRE is recognized by Eclipse for launching. It can be added from the <text:span text:style-name="T33">Window &gt; Preferences &gt; Java &gt; Installed JREs &gt; Add...</text:span> page. It can be added from the <text:span text:style-name="T33">Package Explorer</text:span> as well using the project's context menu. </text:p>
            <text:p text:style-name="P36"><text:s/></text:p>
          </table:table-cell>
        </table:table-row>
      </table:table>
      <text:h text:style-name="P85" text:outline-level="2"/>
      <text:p text:style-name="P63"/>
      <text:p text:style-name="P63"/>
      <text:h text:style-name="P85" text:outline-level="2"/>
      <text:h text:style-name="P85" text:outline-level="2">Run your first Maven Test</text:h>
      <text:p text:style-name="Text_20_body">1) Right click on the <text:span text:style-name="Emphasis"><text:span text:style-name="T33">pom.xml</text:span></text:span> and go to <text:span text:style-name="Emphasis"><text:span text:style-name="T33">Run As &gt; Maven test</text:span></text:span><text:span text:style-name="Emphasis">.</text:span></text:p>
      <text:p text:style-name="Text_20_body">2) In the <text:span text:style-name="Emphasis">console window</text:span> of Eclipse, you would see the information like this:</text:p>
      <text:p text:style-name="Text_20_body">3) Go to ‘<text:span text:style-name="Emphasis"><text:span text:style-name="T33">SureFire Reports</text:span></text:span>‘ folder and open the <text:span text:style-name="Emphasis">xml</text:span> file.</text:p>
      <text:p text:style-name="Text_20_body">4) It will display the result of the <text:span text:style-name="Emphasis">JUnit</text:span> test.</text:p>
      <text:p text:style-name="P47">after run -&gt; maven test</text:p>
      <text:p text:style-name="P47">we got a fail</text:p>
      <table:table table:name="Table30" table:style-name="Table30">
        <table:table-column table:style-name="Table30.A"/>
        <table:table-row>
          <table:table-cell table:style-name="Table30.A1" office:value-type="string">
            <text:p text:style-name="P99">Failed to execute goal org.apache.maven.plugins:maven-compiler-plugin:3.1:compile (default-compile) on project DemoMavenEclipseProject: Compilation failure: Compilation failure: </text:p>
            <text:p text:style-name="P32">[ERROR] Source option 5 is no longer supported. Use 6 or later.</text:p>
          </table:table-cell>
        </table:table-row>
      </table:table>
      <text:p text:style-name="P47"><text:soft-page-break/></text:p>
      <text:p text:style-name="P47">we face the same situation as in </text:p>
      <text:p text:style-name="P47"><text:a xlink:type="simple" xlink:href="https://stackoverflow.com/questions/49028810/error-source-option-1-5-is-no-longer-supported-use-1-6-or-later" text:style-name="Internet_20_link" text:visited-style-name="Visited_20_Internet_20_Link">https://stackoverflow.com/questions/49028810/error-source-option-1-5-is-no-longer-supported-use-1-6-or-later</text:a></text:p>
      <text:p text:style-name="P47"/>
      <text:p text:style-name="P47">We change rom.xml to </text:p>
      <table:table table:name="Table31" table:style-name="Table31">
        <table:table-column table:style-name="Table31.A"/>
        <table:table-row>
          <table:table-cell table:style-name="Table31.A1" office:value-type="string">
            <text:p text:style-name="P94"><text:span text:style-name="T25">&lt;</text:span><text:span text:style-name="T26">project</text:span><text:span text:style-name="T27"> </text:span><text:span text:style-name="T28">xmlns</text:span><text:span text:style-name="T29">=</text:span><text:span text:style-name="T32">"http://maven.apache.org/POM/4.0.0"</text:span><text:span text:style-name="T27"> </text:span><text:span text:style-name="T28">xmlns:xsi</text:span><text:span text:style-name="T29">=</text:span><text:span text:style-name="T32">"http://www.w3.org/2001/XMLSchema-instance"</text:span></text:p>
            <text:p text:style-name="P94"><text:span text:style-name="T27"><text:s text:c="2"/></text:span><text:span text:style-name="T28">xsi:schemaLocation</text:span><text:span text:style-name="T29">=</text:span><text:span text:style-name="T32">"http://maven.apache.org/POM/4.0.0 http://maven.apache.org/xsd/maven-4.0.0.xsd"</text:span><text:span text:style-name="T25">&gt;</text:span></text:p>
            <text:p text:style-name="P94"><text:span text:style-name="T29"><text:s text:c="2"/></text:span><text:span text:style-name="T25">&lt;</text:span><text:span text:style-name="T26">modelVersion</text:span><text:span text:style-name="T25">&gt;</text:span><text:span text:style-name="T29">4.0.0</text:span><text:span text:style-name="T25">&lt;/</text:span><text:span text:style-name="T26">modelVersion</text:span><text:span text:style-name="T25">&gt;</text:span></text:p>
            <text:p text:style-name="P96"/>
            <text:p text:style-name="P94"><text:span text:style-name="T29"><text:s text:c="2"/></text:span><text:span text:style-name="T25">&lt;</text:span><text:span text:style-name="T26">groupId</text:span><text:span text:style-name="T25">&gt;</text:span><text:span text:style-name="T29">ToolsQA</text:span><text:span text:style-name="T25">&lt;/</text:span><text:span text:style-name="T26">groupId</text:span><text:span text:style-name="T25">&gt;</text:span></text:p>
            <text:p text:style-name="P94"><text:span text:style-name="T29"><text:s text:c="2"/></text:span><text:span text:style-name="T25">&lt;</text:span><text:span text:style-name="T26">artifactId</text:span><text:span text:style-name="T25">&gt;</text:span><text:span text:style-name="T29">DemoMavenEclipseProject</text:span><text:span text:style-name="T25">&lt;/</text:span><text:span text:style-name="T26">artifactId</text:span><text:span text:style-name="T25">&gt;</text:span></text:p>
            <text:p text:style-name="P94"><text:span text:style-name="T29"><text:s text:c="2"/></text:span><text:span text:style-name="T25">&lt;</text:span><text:span text:style-name="T26">version</text:span><text:span text:style-name="T25">&gt;</text:span><text:span text:style-name="T29">0.0.1-SNAPSHOT</text:span><text:span text:style-name="T25">&lt;/</text:span><text:span text:style-name="T26">version</text:span><text:span text:style-name="T25">&gt;</text:span></text:p>
            <text:p text:style-name="P94"><text:span text:style-name="T29"><text:s text:c="2"/></text:span><text:span text:style-name="T25">&lt;</text:span><text:span text:style-name="T26">packaging</text:span><text:span text:style-name="T25">&gt;</text:span><text:span text:style-name="T29">jar</text:span><text:span text:style-name="T25">&lt;/</text:span><text:span text:style-name="T26">packaging</text:span><text:span text:style-name="T25">&gt;</text:span></text:p>
            <text:p text:style-name="P96"/>
            <text:p text:style-name="P94"><text:span text:style-name="T29"><text:s text:c="2"/></text:span><text:span text:style-name="T25">&lt;</text:span><text:span text:style-name="T26">name</text:span><text:span text:style-name="T25">&gt;</text:span><text:span text:style-name="T29">DemoMavenEclipseProject</text:span><text:span text:style-name="T25">&lt;/</text:span><text:span text:style-name="T26">name</text:span><text:span text:style-name="T25">&gt;</text:span></text:p>
            <text:p text:style-name="P94"><text:span text:style-name="T29"><text:s text:c="2"/></text:span><text:span text:style-name="T25">&lt;</text:span><text:span text:style-name="T26">url</text:span><text:span text:style-name="T25">&gt;</text:span><text:span text:style-name="T29">http://maven.apache.org</text:span><text:span text:style-name="T25">&lt;/</text:span><text:span text:style-name="T26">url</text:span><text:span text:style-name="T25">&gt;</text:span></text:p>
            <text:p text:style-name="P96"/>
            <text:p text:style-name="P101"><text:s text:c="5"/></text:p>
            <text:p text:style-name="P94"><text:span text:style-name="T29"><text:s text:c="5"/></text:span><text:span text:style-name="T25">&lt;</text:span><text:span text:style-name="T26">properties</text:span><text:span text:style-name="T25">&gt;</text:span></text:p>
            <text:p text:style-name="P94"><text:span text:style-name="T29"><text:s text:c="5"/></text:span><text:span text:style-name="T25">&lt;</text:span><text:span text:style-name="T26">project.build.sourceEncoding</text:span><text:span text:style-name="T25">&gt;</text:span><text:span text:style-name="T29">UTF-8</text:span><text:span text:style-name="T25">&lt;/</text:span><text:span text:style-name="T26">project.build.sourceEncoding</text:span><text:span text:style-name="T25">&gt;</text:span></text:p>
            <text:p text:style-name="P94"><text:span text:style-name="T29"><text:s text:c="4"/></text:span><text:span text:style-name="T25">&lt;</text:span><text:span text:style-name="T26">maven.compiler.source</text:span><text:span text:style-name="T25">&gt;</text:span><text:span text:style-name="T29">1.6</text:span><text:span text:style-name="T25">&lt;/</text:span><text:span text:style-name="T26">maven.compiler.source</text:span><text:span text:style-name="T25">&gt;</text:span></text:p>
            <text:p text:style-name="P94"><text:span text:style-name="T29"><text:s text:c="4"/></text:span><text:span text:style-name="T25">&lt;</text:span><text:span text:style-name="T26">maven.compiler.target</text:span><text:span text:style-name="T25">&gt;</text:span><text:span text:style-name="T29">1.6</text:span><text:span text:style-name="T25">&lt;/</text:span><text:span text:style-name="T26">maven.compiler.target</text:span><text:span text:style-name="T25">&gt;</text:span></text:p>
            <text:p text:style-name="P94"><text:span text:style-name="T29"><text:s text:c="2"/></text:span><text:span text:style-name="T25">&lt;/</text:span><text:span text:style-name="T26">properties</text:span><text:span text:style-name="T25">&gt;</text:span></text:p>
            <text:p text:style-name="P96"/>
            <text:p text:style-name="P94"><text:span text:style-name="T29"><text:s text:c="2"/></text:span><text:span text:style-name="T25">&lt;</text:span><text:span text:style-name="T26">dependencies</text:span><text:span text:style-name="T25">&gt;</text:span></text:p>
            <text:p text:style-name="P94"><text:span text:style-name="T29"><text:s text:c="5"/></text:span><text:span text:style-name="T25">&lt;</text:span><text:span text:style-name="T26">dependency</text:span><text:span text:style-name="T25">&gt;</text:span></text:p>
            <text:p text:style-name="P94"><text:span text:style-name="T29"><text:s text:c="6"/></text:span><text:span text:style-name="T25">&lt;</text:span><text:span text:style-name="T26">groupId</text:span><text:span text:style-name="T25">&gt;</text:span><text:span text:style-name="T29">junit</text:span><text:span text:style-name="T25">&lt;/</text:span><text:span text:style-name="T26">groupId</text:span><text:span text:style-name="T25">&gt;</text:span></text:p>
            <text:p text:style-name="P94"><text:span text:style-name="T29"><text:s text:c="6"/></text:span><text:span text:style-name="T25">&lt;</text:span><text:span text:style-name="T26">artifactId</text:span><text:span text:style-name="T25">&gt;</text:span><text:span text:style-name="T29">junit</text:span><text:span text:style-name="T25">&lt;/</text:span><text:span text:style-name="T26">artifactId</text:span><text:span text:style-name="T25">&gt;</text:span></text:p>
            <text:p text:style-name="P94"><text:span text:style-name="T29"><text:s text:c="6"/></text:span><text:span text:style-name="T25">&lt;</text:span><text:span text:style-name="T26">version</text:span><text:span text:style-name="T25">&gt;</text:span><text:span text:style-name="T29">4.11</text:span><text:span text:style-name="T25">&lt;/</text:span><text:span text:style-name="T26">version</text:span><text:span text:style-name="T25">&gt;</text:span></text:p>
            <text:p text:style-name="P94"><text:span text:style-name="T29"><text:s text:c="6"/></text:span><text:span text:style-name="T25">&lt;</text:span><text:span text:style-name="T26">scope</text:span><text:span text:style-name="T25">&gt;</text:span><text:span text:style-name="T29">test</text:span><text:span text:style-name="T25">&lt;/</text:span><text:span text:style-name="T26">scope</text:span><text:span text:style-name="T25">&gt;</text:span></text:p>
            <text:p text:style-name="P94"><text:span text:style-name="T29"><text:s text:c="4"/></text:span><text:span text:style-name="T25">&lt;/</text:span><text:span text:style-name="T26">dependency</text:span><text:span text:style-name="T25">&gt;</text:span></text:p>
            <text:p text:style-name="P94"><text:span text:style-name="T29"><text:s text:c="2"/></text:span><text:span text:style-name="T25">&lt;/</text:span><text:span text:style-name="T26">dependencies</text:span><text:span text:style-name="T25">&gt;</text:span></text:p>
            <text:p text:style-name="Standard"><text:span text:style-name="T25">&lt;/</text:span><text:span text:style-name="T26">project</text:span><text:span text:style-name="T25">&gt;</text:span></text:p>
          </table:table-cell>
        </table:table-row>
      </table:table>
      <text:p text:style-name="P47"/>
      <text:p text:style-name="P47">In the <text:span text:style-name="Emphasis">console window</text:span> of Eclipse, you would see the information like this:</text:p>
      <text:p text:style-name="P49"> </text:p>
      <table:table table:name="Table32" table:style-name="Table32">
        <table:table-column table:style-name="Table32.A"/>
        <table:table-row>
          <table:table-cell table:style-name="Table32.A1" office:value-type="string">
            <text:p text:style-name="P98">------------------------------------------------------</text:p>
            <text:p text:style-name="P98"><text:s/>T E S T S</text:p>
            <text:p text:style-name="P98">-------------------------------------------------------</text:p>
            <text:p text:style-name="P94"><text:span text:style-name="T23">Running </text:span><text:span text:style-name="T34">ToolsQA.DemoMavenEclipseProject.AppTest</text:span></text:p>
            <text:p text:style-name="P98">Tests run: 1, Failures: 0, Errors: 0, Skipped: 0, Time elapsed: 0.076 sec</text:p>
            <text:p text:style-name="P96"/>
            <text:p text:style-name="P98">Results :</text:p>
            <text:p text:style-name="P96"><text:soft-page-break/></text:p>
            <text:p text:style-name="P98">Tests run: 1, Failures: 0, Errors: 0, Skipped: 0</text:p>
            <text:p text:style-name="P96"/>
            <text:p text:style-name="P98">[INFO] ------------------------------------------------------------------------</text:p>
            <text:p text:style-name="P98">[INFO] BUILD SUCCESS</text:p>
            <text:p text:style-name="P98">[INFO] ------------------------------------------------------------------------</text:p>
            <text:p text:style-name="P98">[INFO] Total time: 11.865 s</text:p>
            <text:p text:style-name="P98">[INFO] Finished at: 2018-10-30T11:51:28-04:00</text:p>
            <text:p text:style-name="P31">[INFO] ------------------------------------------------------------------------</text:p>
          </table:table-cell>
        </table:table-row>
      </table:table>
      <text:p text:style-name="P49"/>
      <text:p text:style-name="Text_20_body">3) Go to ‘<text:span text:style-name="Emphasis"><text:span text:style-name="T33">SureFire Reports</text:span></text:span>‘ folder and open the <text:span text:style-name="Emphasis">xml</text:span> file.</text:p>
      <text:p text:style-name="Text_20_body">4) It will display the result of the <text:span text:style-name="Emphasis">JUnit</text:span> test.</text:p>
      <text:p text:style-name="P48"/>
      <text:h text:style-name="P115" text:outline-level="1"/>
      <text:h text:style-name="P117" text:outline-level="1"><text:span text:style-name="T35">7. </text:span>Add <text:span text:style-name="T35">maven dependencies</text:span></text:h>
      <text:p text:style-name="Text_20_body"/>
      <text:p text:style-name="P50">Follow </text:p>
      <text:p text:style-name="P50"><text:a xlink:type="simple" xlink:href="http://toolsqa.com/java/maven/configure-selenium-continuous-integration-maven/" text:style-name="Internet_20_link" text:visited-style-name="Visited_20_Internet_20_Link">http://toolsqa.com/java/maven/configure-selenium-continuous-integration-maven/</text:a></text:p>
      <text:p text:style-name="P50"/>
      <text:p text:style-name="P51">run testNG in maven follow</text:p>
      <text:p text:style-name="P51"><text:a xlink:type="simple" xlink:href="https://maven.apache.org/surefire/maven-surefire-plugin/examples/testng.html" text:style-name="Internet_20_link" text:visited-style-name="Visited_20_Internet_20_Link">https://maven.apache.org/surefire/maven-surefire-plugin/examples/testng.html</text:a></text:p>
      <table:table table:name="Table33" table:style-name="Table33">
        <table:table-column table:style-name="Table33.A"/>
        <table:table-row>
          <table:table-cell table:style-name="Table33.A1" office:value-type="string">
            <text:p text:style-name="P10">&lt;dependency&gt; <text:s text:c="5"/></text:p>
            <text:p text:style-name="P10">&lt;groupId&gt;org.testng&lt;/groupId&gt; <text:s text:c="5"/></text:p>
            <text:p text:style-name="P10">&lt;artifactId&gt;testng&lt;/artifactId&gt; <text:s text:c="5"/></text:p>
            <text:p text:style-name="P10">&lt;version&gt;6.9.8&lt;/version&gt; <text:s text:c="5"/></text:p>
            <text:p text:style-name="P10">&lt;scope&gt;test&lt;/scope&gt; <text:s text:c="3"/></text:p>
            <text:p text:style-name="P10">&lt;/dependency&gt;</text:p>
          </table:table-cell>
        </table:table-row>
      </table:table>
      <table:table table:name="Table34" table:style-name="Table34">
        <table:table-column table:style-name="Table34.A"/>
        <table:table-row>
          <table:table-cell table:style-name="Table34.A1" office:value-type="string">
            <text:p text:style-name="P18"><text:span text:style-name="T29"><text:tab/></text:span><text:span text:style-name="T25">&lt;</text:span><text:span text:style-name="T26">build</text:span><text:span text:style-name="T25">&gt;</text:span></text:p>
            <text:p text:style-name="P94"><text:span text:style-name="T29"><text:tab/><text:tab/></text:span><text:span text:style-name="T25">&lt;</text:span><text:span text:style-name="T26">plugins</text:span><text:span text:style-name="T25">&gt;</text:span><text:span text:style-name="T29"> </text:span></text:p>
            <text:p text:style-name="P94"><text:span text:style-name="T29"><text:tab/><text:tab/><text:tab/></text:span><text:span text:style-name="T25">&lt;</text:span><text:span text:style-name="T26">plugin</text:span><text:span text:style-name="T25">&gt;</text:span><text:span text:style-name="T29"> <text:s text:c="7"/></text:span></text:p>
            <text:p text:style-name="P94"><text:span text:style-name="T29"><text:tab/><text:tab/><text:tab/></text:span><text:span text:style-name="T25">&lt;</text:span><text:span text:style-name="T26">groupId</text:span><text:span text:style-name="T25">&gt;</text:span><text:span text:style-name="T29">org.apache.maven.plugins</text:span><text:span text:style-name="T25">&lt;/</text:span><text:span text:style-name="T26">groupId</text:span><text:span text:style-name="T25">&gt;</text:span><text:span text:style-name="T29"> <text:s text:c="7"/></text:span></text:p>
            <text:p text:style-name="P94"><text:span text:style-name="T29"><text:tab/><text:tab/><text:tab/></text:span><text:span text:style-name="T25">&lt;</text:span><text:span text:style-name="T26">artifactId</text:span><text:span text:style-name="T25">&gt;</text:span><text:span text:style-name="T29">maven-surefire-plugin</text:span><text:span text:style-name="T25">&lt;/</text:span><text:span text:style-name="T26">artifactId</text:span><text:span text:style-name="T25">&gt;</text:span><text:span text:style-name="T29"> <text:s text:c="7"/></text:span></text:p>
            <text:p text:style-name="P94"><text:span text:style-name="T29"><text:tab/><text:tab/><text:tab/></text:span><text:span text:style-name="T25">&lt;</text:span><text:span text:style-name="T26">version</text:span><text:span text:style-name="T25">&gt;</text:span><text:span text:style-name="T29">2.22.1</text:span><text:span text:style-name="T25">&lt;/</text:span><text:span text:style-name="T26">version</text:span><text:span text:style-name="T25">&gt;</text:span><text:span text:style-name="T29"> <text:s text:c="7"/></text:span></text:p>
            <text:p text:style-name="P94"><text:span text:style-name="T29"><text:tab/><text:tab/><text:tab/></text:span><text:span text:style-name="T25">&lt;</text:span><text:span text:style-name="T26">configuration</text:span><text:span text:style-name="T25">&gt;</text:span><text:span text:style-name="T29"> <text:s text:c="9"/></text:span></text:p>
            <text:p text:style-name="P94"><text:span text:style-name="T29"><text:tab/><text:tab/><text:tab/></text:span><text:span text:style-name="T25">&lt;</text:span><text:span text:style-name="T26">suiteXmlFiles</text:span><text:span text:style-name="T25">&gt;</text:span><text:span text:style-name="T29"> <text:s text:c="11"/></text:span></text:p>
            <text:p text:style-name="P95"><text:span text:style-name="T29"><text:tab/><text:tab/><text:tab/> <text:s text:c="2"/></text:span><text:span text:style-name="T25">&lt;</text:span><text:span text:style-name="T26">suiteXmlFile</text:span><text:span text:style-name="T25">&gt;</text:span><text:span text:style-name="T29">testng_</text:span><text:span text:style-name="T30">01</text:span><text:span text:style-name="T29">.xml</text:span><text:span text:style-name="T25">&lt;/</text:span><text:span text:style-name="T26">suiteXmlFile</text:span><text:span text:style-name="T25">&gt;</text:span><text:span text:style-name="T29"> <text:s text:c="3"/></text:span></text:p>
            <text:p text:style-name="P95"><text:span text:style-name="T25"><text:s text:c="21"/>&lt;</text:span><text:span text:style-name="T26">suiteXmlFile</text:span><text:span text:style-name="T25">&gt;</text:span><text:span text:style-name="T29">testng_</text:span><text:span text:style-name="T30">02</text:span><text:span text:style-name="T29">.xml</text:span><text:span text:style-name="T25">&lt;/</text:span><text:span text:style-name="T26">suiteXmlFile</text:span><text:span text:style-name="T25">&gt;</text:span><text:span text:style-name="T29"> <text:s text:c="5"/></text:span></text:p>
            <text:p text:style-name="P94"><text:span text:style-name="T29"><text:tab/><text:tab/><text:tab/></text:span><text:span text:style-name="T25">&lt;/</text:span><text:span text:style-name="T26">suiteXmlFiles</text:span><text:span text:style-name="T25">&gt;</text:span><text:span text:style-name="T29"> <text:s text:c="7"/></text:span></text:p>
            <text:p text:style-name="P94"><text:span text:style-name="T29"><text:tab/><text:tab/><text:tab/></text:span><text:span text:style-name="T25">&lt;/</text:span><text:span text:style-name="T26">configuration</text:span><text:span text:style-name="T25">&gt;</text:span><text:span text:style-name="T29"> <text:s text:c="5"/></text:span></text:p>
            <text:p text:style-name="P94"><text:span text:style-name="T29"><text:tab/><text:tab/><text:tab/></text:span><text:span text:style-name="T25">&lt;/</text:span><text:span text:style-name="T26">plugin</text:span><text:span text:style-name="T25">&gt;</text:span></text:p>
            <text:p text:style-name="P94"><text:span text:style-name="T29"><text:tab/> <text:s text:c="4"/></text:span><text:span text:style-name="T25">&lt;/</text:span><text:span text:style-name="T26">plugins</text:span><text:span text:style-name="T25">&gt;</text:span><text:span text:style-name="T29"> </text:span></text:p>
            <text:p text:style-name="P18"><text:span text:style-name="T29"><text:s text:c="5"/></text:span><text:span text:style-name="T25">&lt;/</text:span><text:span text:style-name="T26">build</text:span><text:span text:style-name="T25">&gt;</text:span></text:p>
          </table:table-cell>
        </table:table-row>
        <table:table-row>
          <table:table-cell table:style-name="Table34.A2" office:value-type="string">
            <text:p text:style-name="P69">&lt;!-- https://mvnrepository.com/artifact/org.seleniumhq.selenium/selenium-java --&gt;</text:p>
            <text:p text:style-name="P69">&lt;dependency&gt;</text:p>
            <text:p text:style-name="P69"><text:s text:c="4"/>&lt;groupId&gt;org.seleniumhq.selenium&lt;/groupId&gt;</text:p>
            <text:p text:style-name="P69"><text:s text:c="4"/>&lt;artifactId&gt;selenium-java&lt;/artifactId&gt;</text:p>
            <text:p text:style-name="P69"><text:s text:c="4"/>&lt;version&gt;3.14.0&lt;/version&gt;</text:p>
            <text:p text:style-name="P23">&lt;/dependency&gt;</text:p>
          </table:table-cell>
        </table:table-row>
        <table:table-row>
          <table:table-cell table:style-name="Table34.A2" office:value-type="string">
            <text:p text:style-name="P18"><text:span text:style-name="T25">&lt;</text:span><text:span text:style-name="T26">project</text:span><text:span text:style-name="T27"> </text:span><text:span text:style-name="T28">xmlns</text:span><text:span text:style-name="T29">=</text:span><text:span text:style-name="T32">"http://maven.apache.org/POM/4.0.0"</text:span><text:span text:style-name="T27"> </text:span><text:soft-page-break/><text:span text:style-name="T28">xmlns:xsi</text:span><text:span text:style-name="T29">=</text:span><text:span text:style-name="T32">"http://www.w3.org/2001/XMLSchema-instance"</text:span></text:p>
            <text:p text:style-name="P94"><text:span text:style-name="T27"><text:s text:c="2"/></text:span><text:span text:style-name="T28">xsi:schemaLocation</text:span><text:span text:style-name="T29">=</text:span><text:span text:style-name="T32">"http://maven.apache.org/POM/4.0.0 http://maven.apache.org/xsd/maven-4.0.0.xsd"</text:span><text:span text:style-name="T25">&gt;</text:span></text:p>
            <text:p text:style-name="P94"><text:span text:style-name="T29"><text:s text:c="2"/></text:span><text:span text:style-name="T25">&lt;</text:span><text:span text:style-name="T26">modelVersion</text:span><text:span text:style-name="T25">&gt;</text:span><text:span text:style-name="T29">4.0.0</text:span><text:span text:style-name="T25">&lt;/</text:span><text:span text:style-name="T26">modelVersion</text:span><text:span text:style-name="T25">&gt;</text:span></text:p>
            <text:p text:style-name="P96"/>
            <text:p text:style-name="P94"><text:span text:style-name="T29"><text:s text:c="2"/></text:span><text:span text:style-name="T25">&lt;</text:span><text:span text:style-name="T26">groupId</text:span><text:span text:style-name="T25">&gt;</text:span><text:span text:style-name="T29">ToolsQA</text:span><text:span text:style-name="T25">&lt;/</text:span><text:span text:style-name="T26">groupId</text:span><text:span text:style-name="T25">&gt;</text:span></text:p>
            <text:p text:style-name="P94"><text:span text:style-name="T29"><text:s text:c="2"/></text:span><text:span text:style-name="T25">&lt;</text:span><text:span text:style-name="T26">artifactId</text:span><text:span text:style-name="T25">&gt;</text:span><text:span text:style-name="T29">DemoMavenEclipseProject</text:span><text:span text:style-name="T25">&lt;/</text:span><text:span text:style-name="T26">artifactId</text:span><text:span text:style-name="T25">&gt;</text:span></text:p>
            <text:p text:style-name="P94"><text:span text:style-name="T29"><text:s text:c="2"/></text:span><text:span text:style-name="T25">&lt;</text:span><text:span text:style-name="T26">version</text:span><text:span text:style-name="T25">&gt;</text:span><text:span text:style-name="T29">0.0.1-SNAPSHOT</text:span><text:span text:style-name="T25">&lt;/</text:span><text:span text:style-name="T26">version</text:span><text:span text:style-name="T25">&gt;</text:span></text:p>
            <text:p text:style-name="P94"><text:span text:style-name="T29"><text:s text:c="2"/></text:span><text:span text:style-name="T25">&lt;</text:span><text:span text:style-name="T26">packaging</text:span><text:span text:style-name="T25">&gt;</text:span><text:span text:style-name="T29">jar</text:span><text:span text:style-name="T25">&lt;/</text:span><text:span text:style-name="T26">packaging</text:span><text:span text:style-name="T25">&gt;</text:span></text:p>
            <text:p text:style-name="P96"/>
            <text:p text:style-name="P94"><text:span text:style-name="T29"><text:s text:c="2"/></text:span><text:span text:style-name="T25">&lt;</text:span><text:span text:style-name="T26">name</text:span><text:span text:style-name="T25">&gt;</text:span><text:span text:style-name="T29">DemoMavenEclipseProject</text:span><text:span text:style-name="T25">&lt;/</text:span><text:span text:style-name="T26">name</text:span><text:span text:style-name="T25">&gt;</text:span></text:p>
            <text:p text:style-name="P94"><text:span text:style-name="T29"><text:s text:c="2"/></text:span><text:span text:style-name="T25">&lt;</text:span><text:span text:style-name="T26">url</text:span><text:span text:style-name="T25">&gt;</text:span><text:span text:style-name="T29">http://maven.apache.org</text:span><text:span text:style-name="T25">&lt;/</text:span><text:span text:style-name="T26">url</text:span><text:span text:style-name="T25">&gt;</text:span></text:p>
            <text:p text:style-name="P101"><text:s text:c="2"/></text:p>
            <text:p text:style-name="P94"><text:span text:style-name="T29"><text:tab/></text:span><text:span text:style-name="T25">&lt;</text:span><text:span text:style-name="T26">build</text:span><text:span text:style-name="T25">&gt;</text:span></text:p>
            <text:p text:style-name="P94"><text:span text:style-name="T29"><text:tab/><text:tab/></text:span><text:span text:style-name="T25">&lt;</text:span><text:span text:style-name="T26">plugins</text:span><text:span text:style-name="T25">&gt;</text:span><text:span text:style-name="T29"> </text:span></text:p>
            <text:p text:style-name="P94"><text:span text:style-name="T29"><text:tab/><text:tab/><text:tab/></text:span><text:span text:style-name="T25">&lt;</text:span><text:span text:style-name="T26">plugin</text:span><text:span text:style-name="T25">&gt;</text:span><text:span text:style-name="T29"> <text:s text:c="7"/></text:span></text:p>
            <text:p text:style-name="P94"><text:span text:style-name="T29"><text:tab/><text:tab/><text:tab/></text:span><text:span text:style-name="T25">&lt;</text:span><text:span text:style-name="T26">groupId</text:span><text:span text:style-name="T25">&gt;</text:span><text:span text:style-name="T29">org.apache.maven.plugins</text:span><text:span text:style-name="T25">&lt;/</text:span><text:span text:style-name="T26">groupId</text:span><text:span text:style-name="T25">&gt;</text:span><text:span text:style-name="T29"> <text:s text:c="7"/></text:span></text:p>
            <text:p text:style-name="P94"><text:span text:style-name="T29"><text:tab/><text:tab/><text:tab/></text:span><text:span text:style-name="T25">&lt;</text:span><text:span text:style-name="T26">artifactId</text:span><text:span text:style-name="T25">&gt;</text:span><text:span text:style-name="T29">maven-surefire-plugin</text:span><text:span text:style-name="T25">&lt;/</text:span><text:span text:style-name="T26">artifactId</text:span><text:span text:style-name="T25">&gt;</text:span><text:span text:style-name="T29"> <text:s text:c="7"/></text:span></text:p>
            <text:p text:style-name="P94"><text:span text:style-name="T29"><text:tab/><text:tab/><text:tab/></text:span><text:span text:style-name="T25">&lt;</text:span><text:span text:style-name="T26">version</text:span><text:span text:style-name="T25">&gt;</text:span><text:span text:style-name="T29">2.22.1</text:span><text:span text:style-name="T25">&lt;/</text:span><text:span text:style-name="T26">version</text:span><text:span text:style-name="T25">&gt;</text:span><text:span text:style-name="T29"> <text:s text:c="7"/></text:span></text:p>
            <text:p text:style-name="P94"><text:span text:style-name="T29"><text:tab/><text:tab/><text:tab/></text:span><text:span text:style-name="T25">&lt;</text:span><text:span text:style-name="T26">configuration</text:span><text:span text:style-name="T25">&gt;</text:span><text:span text:style-name="T29"> <text:s text:c="9"/></text:span></text:p>
            <text:p text:style-name="P94"><text:span text:style-name="T29"><text:tab/><text:tab/><text:tab/></text:span><text:span text:style-name="T25">&lt;</text:span><text:span text:style-name="T26">suiteXmlFiles</text:span><text:span text:style-name="T25">&gt;</text:span><text:span text:style-name="T29"> <text:s text:c="11"/></text:span></text:p>
            <text:p text:style-name="P94"><text:span text:style-name="T29"><text:tab/><text:tab/><text:tab/></text:span><text:span text:style-name="T25">&lt;</text:span><text:span text:style-name="T26">suiteXmlFile</text:span><text:span text:style-name="T25">&gt;</text:span><text:span text:style-name="T29">testng.xml</text:span><text:span text:style-name="T25">&lt;/</text:span><text:span text:style-name="T26">suiteXmlFile</text:span><text:span text:style-name="T25">&gt;</text:span><text:span text:style-name="T29"> <text:s text:c="9"/></text:span></text:p>
            <text:p text:style-name="P94"><text:span text:style-name="T29"><text:tab/><text:tab/><text:tab/></text:span><text:span text:style-name="T25">&lt;/</text:span><text:span text:style-name="T26">suiteXmlFiles</text:span><text:span text:style-name="T25">&gt;</text:span><text:span text:style-name="T29"> <text:s text:c="7"/></text:span></text:p>
            <text:p text:style-name="P94"><text:span text:style-name="T29"><text:tab/><text:tab/><text:tab/></text:span><text:span text:style-name="T25">&lt;/</text:span><text:span text:style-name="T26">configuration</text:span><text:span text:style-name="T25">&gt;</text:span><text:span text:style-name="T29"> <text:s text:c="5"/></text:span></text:p>
            <text:p text:style-name="P94"><text:span text:style-name="T29"><text:tab/><text:tab/><text:tab/></text:span><text:span text:style-name="T25">&lt;/</text:span><text:span text:style-name="T26">plugin</text:span><text:span text:style-name="T25">&gt;</text:span></text:p>
            <text:p text:style-name="P94"><text:span text:style-name="T29"><text:tab/> <text:s text:c="4"/></text:span><text:span text:style-name="T25">&lt;/</text:span><text:span text:style-name="T26">plugins</text:span><text:span text:style-name="T25">&gt;</text:span><text:span text:style-name="T29"> </text:span></text:p>
            <text:p text:style-name="P94"><text:span text:style-name="T29"><text:s text:c="5"/></text:span><text:span text:style-name="T25">&lt;/</text:span><text:span text:style-name="T26">build</text:span><text:span text:style-name="T25">&gt;</text:span></text:p>
            <text:p text:style-name="P101"><text:s text:c="5"/></text:p>
            <text:p text:style-name="P94"><text:span text:style-name="T29"><text:s text:c="2"/></text:span><text:span text:style-name="T25">&lt;</text:span><text:span text:style-name="T26">properties</text:span><text:span text:style-name="T25">&gt;</text:span></text:p>
            <text:p text:style-name="P94"><text:span text:style-name="T29"><text:s text:c="5"/></text:span><text:span text:style-name="T25">&lt;</text:span><text:span text:style-name="T26">project.build.sourceEncoding</text:span><text:span text:style-name="T25">&gt;</text:span><text:span text:style-name="T29">UTF-8</text:span><text:span text:style-name="T25">&lt;/</text:span><text:span text:style-name="T26">project.build.sourceEncoding</text:span><text:span text:style-name="T25">&gt;</text:span></text:p>
            <text:p text:style-name="P94"><text:span text:style-name="T29"><text:s text:c="4"/></text:span><text:span text:style-name="T25">&lt;</text:span><text:span text:style-name="T26">maven.compiler.source</text:span><text:span text:style-name="T25">&gt;</text:span><text:span text:style-name="T29">1.6</text:span><text:span text:style-name="T25">&lt;/</text:span><text:span text:style-name="T26">maven.compiler.source</text:span><text:span text:style-name="T25">&gt;</text:span></text:p>
            <text:p text:style-name="P94"><text:span text:style-name="T29"><text:s text:c="4"/></text:span><text:span text:style-name="T25">&lt;</text:span><text:span text:style-name="T26">maven.compiler.target</text:span><text:span text:style-name="T25">&gt;</text:span><text:span text:style-name="T29">1.6</text:span><text:span text:style-name="T25">&lt;/</text:span><text:span text:style-name="T26">maven.compiler.target</text:span><text:span text:style-name="T25">&gt;</text:span></text:p>
            <text:p text:style-name="P94"><text:span text:style-name="T29"><text:s text:c="2"/></text:span><text:span text:style-name="T25">&lt;/</text:span><text:span text:style-name="T26">properties</text:span><text:span text:style-name="T25">&gt;</text:span></text:p>
            <text:p text:style-name="P96"/>
            <text:p text:style-name="P94"><text:span text:style-name="T29"><text:s text:c="2"/></text:span><text:span text:style-name="T25">&lt;</text:span><text:span text:style-name="T26">dependencies</text:span><text:span text:style-name="T25">&gt;</text:span></text:p>
            <text:p text:style-name="P94"><text:span text:style-name="T29"><text:s text:c="5"/></text:span><text:span text:style-name="T25">&lt;</text:span><text:span text:style-name="T26">dependency</text:span><text:span text:style-name="T25">&gt;</text:span><text:span text:style-name="T29"> <text:s text:c="5"/></text:span></text:p>
            <text:p text:style-name="P94"><text:span text:style-name="T29"><text:tab/><text:tab/></text:span><text:span text:style-name="T25">&lt;</text:span><text:span text:style-name="T26">groupId</text:span><text:span text:style-name="T25">&gt;</text:span><text:span text:style-name="T29">org.testng</text:span><text:span text:style-name="T25">&lt;/</text:span><text:span text:style-name="T26">groupId</text:span><text:span text:style-name="T25">&gt;</text:span><text:span text:style-name="T29"> <text:s text:c="5"/></text:span></text:p>
            <text:p text:style-name="P94"><text:span text:style-name="T29"><text:tab/><text:tab/></text:span><text:span text:style-name="T25">&lt;</text:span><text:span text:style-name="T26">artifactId</text:span><text:span text:style-name="T25">&gt;</text:span><text:span text:style-name="T29">testng</text:span><text:span text:style-name="T25">&lt;/</text:span><text:span text:style-name="T26">artifactId</text:span><text:span text:style-name="T25">&gt;</text:span><text:span text:style-name="T29"> <text:s text:c="5"/></text:span></text:p>
            <text:p text:style-name="P94"><text:span text:style-name="T29"><text:tab/><text:tab/></text:span><text:span text:style-name="T25">&lt;</text:span><text:span text:style-name="T26">version</text:span><text:span text:style-name="T25">&gt;</text:span><text:span text:style-name="T29">6.9.8</text:span><text:span text:style-name="T25">&lt;/</text:span><text:span text:style-name="T26">version</text:span><text:span text:style-name="T25">&gt;</text:span><text:span text:style-name="T29"> <text:s text:c="5"/></text:span></text:p>
            <text:p text:style-name="P94"><text:span text:style-name="T29"><text:tab/><text:tab/></text:span><text:span text:style-name="T25">&lt;</text:span><text:span text:style-name="T26">scope</text:span><text:span text:style-name="T25">&gt;</text:span><text:span text:style-name="T29">test</text:span><text:span text:style-name="T25">&lt;/</text:span><text:span text:style-name="T26">scope</text:span><text:span text:style-name="T25">&gt;</text:span><text:span text:style-name="T29"> <text:s text:c="3"/></text:span></text:p>
            <text:p text:style-name="P94"><text:span text:style-name="T29"><text:tab/></text:span><text:span text:style-name="T25">&lt;/</text:span><text:span text:style-name="T26">dependency</text:span><text:span text:style-name="T25">&gt;</text:span></text:p>
            <text:p text:style-name="P94"><text:span text:style-name="T29"><text:tab/></text:span><text:span text:style-name="T25">&lt;</text:span><text:span text:style-name="T26">dependency</text:span><text:span text:style-name="T25">&gt;</text:span></text:p>
            <text:p text:style-name="P94"><text:span text:style-name="T29"><text:tab/> <text:s text:c="3"/></text:span><text:span text:style-name="T25">&lt;</text:span><text:span text:style-name="T26">groupId</text:span><text:span text:style-name="T25">&gt;</text:span><text:span text:style-name="T29">org.seleniumhq.selenium</text:span><text:span text:style-name="T25">&lt;/</text:span><text:span text:style-name="T26">groupId</text:span><text:span text:style-name="T25">&gt;</text:span></text:p>
            <text:p text:style-name="P94"><text:span text:style-name="T29"><text:tab/> <text:s text:c="3"/></text:span><text:span text:style-name="T25">&lt;</text:span><text:span text:style-name="T26">artifactId</text:span><text:span text:style-name="T25">&gt;</text:span><text:span text:style-name="T29">selenium-java</text:span><text:span text:style-name="T25">&lt;/</text:span><text:span text:style-name="T26">artifactId</text:span><text:span text:style-name="T25">&gt;</text:span></text:p>
            <text:p text:style-name="P94"><text:span text:style-name="T29"><text:tab/> <text:s text:c="3"/></text:span><text:span text:style-name="T25">&lt;</text:span><text:span text:style-name="T26">version</text:span><text:span text:style-name="T25">&gt;</text:span><text:span text:style-name="T29">3.14.0</text:span><text:span text:style-name="T25">&lt;/</text:span><text:span text:style-name="T26">version</text:span><text:span text:style-name="T25">&gt;</text:span></text:p>
            <text:p text:style-name="P94"><text:span text:style-name="T29"><text:tab/></text:span><text:span text:style-name="T25">&lt;/</text:span><text:span text:style-name="T26">dependency</text:span><text:span text:style-name="T25">&gt;</text:span></text:p>
            <text:p text:style-name="P94"><text:span text:style-name="T29"><text:s text:c="2"/></text:span><text:span text:style-name="T25">&lt;/</text:span><text:span text:style-name="T26">dependencies</text:span><text:span text:style-name="T25">&gt;</text:span></text:p>
            <text:p text:style-name="P18"><text:span text:style-name="T25">&lt;/</text:span><text:span text:style-name="T26">project</text:span><text:span text:style-name="T25">&gt;</text:span></text:p>
          </table:table-cell>
        </table:table-row>
      </table:table>
      <table:table table:name="Table35" table:style-name="Table35">
        <table:table-column table:style-name="Table35.A"/>
        <table:table-row>
          <table:table-cell table:style-name="Table35.A1" office:value-type="string">
            <text:p text:style-name="Table_20_Contents"/>
          </table:table-cell>
        </table:table-row>
      </table:table>
      <text:p text:style-name="P51"/>
      <text:p text:style-name="P51"/>
      <text:h text:style-name="Heading_20_1" text:outline-level="1"><text:soft-page-break/>8. Install testNG</text:h>
      <text:h text:style-name="Heading_20_2" text:outline-level="2">Steps to follow:</text:h>
      <text:p text:style-name="Text_20_body">1) Launch the Eclipse IDE and from Help menu, click “<text:span text:style-name="Strong_20_Emphasis">Install New Software</text:span>”.</text:p>
      <text:p text:style-name="Text_20_body">2) You will see a dialog window, click “<text:span text:style-name="Strong_20_Emphasis">Add</text:span>” button.</text:p>
      <text:p text:style-name="Text_20_body"/>
      <text:p text:style-name="Text_20_body">3) Type name as you wish, lets take “<text:span text:style-name="Strong_20_Emphasis">TestNG</text:span>” and type “<text:span text:style-name="Strong_20_Emphasis">http://beust.com/eclipse/</text:span>” as location. Click OK.</text:p>
      <text:p text:style-name="Text_20_body">4) You come back to the previous window but this time you must see TestNG option in the available software list. Just Click TestNG and press “<text:span text:style-name="Strong_20_Emphasis">Next</text:span>” button.</text:p>
      <text:p text:style-name="Text_20_body">5) Click “<text:span text:style-name="Strong_20_Emphasis">I accept the terms of the license agreement</text:span>” then click <text:span text:style-name="Strong_20_Emphasis">Finish</text:span>.</text:p>
      <text:p text:style-name="Text_20_body">6) You may or may not encounter a Security warning, if in case you do just click <text:span text:style-name="Strong_20_Emphasis">OK</text:span>.</text:p>
      <text:p text:style-name="Text_20_body">7) Click <text:span text:style-name="Strong_20_Emphasis">Next</text:span> again on the succeeding dialog box until it prompts you to Restart the Eclipse.</text:p>
      <text:p text:style-name="Text_20_body">8) You are all done now, just Click <text:span text:style-name="Strong_20_Emphasis">Yes</text:span>.</text:p>
      <text:p text:style-name="Text_20_body">9) Proceed with your workplace.</text:p>
      <text:p text:style-name="Text_20_body">10) After restart, verify if TestNG was indeed successfully installed. Right click on you project and see if <text:span text:style-name="Strong_20_Emphasis">TestNG </text:span>is displayed in the opened menu.</text:p>
      <text:p text:style-name="P53">9. first testng test case in maven</text:p>
      <text:p text:style-name="P53"/>
      <table:table table:name="Table36" table:style-name="Table36">
        <table:table-column table:style-name="Table36.A"/>
        <table:table-row>
          <table:table-cell table:style-name="Table36.A1" office:value-type="string">
            <text:p text:style-name="P97"><text:span text:style-name="T36">package</text:span><text:span text:style-name="T22"> ToolsQA.DemoMavenEclipseProject;</text:span></text:p>
            <text:p text:style-name="P97"/>
            <text:p text:style-name="P97"/>
            <text:p text:style-name="P97"><text:span text:style-name="T36">import</text:span><text:span text:style-name="T22"> java.util.concurrent.TimeUnit;</text:span></text:p>
            <text:p text:style-name="P100"><text:s/></text:p>
            <text:p text:style-name="P97"><text:span text:style-name="T36">import</text:span><text:span text:style-name="T22"> org.openqa.selenium.By;</text:span></text:p>
            <text:p text:style-name="P100"><text:s/></text:p>
            <text:p text:style-name="P97"><text:span text:style-name="T36">import</text:span><text:span text:style-name="T22"> org.openqa.selenium.WebDriver;</text:span></text:p>
            <text:p text:style-name="P100"><text:s/></text:p>
            <text:p text:style-name="P97"><text:span text:style-name="T36">import</text:span><text:span text:style-name="T22"> org.openqa.selenium.firefox.FirefoxDriver;</text:span></text:p>
            <text:p text:style-name="P100"><text:s/></text:p>
            <text:p text:style-name="P97"><text:span text:style-name="T36">import</text:span><text:span text:style-name="T22"> org.testng.annotations.Test;</text:span></text:p>
            <text:p text:style-name="P100"><text:s/></text:p>
            <text:p text:style-name="P97"><text:span text:style-name="T36">import</text:span><text:span text:style-name="T22"> org.testng.annotations.BeforeMethod;</text:span></text:p>
            <text:p text:style-name="P100"><text:s/></text:p>
            <text:p text:style-name="P97"><text:span text:style-name="T36">import</text:span><text:span text:style-name="T22"> org.testng.annotations.AfterMethod;</text:span></text:p>
            <text:p text:style-name="P100"><text:s/></text:p>
            <text:p text:style-name="P97"><text:span text:style-name="T36">public</text:span><text:span text:style-name="T22"> </text:span><text:span text:style-name="T36">class</text:span><text:span text:style-name="T22"> test_first_try {</text:span></text:p>
            <text:p text:style-name="P100"><text:s/></text:p>
            <text:p text:style-name="P97"><text:span text:style-name="T22"><text:tab/></text:span><text:span text:style-name="T36">public</text:span><text:span text:style-name="T22"> WebDriver </text:span><text:span text:style-name="T37">driver</text:span><text:span text:style-name="T22">;</text:span></text:p>
            <text:p text:style-name="P100"><text:s/></text:p>
            <text:p text:style-name="P97"><text:span text:style-name="T22"><text:s text:c="2"/></text:span><text:span text:style-name="T39">@Test</text:span></text:p>
            <text:p text:style-name="P100"><text:s/></text:p>
            <text:p text:style-name="P97"><text:span text:style-name="T22"><text:s text:c="2"/></text:span><text:span text:style-name="T36">public</text:span><text:span text:style-name="T22"> </text:span><text:span text:style-name="T36">void</text:span><text:span text:style-name="T22"> main() {</text:span></text:p>
            <text:p text:style-name="P100"><text:s/></text:p>
            <text:p text:style-name="P97"><text:soft-page-break/><text:span text:style-name="T22"><text:tab/></text:span><text:span text:style-name="T40">// Find the element that's ID attribute is 'account'(My Account)</text:span></text:p>
            <text:p text:style-name="P100"><text:s/></text:p>
            <text:p text:style-name="P97"><text:span text:style-name="T22"><text:s text:c="6"/></text:span><text:span text:style-name="T37">driver</text:span><text:span text:style-name="T22">.findElement(By.</text:span><text:span text:style-name="T24">id</text:span><text:span text:style-name="T22">(</text:span><text:span text:style-name="T31">"account"</text:span><text:span text:style-name="T22">)).click();</text:span></text:p>
            <text:p text:style-name="P100"><text:s/></text:p>
            <text:p text:style-name="P97"><text:span text:style-name="T22"><text:s text:c="6"/></text:span><text:span text:style-name="T40">// Find the element that's ID attribute is 'log' (</text:span><text:span text:style-name="T41">Username</text:span><text:span text:style-name="T40">)</text:span></text:p>
            <text:p text:style-name="P100"><text:s/></text:p>
            <text:p text:style-name="P97"><text:span text:style-name="T22"><text:s text:c="6"/></text:span><text:span text:style-name="T40">// Enter </text:span><text:span text:style-name="T41">Username</text:span><text:span text:style-name="T40"> on the element found by above </text:span><text:span text:style-name="T41">desc</text:span><text:span text:style-name="T40">.</text:span></text:p>
            <text:p text:style-name="P100"><text:s/></text:p>
            <text:p text:style-name="P97"><text:span text:style-name="T22"><text:s text:c="6"/></text:span><text:span text:style-name="T37">driver</text:span><text:span text:style-name="T22">.findElement(By.</text:span><text:span text:style-name="T24">id</text:span><text:span text:style-name="T22">(</text:span><text:span text:style-name="T31">"log"</text:span><text:span text:style-name="T22">)).sendKeys(</text:span><text:span text:style-name="T31">"testuser_1"</text:span><text:span text:style-name="T22">);</text:span></text:p>
            <text:p text:style-name="P100"><text:s/></text:p>
            <text:p text:style-name="P97"><text:span text:style-name="T22"><text:s text:c="6"/></text:span><text:span text:style-name="T40">// Find the element that's ID attribute is '</text:span><text:span text:style-name="T41">pwd</text:span><text:span text:style-name="T40">' (Password)</text:span></text:p>
            <text:p text:style-name="P100"><text:s/></text:p>
            <text:p text:style-name="P97"><text:span text:style-name="T22"><text:s text:c="6"/></text:span><text:span text:style-name="T40">// Enter Password on the element found by the above </text:span><text:span text:style-name="T41">desc</text:span><text:span text:style-name="T40">.</text:span></text:p>
            <text:p text:style-name="P100"><text:s/></text:p>
            <text:p text:style-name="P97"><text:span text:style-name="T22"><text:s text:c="6"/></text:span><text:span text:style-name="T37">driver</text:span><text:span text:style-name="T22">.findElement(By.</text:span><text:span text:style-name="T24">id</text:span><text:span text:style-name="T22">(</text:span><text:span text:style-name="T31">"pwd"</text:span><text:span text:style-name="T22">)).sendKeys(</text:span><text:span text:style-name="T31">"Test@123"</text:span><text:span text:style-name="T22">);</text:span></text:p>
            <text:p text:style-name="P100"><text:s/></text:p>
            <text:p text:style-name="P97"><text:span text:style-name="T22"><text:s text:c="6"/></text:span><text:span text:style-name="T40">// Now submit the form. WebDriver will find the form for us from the element</text:span></text:p>
            <text:p text:style-name="P100"><text:s/></text:p>
            <text:p text:style-name="P97"><text:span text:style-name="T22"><text:s text:c="6"/></text:span><text:span text:style-name="T37">driver</text:span><text:span text:style-name="T22">.findElement(By.</text:span><text:span text:style-name="T24">id</text:span><text:span text:style-name="T22">(</text:span><text:span text:style-name="T31">"login"</text:span><text:span text:style-name="T22">)).click();</text:span></text:p>
            <text:p text:style-name="P100"><text:s/></text:p>
            <text:p text:style-name="P97"><text:span text:style-name="T22"><text:s text:c="6"/></text:span><text:span text:style-name="T40">// Print a Log In message to the screen</text:span></text:p>
            <text:p text:style-name="P100"><text:s/></text:p>
            <text:p text:style-name="P97"><text:span text:style-name="T22"><text:s text:c="6"/>System.</text:span><text:span text:style-name="T38">out</text:span><text:span text:style-name="T22">.println(</text:span><text:span text:style-name="T31">" Login Successfully, now it is the time to Log Off buddy."</text:span><text:span text:style-name="T22">);</text:span></text:p>
            <text:p text:style-name="P100"><text:s/></text:p>
            <text:p text:style-name="P97"><text:span text:style-name="T22"><text:s text:c="6"/></text:span><text:span text:style-name="T40">// Find the element that's ID attribute is 'account_logout' (Log Out)</text:span></text:p>
            <text:p text:style-name="P100"><text:s/></text:p>
            <text:p text:style-name="P97"><text:span text:style-name="T22"><text:s text:c="6"/></text:span><text:span text:style-name="T37">driver</text:span><text:span text:style-name="T22">.findElement(By.</text:span><text:span text:style-name="T24">id</text:span><text:span text:style-name="T22">(</text:span><text:span text:style-name="T31">"account_logout"</text:span><text:span text:style-name="T22">));</text:span></text:p>
            <text:p text:style-name="P100"><text:s/></text:p>
            <text:p text:style-name="P100"><text:s text:c="2"/>}</text:p>
            <text:p text:style-name="P100"><text:s/></text:p>
            <text:p text:style-name="P97"><text:span text:style-name="T22"><text:s text:c="2"/></text:span><text:span text:style-name="T39">@BeforeMethod</text:span></text:p>
            <text:p text:style-name="P100"><text:s/></text:p>
            <text:p text:style-name="P97"><text:span text:style-name="T22"><text:s text:c="2"/></text:span><text:span text:style-name="T36">public</text:span><text:span text:style-name="T22"> </text:span><text:span text:style-name="T36">void</text:span><text:span text:style-name="T22"> beforeMethod() {</text:span></text:p>
            <text:p text:style-name="P100"><text:s/></text:p>
            <text:p text:style-name="P97"><text:span text:style-name="T22"><text:tab/> <text:s/></text:span><text:span text:style-name="T40">// Create a new instance of the </text:span><text:span text:style-name="T41">Firefox</text:span><text:span text:style-name="T40"> driver</text:span></text:p>
            <text:p text:style-name="P100"><text:s/></text:p>
            <text:p text:style-name="P97"><text:span text:style-name="T22"><text:s text:c="6"/></text:span><text:span text:style-name="T37">driver</text:span><text:span text:style-name="T22"> = </text:span><text:span text:style-name="T36">new</text:span><text:span text:style-name="T22"> FirefoxDriver();</text:span></text:p>
            <text:p text:style-name="P100"><text:s/></text:p>
            <text:p text:style-name="P97"><text:span text:style-name="T22"><text:s text:c="6"/></text:span><text:span text:style-name="T40">//Put a Implicit wait, this means that any search for elements on the page could take the time the implicit wait is set for before throwing exception</text:span></text:p>
            <text:p text:style-name="P100"><text:s/></text:p>
            <text:p text:style-name="P97"><text:span text:style-name="T22"><text:s text:c="6"/></text:span><text:span text:style-name="T37">driver</text:span><text:span text:style-name="T22">.manage().timeouts().implicitlyWait(10, TimeUnit.</text:span><text:span text:style-name="T38">SECONDS</text:span><text:span text:style-name="T22">);</text:span></text:p>
            <text:p text:style-name="P100"><text:s/></text:p>
            <text:p text:style-name="P97"><text:span text:style-name="T22"><text:s text:c="6"/></text:span><text:span text:style-name="T40">//Launch the Online Store </text:span><text:span text:style-name="T41">Website</text:span></text:p>
            <text:p text:style-name="P100"><text:s/></text:p>
            <text:p text:style-name="P97"><text:span text:style-name="T22"><text:s text:c="6"/></text:span><text:span text:style-name="T37">driver</text:span><text:span text:style-name="T22">.get(</text:span><text:span text:style-name="T31">"http://www.onlinestore.toolsqa.wpengine.com"</text:span><text:span text:style-name="T22">);</text:span></text:p>
            <text:p text:style-name="P100"><text:s/></text:p>
            <text:p text:style-name="P100"><text:s text:c="2"/>}</text:p>
            <text:p text:style-name="P100"><text:s/></text:p>
            <text:p text:style-name="P97"><text:span text:style-name="T22"><text:s text:c="2"/></text:span><text:span text:style-name="T39">@AfterMethod</text:span></text:p>
            <text:p text:style-name="P100"><text:s/></text:p>
            <text:p text:style-name="P97"><text:span text:style-name="T22"><text:s text:c="2"/></text:span><text:span text:style-name="T36">public</text:span><text:span text:style-name="T22"> </text:span><text:span text:style-name="T36">void</text:span><text:span text:style-name="T22"> afterMethod() {</text:span></text:p>
            <text:p text:style-name="P100"><text:s/></text:p>
            <text:p text:style-name="P97"><text:span text:style-name="T22"><text:tab/> <text:s/></text:span><text:span text:style-name="T40">// Close the driver</text:span></text:p>
            <text:p text:style-name="P100"><text:s/></text:p>
            <text:p text:style-name="P97"><text:span text:style-name="T22"><text:s text:c="6"/></text:span><text:span text:style-name="T37">driver</text:span><text:span text:style-name="T22">.quit();</text:span></text:p>
            <text:p text:style-name="P100"><text:s/></text:p>
            <text:p text:style-name="P100"><text:s text:c="2"/>}</text:p>
            <text:p text:style-name="P100"><text:s/></text:p>
            <text:p text:style-name="P33">}</text:p>
          </table:table-cell>
        </table:table-row>
      </table:table>
      <text:p text:style-name="P52"/>
      <text:p text:style-name="P53">The below needed to do:</text:p>
      <text:p text:style-name="P53">Create a folder to contain borwsers exe file.</text:p>
      <text:p text:style-name="P54">Run above scripts</text:p>
      <text:p text:style-name="P54"><text:soft-page-break/></text:p>
      <table:table table:name="Table37" table:style-name="Table37">
        <table:table-column table:style-name="Table37.A"/>
        <table:table-row>
          <table:table-cell table:style-name="Table37.A1" office:value-type="string">
            <text:p text:style-name="P98">[RemoteTestNG] detected TestNG version 6.9.8</text:p>
            <text:p text:style-name="P98">[TestNG] Running:</text:p>
            <text:p text:style-name="P98"><text:s text:c="2"/>/tmp/testng-eclipse--2010143/testng-customsuite.xml</text:p>
            <text:p text:style-name="P96"/>
            <text:p text:style-name="P98">FAILED CONFIGURATION: @BeforeMethod beforeMethod</text:p>
            <text:p text:style-name="Standard"><text:span text:style-name="T34">java.lang.IllegalStateException</text:span><text:span text:style-name="T23">: The driver executable does not exist: /home/ermao/et510-workspace-maven/DemoMavenEclipseProject/geckodriver.exe</text:span></text:p>
          </table:table-cell>
        </table:table-row>
      </table:table>
      <text:p text:style-name="P53"/>
      <table:table table:name="Table38" table:style-name="Table38">
        <table:table-column table:style-name="Table38.A"/>
        <table:table-row>
          <table:table-cell table:style-name="Table38.A1" office:value-type="string">
            <text:p text:style-name="Text_20_body">I have tried this code in eclipse : </text:p>
            <text:p text:style-name="Preformatted_20_Text"><text:span text:style-name="Source_20_Text">import org.openqa.selenium.WebDriver;</text:span></text:p>
            <text:p text:style-name="Preformatted_20_Text"><text:span text:style-name="Source_20_Text">import org.openqa.selenium.firefox.FirefoxDriver;</text:span></text:p>
            <text:p text:style-name="Preformatted_20_Text"/>
            <text:p text:style-name="Preformatted_20_Text"><text:span text:style-name="Source_20_Text">public class auto {</text:span></text:p>
            <text:p text:style-name="Preformatted_20_Text"/>
            <text:p text:style-name="Preformatted_20_Text"><text:span text:style-name="Source_20_Text"><text:s text:c="4"/>public static void main(String[] args) {</text:span></text:p>
            <text:p text:style-name="Preformatted_20_Text"><text:span text:style-name="Source_20_Text"><text:s text:c="8"/>System.setProperty("webdriver.gecko.driver", "/root/Desktop/jarselenium/geckodriver.exe");</text:span></text:p>
            <text:p text:style-name="Preformatted_20_Text"><text:span text:style-name="Source_20_Text"><text:s text:c="8"/>WebDriver driver = new FirefoxDriver();</text:span></text:p>
            <text:p text:style-name="Preformatted_20_Text"><text:span text:style-name="Source_20_Text"><text:s text:c="8"/>driver.manage().window().maximize();</text:span></text:p>
            <text:p text:style-name="Preformatted_20_Text"><text:span text:style-name="Source_20_Text"><text:s text:c="8"/>driver.get("https://www.easybooking.lk/login");</text:span></text:p>
            <text:p text:style-name="Preformatted_20_Text"><text:span text:style-name="Source_20_Text"><text:s text:c="8"/>//driver.manage().timeouts().implicitlyWait(25, TimeUnit.SECONDS); </text:span></text:p>
            <text:p text:style-name="Preformatted_20_Text"><text:span text:style-name="Source_20_Text"><text:s text:c="4"/>}</text:span></text:p>
            <text:p text:style-name="P1"><text:span text:style-name="Source_20_Text">}</text:span></text:p>
            <text:p text:style-name="Text_20_body">On execution I got this error :</text:p>
            <text:p text:style-name="P1"><text:span text:style-name="Source_20_Text">Exception in thread "main" java.lang.IllegalStateException: The driver executable does not exist: /root/Desktop/jarselenium/geckodriver.exe</text:span></text:p>
            <text:p text:style-name="Text_20_body">How can i set geckodriver location in ubuntu? </text:p>
            <text:p text:style-name="Table_20_Contents"/>
          </table:table-cell>
        </table:table-row>
      </table:table>
      <table:table table:name="Table39" table:style-name="Table39">
        <table:table-column table:style-name="Table39.A"/>
        <table:table-row>
          <table:table-cell table:style-name="Table39.A1" office:value-type="string">
            <text:p text:style-name="Text_20_body">As you are using <text:span text:style-name="Emphasis">Linux based System</text:span> while specifying the absolute path of the <text:span text:style-name="Emphasis">GeckoDriver</text:span> you have to trim the extension part i.e. <text:span text:style-name="Source_20_Text">.exe</text:span> part as follows :</text:p>
            <text:p text:style-name="P1"><text:span text:style-name="Source_20_Text">System.setProperty("webdriver.gecko.driver", "/root/Desktop/jarselenium/geckodrive</text:span></text:p>
          </table:table-cell>
        </table:table-row>
      </table:table>
      <table:table table:name="Table40" table:style-name="Table40">
        <table:table-column table:style-name="Table40.A"/>
        <table:table-row>
          <table:table-cell table:style-name="Table40.A1" office:value-type="string">
            <text:p text:style-name="P98">FAILED CONFIGURATION: @BeforeMethod beforeMethod</text:p>
            <text:p text:style-name="Standard"><text:span text:style-name="T34">java.lang.IllegalStateException</text:span><text:span text:style-name="T23">: The driver is not executable: /home/ermao/et510-workspace-maven/DemoMavenEclipseProject/src/test/java/ToolsQA/DemoMavenEclipseProject/geckodriver</text:span></text:p>
          </table:table-cell>
        </table:table-row>
      </table:table>
      <table:table table:name="Table41" table:style-name="Table41">
        <table:table-column table:style-name="Table41.A"/>
        <table:table-row>
          <table:table-cell table:style-name="Table41.A1" office:value-type="string">
            <text:p text:style-name="P70">Change the file to executable</text:p>
            <text:p text:style-name="P70"/>
          </table:table-cell>
        </table:table-row>
      </table:table>
      <text:p text:style-name="P53"/>
      <text:p text:style-name="P55">Open Chrome face problem:</text:p>
      <table:table table:name="Table42" table:style-name="Table42">
        <table:table-column table:style-name="Table42.A"/>
        <table:table-row>
          <table:table-cell table:style-name="Table42.A1" office:value-type="string">
            <text:p text:style-name="Standard"><text:span text:style-name="T34">org.openqa.selenium.WebDriverException</text:span><text:span text:style-name="T23">: unknown error: cannot find Chrome binary</text:span></text:p>
            <text:p text:style-name="P31"><text:soft-page-break/></text:p>
          </table:table-cell>
        </table:table-row>
      </table:table>
      <text:p text:style-name="Text_20_body"/>
      <table:table table:name="Table43" table:style-name="Table43">
        <table:table-column table:style-name="Table43.A"/>
        <table:table-row>
          <table:table-cell table:style-name="Table43.A1" office:value-type="string">
            <text:h text:style-name="Heading_20_1" text:outline-level="1">How to Install Google Chrome Web Browser on Ubuntu 18.04</text:h>
            <text:p text:style-name="Table_20_Contents"><text:a xlink:type="simple" xlink:href="https://linuxize.com/post/how-to-install-google-chrome-web-browser-on-ubuntu-18-04/" text:style-name="Internet_20_link" text:visited-style-name="Visited_20_Internet_20_Link">https://linuxize.com/post/how-to-install-google-chrome-web-browser-on-ubuntu-18-04/</text:a></text:p>
            <text:p text:style-name="Table_20_Contents"/>
            <text:p text:style-name="Table_20_Contents"><text:span text:style-name="T43">Download the latest Google Chrome </text:span><text:span text:style-name="Source_20_Text"><text:span text:style-name="T43">.deb</text:span></text:span><text:span text:style-name="T43"> package with </text:span><text:a xlink:type="simple" xlink:href="https://linuxize.com/post/wget-command-examples/" text:style-name="Internet_20_link" text:visited-style-name="Visited_20_Internet_20_Link"><text:span text:style-name="T43">wget</text:span></text:a><text:span text:style-name="T43">:</text:span></text:p>
            <text:p text:style-name="Table_20_Contents">ermao@ermao-ThinkPad-T510:~/Documents/dairy_ermao$ wget https://dl.google.com/linux/direct/google-chrome-stable_current_amd64.deb</text:p>
            <text:p text:style-name="Table_20_Contents">--2018-10-30 15:59:14-- <text:s/>https://dl.google.com/linux/direct/google-chrome-stable_current_amd64.deb</text:p>
            <text:p text:style-name="Table_20_Contents">Resolving dl.google.com (dl.google.com)... 172.217.2.110, 2607:f8b0:400b:80e::200e</text:p>
            <text:p text:style-name="Table_20_Contents">Connecting to dl.google.com (dl.google.com)|172.217.2.110|:443... connected.</text:p>
            <text:p text:style-name="Table_20_Contents">HTTP request sent, awaiting response... 200 OK</text:p>
            <text:p text:style-name="Table_20_Contents">Length: 56058786 (53M) [application/x-debian-package]</text:p>
            <text:p text:style-name="Table_20_Contents">Saving to: ‘google-chrome-stable_current_amd64.deb’</text:p>
            <text:p text:style-name="Table_20_Contents"/>
            <text:p text:style-name="Table_20_Contents">google-chrome-stabl 100%[===================&gt;] <text:s/>53.46M <text:s/>69.4KB/s <text:s text:c="3"/>in 2m 40s <text:s/></text:p>
            <text:p text:style-name="Table_20_Contents"/>
            <text:p text:style-name="Table_20_Contents">2018-10-30 16:01:55 (343 KB/s) - ‘google-chrome-stable_current_amd64.deb’ saved [56058786/56058786]</text:p>
            <text:p text:style-name="Table_20_Contents"/>
            <text:p text:style-name="Table_20_Contents">ermao@ermao-ThinkPad-T510:~/Documents/dairy_ermao$</text:p>
            <text:p text:style-name="Table_20_Contents"/>
            <text:p text:style-name="Table_20_Contents"/>
            <text:p text:style-name="Table_20_Contents"><text:span text:style-name="T43">Install the Google Chrome </text:span><text:span text:style-name="Source_20_Text"><text:span text:style-name="T43">.deb</text:span></text:span><text:span text:style-name="T43"> package by typing:</text:span></text:p>
            <text:p text:style-name="P73"/>
            <text:p text:style-name="Table_20_Contents"><text:span text:style-name="T43">ermao@ermao-ThinkPad-T510:~/Documents/dairy_ermao$ sudo dpkg -i google-chrome-</text:span><text:span text:style-name="T44">stable_current_amd64.deb</text:span></text:p>
            <text:p text:style-name="P71">[sudo] password for ermao: </text:p>
            <text:p text:style-name="P71">Selecting previously unselected package google-chrome-stable.</text:p>
            <text:p text:style-name="P71">(Reading database ... 171544 files and directories currently installed.)</text:p>
            <text:p text:style-name="P71">Preparing to unpack google-chrome-stable_current_amd64.deb ...</text:p>
            <text:p text:style-name="P71">Unpacking google-chrome-stable (70.0.3538.77-1) ...</text:p>
            <text:p text:style-name="P71">Setting up google-chrome-stable (70.0.3538.77-1) ...</text:p>
            <text:p text:style-name="P71">update-alternatives: using /usr/bin/google-chrome-stable to provide /usr/bin/x-www-browser (x-www-browser) in auto mode</text:p>
            <text:p text:style-name="P71">update-alternatives: using /usr/bin/google-chrome-stable to provide /usr/bin/gnome-www-browser (gnome-www-browser) in auto mode</text:p>
            <text:p text:style-name="P71">update-alternatives: using /usr/bin/google-chrome-stable to provide /usr/bin/google-chrome (google-chrome) in auto mode</text:p>
            <text:p text:style-name="P71">Processing triggers for gnome-menus (3.13.3-11ubuntu1.1) ...</text:p>
            <text:p text:style-name="P71">Processing triggers for desktop-file-utils (0.23-1ubuntu3.18.04.1) ...</text:p>
            <text:p text:style-name="P71">Processing triggers for mime-support (3.60ubuntu1) ...</text:p>
            <text:p text:style-name="P71"><text:soft-page-break/>Processing triggers for man-db (2.8.3-2ubuntu0.1) ...</text:p>
            <text:p text:style-name="P73">ermao@ermao-ThinkPad-T510:~/Documents/dairy_ermao$ </text:p>
            <text:p text:style-name="P73"/>
            <text:h text:style-name="Heading_20_2" text:outline-level="2"><text:bookmark text:name="starting-google-chrome"/><text:a xlink:type="simple" xlink:href="https://linuxize.com/post/how-to-install-google-chrome-web-browser-on-ubuntu-18-04/#starting-google-chrome" text:style-name="Internet_20_link" text:visited-style-name="Visited_20_Internet_20_Link"><text:span text:style-name="T43">Starting Google Chrome</text:span></text:a></text:h>
            <text:p text:style-name="P72"><text:span text:style-name="T43">Now that Google Chrome is installed on your Ubuntu system you can start it either from the command line by typing </text:span><text:span text:style-name="Source_20_Text"><text:span text:style-name="T43">google-chrome</text:span></text:span><text:span text:style-name="T43"> or by clicking on the Google Chrome icon (</text:span><text:span text:style-name="Source_20_Text"><text:span text:style-name="T43">Activities -&gt; Oracle VM VirtualBox</text:span></text:span><text:span text:style-name="T43">):</text:span></text:p>
          </table:table-cell>
        </table:table-row>
      </table:table>
      <text:p text:style-name="P55"/>
      <text:p text:style-name="P53"/>
      <text:h text:style-name="Heading_20_2" text:outline-level="2"><text:span text:style-name="T42">8.2 </text:span>TestNG Test Suite</text:h>
      <text:p text:style-name="Text_20_body"><text:a xlink:type="simple" xlink:href="http://toolsqa.com/selenium-webdriver/testng-testsuite/" text:style-name="Internet_20_link" text:visited-style-name="Visited_20_Internet_20_Link">http://toolsqa.com/selenium-webdriver/testng-testsuite/</text:a></text:p>
      <text:p text:style-name="Text_20_body"/>
      <text:p text:style-name="P53"/>
      <text:p text:style-name="P105">install nodepad ++</text:p>
      <table:table table:name="Table52" table:style-name="Table52">
        <table:table-column table:style-name="Table52.A"/>
        <table:table-row>
          <table:table-cell table:style-name="Table52.A1" office:value-type="string">
            <text:p text:style-name="Table_20_Contents"><text:a xlink:type="simple" xlink:href="https://websiteforstudents.com/install-notepad-on-ubuntu-16-04-17-10-18-04-via-snap/" text:style-name="Internet_20_link" text:visited-style-name="Visited_20_Internet_20_Link">https://websiteforstudents.com/install-notepad-on-ubuntu-16-04-17-10-18-04-via-snap/</text:a></text:p>
            <text:p text:style-name="Table_20_Contents"/>
          </table:table-cell>
        </table:table-row>
      </table:table>
      <text:p text:style-name="P59"/>
      <table:table table:name="Table53" table:style-name="Table53">
        <table:table-column table:style-name="Table53.A"/>
        <table:table-row>
          <table:table-cell table:style-name="Table53.A1" office:value-type="string">
            <text:h text:style-name="Heading_20_4" text:outline-level="4">Step 1: Get Snap</text:h>
            <text:p text:style-name="Text_20_body">If Snap isn’t available on your system, you will have to install it prior to install Notepad++… Snap is a powerful package management system for Linux users… it probably the best and easiest way to install packages on Linux machine, including Ubuntu.</text:p>
            <text:p text:style-name="Text_20_body">To install Snap, run the commands below</text:p>
            <text:p text:style-name="Text_20_body"><text:span text:style-name="Source_20_Text">sudo apt-get install snapd snapd-xdg-open</text:span></text:p>
            <text:h text:style-name="Heading_20_4" text:outline-level="4">Step 2: Install Notepad++</text:h>
            <text:p text:style-name="Text_20_body">Now that Snap is installed, run the commands below to install Notepad++ on Ubuntu…</text:p>
            <text:p text:style-name="Text_20_body">To install Notepad++ run the commands below</text:p>
            <text:p text:style-name="Text_20_body"><text:span text:style-name="Source_20_Text">sudo snap install notepad-plus-plus</text:span></text:p>
            <text:p text:style-name="Text_20_body">When the package is installed, you should see a message that looks like the one below</text:p>
            <text:p text:style-name="Quotations"><text:span text:style-name="Emphasis">notepad-plus-plus 7.5.6 from ‘mmtrt’ installed</text:span></text:p>
            <text:p text:style-name="Text_20_body">After installing the package, run the commands below to install a mandetory plugin…</text:p>
            <text:p text:style-name="Text_20_body"><text:span text:style-name="Source_20_Text">sudo snap connect notepad-plus-plus:process-control</text:span></text:p>
            <text:p text:style-name="Text_20_body">And optional plugins below should probably be installed as well.</text:p>
            <text:p text:style-name="P78">Goto show all application, click </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Laksaman" svg:font-family="Laksaman" style:font-pitch="variable"/>
    <style:font-face style:name="Navilu" svg:font-family="Navilu"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Heading_20_1" style:display-name="Heading 1"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23:08:01.128587585</meta:creation-date>
    <dc:date>2018-10-31T21:52:39.239362692</dc:date>
    <meta:editing-duration>PT3H57M</meta:editing-duration>
    <meta:editing-cycles>23</meta:editing-cycles>
    <meta:generator>LibreOffice/6.0.6.2$Linux_X86_64 LibreOffice_project/00m0$Build-2</meta:generator>
    <meta:document-statistic meta:table-count="57" meta:image-count="0" meta:object-count="0" meta:page-count="36" meta:paragraph-count="884" meta:word-count="5125" meta:character-count="50318" meta:non-whitespace-character-count="43217"/>
  </office:meta>
</office:document-meta>
</file>